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Text_20_body" style:list-style-name="L10">
      <style:paragraph-properties fo:margin-top="0in" fo:margin-bottom="0in"/>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1">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12">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Text_20_body" style:list-style-name="L13">
      <style:paragraph-properties fo:margin-top="0in" fo:margin-bottom="0in"/>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Text_20_body" style:list-style-name="L14">
      <style:paragraph-properties fo:margin-top="0in" fo:margin-bottom="0in"/>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Text_20_body" style:list-style-name="L15">
      <style:paragraph-properties fo:margin-top="0in" fo:margin-bottom="0in"/>
    </style:style>
    <style:style style:name="P132" style:family="paragraph" style:parent-style-name="Text_20_body" style:list-style-name="L16">
      <style:paragraph-properties fo:margin-top="0in" fo:margin-bottom="0in"/>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Text_20_body" style:list-style-name="L17">
      <style:paragraph-properties fo:margin-top="0in" fo:margin-bottom="0in"/>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Text_20_body" style:list-style-name="L18">
      <style:paragraph-properties fo:margin-top="0in" fo:margin-bottom="0in"/>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9">
      <style:paragraph-properties fo:margin-top="0in" fo:margin-bottom="0in"/>
    </style:style>
    <style:style style:name="P242" style:family="paragraph" style:parent-style-name="Text_20_body" style:list-style-name="L20">
      <style:paragraph-properties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21">
      <style:paragraph-properties fo:margin-top="0in" fo:margin-bottom="0in"/>
    </style:style>
    <style:style style:name="P256" style:family="paragraph" style:parent-style-name="Text_20_body" style:list-style-name="L22">
      <style:paragraph-properties fo:margin-top="0in" fo:margin-bottom="0in"/>
    </style:style>
    <style:style style:name="P257" style:family="paragraph" style:parent-style-name="Text_20_body" style:list-style-name="L23">
      <style:paragraph-properties fo:margin-top="0in" fo:margin-bottom="0in"/>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24">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25">
      <style:paragraph-properties fo:margin-top="0in" fo:margin-bottom="0in"/>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26">
      <style:paragraph-properties fo:margin-top="0in" fo:margin-bottom="0in"/>
    </style:style>
    <style:style style:name="P320" style:family="paragraph" style:parent-style-name="Text_20_body" style:list-style-name="L27">
      <style:paragraph-properties fo:margin-top="0in" fo:margin-bottom="0in"/>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28">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29">
      <style:paragraph-properties fo:margin-top="0in" fo:margin-bottom="0in"/>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Text_20_body" style:list-style-name="L30">
      <style:paragraph-properties fo:margin-top="0in" fo:margin-bottom="0in"/>
    </style:style>
    <style:style style:name="P445" style:family="paragraph" style:parent-style-name="Text_20_body" style:list-style-name="L31">
      <style:paragraph-properties fo:margin-top="0in" fo:margin-bottom="0in"/>
    </style:style>
    <style:style style:name="P446" style:family="paragraph" style:parent-style-name="Text_20_body" style:list-style-name="L32">
      <style:paragraph-properties fo:margin-top="0in" fo:margin-bottom="0in"/>
    </style:style>
    <style:style style:name="P447" style:family="paragraph" style:parent-style-name="Text_20_body" style:list-style-name="L33">
      <style:paragraph-properties fo:margin-top="0in" fo:margin-bottom="0in"/>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34">
      <style:paragraph-properties fo:margin-top="0in" fo:margin-bottom="0in"/>
    </style:style>
    <style:style style:name="P670" style:family="paragraph" style:parent-style-name="Text_20_body" style:list-style-name="L35">
      <style:paragraph-properties fo:margin-top="0in" fo:margin-bottom="0in"/>
    </style:style>
    <style:style style:name="P671" style:family="paragraph" style:parent-style-name="Text_20_body" style:list-style-name="L36">
      <style:paragraph-properties fo:margin-top="0in" fo:margin-bottom="0in"/>
    </style:style>
    <style:style style:name="P672" style:family="paragraph" style:parent-style-name="Text_20_body" style:list-style-name="L37">
      <style:paragraph-properties fo:margin-top="0in" fo:margin-bottom="0in"/>
    </style:style>
    <style:style style:name="P673" style:family="paragraph" style:parent-style-name="Text_20_body" style:list-style-name="L38">
      <style:paragraph-properties fo:margin-top="0in" fo:margin-bottom="0in"/>
    </style:style>
    <style:style style:name="P674" style:family="paragraph" style:parent-style-name="Text_20_body" style:list-style-name="L39">
      <style:paragraph-properties fo:margin-top="0in" fo:margin-bottom="0in"/>
    </style:style>
    <style:style style:name="P675" style:family="paragraph" style:parent-style-name="Text_20_body" style:list-style-name="L40">
      <style:paragraph-properties fo:margin-top="0in" fo:margin-bottom="0in"/>
    </style:style>
    <style:style style:name="P676" style:family="paragraph" style:parent-style-name="Text_20_body" style:list-style-name="L4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42">
    </style:style>
    <style:style style:name="P686" style:family="paragraph" style:parent-style-name="Text_20_body" style:list-style-name="L43">
      <style:paragraph-properties fo:margin-top="0in" fo:margin-bottom="0in"/>
    </style:style>
    <style:style style:name="P687" style:family="paragraph" style:parent-style-name="Text_20_body" style:list-style-name="L44">
      <style:paragraph-properties fo:margin-top="0in" fo:margin-bottom="0in"/>
    </style:style>
    <style:style style:name="P688" style:family="paragraph" style:parent-style-name="Text_20_body" style:list-style-name="L45">
      <style:paragraph-properties fo:margin-top="0in" fo:margin-bottom="0in"/>
    </style:style>
    <style:style style:name="P689" style:family="paragraph" style:parent-style-name="Text_20_body" style:list-style-name="L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932*"/>
    </style:style>
    <style:style style:name="Table1.B" style:family="table-column">
      <style:table-column-properties style:rel-column-width="23301*"/>
    </style:style>
    <style:style style:name="Table1.C" style:family="table-column">
      <style:table-column-properties style:rel-column-width="23301*"/>
    </style:style>
    <style:style style:name="Table2" style:family="table">
      <style:table-properties table:align="center" style:rel-width="100%"/>
    </style:style>
    <style:style style:name="Table2.A" style:family="table-column">
      <style:table-column-properties style:rel-column-width="19114*"/>
    </style:style>
    <style:style style:name="Table2.B" style:family="table-column">
      <style:table-column-properties style:rel-column-width="21845*"/>
    </style:style>
    <style:style style:name="Table2.C" style:family="table-column">
      <style:table-column-properties style:rel-column-width="24575*"/>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16383*"/>
    </style:style>
    <style:style style:name="Table3.C" style:family="table-column">
      <style:table-column-properties style:rel-column-width="27306*"/>
    </style:style>
    <style:style style:name="Table4" style:family="table">
      <style:table-properties table:align="center" style:rel-width="100%"/>
    </style:style>
    <style:style style:name="Table4.A" style:family="table-column">
      <style:table-column-properties style:rel-column-width="20164*"/>
    </style:style>
    <style:style style:name="Table4.B" style:family="table-column">
      <style:table-column-properties style:rel-column-width="22685*"/>
    </style:style>
    <style:style style:name="Table4.C" style:family="table-column">
      <style:table-column-properties style:rel-column-width="22685*"/>
    </style:style>
  </office:automatic-styles>
  <office:body>
    <office:text>
      <text:p text:style-name="Title">Lonelog</text:p>
      <text:p text:style-name="Subtitle">A Standard Notation for Solo RPG Session Logging</text:p>
      <text:p text:style-name="Author">Roberto Bisceglie</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introduction"/>1. Introduction<text:bookmark-end text:name="introduction"/></text:h>
      <text:p text:style-name="First_20_paragraph">If you’ve ever played a solo RPG, you know the challenge: you’re deep in an exciting scene, dice are rolling, oracles are answering questions, and suddenly you realize: how do I capture all this without breaking the flow?</text:p>
      <text:p text:style-name="Text_20_body">Maybe you’ve tried free-form journaling (gets messy), pure prose (loses the mechanics), or bullet points (hard to parse later). This notation system offers a different approach: a <text:span text:style-name="T1">lightweight shorthand</text:span> that captures the essential game elements while leaving room for as much (or as little) narrative as you want.</text:p>
      <text:h text:style-name="Heading_20_3" text:outline-level="3"><text:bookmark-start text:name="why-lonelog"/>1.1 Why “Lonelog”?<text:bookmark-end text:name="why-lonelog"/></text:h>
      <text:p text:style-name="First_20_paragraph">This system started life as <text:span text:style-name="T1">Solo TTRPG Notation</text:span>, a name that was descriptive but unwieldy. Nearly 5,000 downloads later, it was clear the concept resonated with the community. But real-world use brought valuable lessons about what worked, what caused friction, and where the notation could evolve.</text:p>
      <text:p text:style-name="Text_20_body">The rename to <text:span text:style-name="T1">Lonelog</text:span> reflects three insights:</text:p>
      <text:list text:style-name="L1">
        <text:list-item>
          <text:p text:style-name="P1"><text:span text:style-name="T1">A name that sticks.</text:span> “Solo TTRPG Notation” got abbreviated a dozen different ways. <text:span text:style-name="T2">Lonelog</text:span> is compact and evocative: <text:span text:style-name="T2">Lone</text:span> (solo play) + <text:span text:style-name="T2">log</text:span> (session record). It works.</text:p>
        </text:list-item>
        <text:list-item>
          <text:p text:style-name="P1"><text:span text:style-name="T1">A name you can find.</text:span> Search “solo ttrpg notation” and you’ll drown in generic results. Search “lonelog” and you get <text:span text:style-name="T2">this system</text:span>. Think of how <text:span text:style-name="T1">Markdown</text:span> succeeded as both a format and a brand, it’s not called “Text Formatting Notation.” Lonelog gives this notation a distinct, findable identity.</text:p>
        </text:list-item>
        <text:list-item>
          <text:p text:style-name="P1"><text:span text:style-name="T1">A name built to last.</text:span> As the system matures, having a clear identity makes it easier for the community to share resources, tools, and session logs under one banner.</text:p>
        </text:list-item>
      </text:list>
      <text:p text:style-name="First_20_paragraph">The core philosophy hasn’t changed: separate mechanics from fiction, stay compact at the table, scale from one-shots to long campaigns, and work in both markdown and paper notebooks.</text:p>
      <text:h text:style-name="Heading_20_3" text:outline-level="3"><text:bookmark-start text:name="what-lonelog-does"/>1.2 What Lonelog Does<text:bookmark-end text:name="what-lonelog-does"/></text:h>
      <text:p text:style-name="First_20_paragraph">Think of it as a shared language for solo play. Whether you’re playing <text:span text:style-name="T2">Ironsworn</text:span>, <text:span text:style-name="T2">Thousand Year Old Vampire</text:span>, a non-solo RPG using Mythic GME, or your own homebrew system, this notation helps you:</text:p>
      <text:list text:style-name="L2">
        <text:list-item>
          <text:p text:style-name="P2"><text:span text:style-name="T1">Record what happened</text:span> without slowing down play</text:p>
        </text:list-item>
        <text:list-item>
          <text:p text:style-name="P2"><text:span text:style-name="T1">Track ongoing elements</text:span> like NPCs, locations, and plot threads</text:p>
        </text:list-item>
        <text:list-item>
          <text:p text:style-name="P2"><text:span text:style-name="T1">Share your sessions</text:span> with other solo players who’ll understand the format</text:p>
        </text:list-item>
        <text:list-item>
          <text:p text:style-name="P2"><text:span text:style-name="T1">Review past sessions</text:span> and quickly find that crucial detail from three sessions ago</text:p>
        </text:list-item>
      </text:list>
      <text:p text:style-name="First_20_paragraph">The notation is designed to be:</text:p>
      <text:list text:style-name="L3">
        <text:list-item>
          <text:p text:style-name="P3"><text:span text:style-name="T1">Flexible</text:span> — usable across different systems and formats</text:p>
        </text:list-item>
        <text:list-item>
          <text:p text:style-name="P3"><text:span text:style-name="T1">Layered</text:span> — works as both quick shorthand or expanded narrative</text:p>
        </text:list-item>
        <text:list-item>
          <text:p text:style-name="P3"><text:span text:style-name="T1">Searchable</text:span> — tags and codes make it easy to track NPCs, events, and locations</text:p>
        </text:list-item>
        <text:list-item>
          <text:p text:style-name="P3"><text:span text:style-name="T1">Format-agnostic</text:span> — works in digital markdown files or analog notebooks</text:p>
        </text:list-item>
      </text:list>
      <text:p text:style-name="First_20_paragraph">The notation’s goals:</text:p>
      <text:list text:style-name="L4">
        <text:list-item>
          <text:p text:style-name="P4"><text:span text:style-name="T1">Make reports written by different people readable at a glance:</text:span> standard symbols facilitate reading</text:p>
        </text:list-item>
        <text:list-item>
          <text:p text:style-name="P4"><text:span text:style-name="T1">Separate mechanics from fiction:</text:span> the best reports are those that highlight how the use of rules and oracles informs fiction</text:p>
        </text:list-item>
        <text:list-item>
          <text:p text:style-name="P4"><text:span text:style-name="T1">Have a modular and scalable system:</text:span> you can use the core symbols or extend the notation as you wish</text:p>
        </text:list-item>
        <text:list-item>
          <text:p text:style-name="P4"><text:span text:style-name="T1">Make it useful for both digital and analog notes</text:span></text:p>
        </text:list-item>
        <text:list-item>
          <text:p text:style-name="P4"><text:span text:style-name="T1">Compliance and extension of markdown for digital use</text:span></text:p>
        </text:list-item>
      </text:list>
      <text:h text:style-name="Heading_20_3" text:outline-level="3"><text:bookmark-start text:name="how-to-use-this-notation"/>1.3 How to Use This Notation<text:bookmark-end text:name="how-to-use-this-notation"/></text:h>
      <text:p text:style-name="First_20_paragraph">Think of this as a <text:span text:style-name="T1">toolbox, not a rulebook</text:span>. The system is fully modular: grab what works for you and leave the rest behind.</text:p>
      <text:p text:style-name="Text_20_body">At its core are just <text:span text:style-name="T1">five symbols</text:span> (see <text:span text:style-name="T2">Section 3: Core Notation</text:span>). They are carefully chosen to avoid conflicts with markdown formatting and comparison operators. These are the minimal language of play:</text:p>
      <text:list text:style-name="L5">
        <text:list-item>
          <text:p text:style-name="P5"><text:span text:style-name="Source_Text">@</text:span> for player actions</text:p>
        </text:list-item>
        <text:list-item>
          <text:p text:style-name="P5"><text:span text:style-name="Source_Text">?</text:span> for oracle questions</text:p>
        </text:list-item>
        <text:list-item>
          <text:p text:style-name="P5"><text:span text:style-name="Source_Text">d:</text:span> for mechanics rolls</text:p>
        </text:list-item>
        <text:list-item>
          <text:p text:style-name="P5"><text:span text:style-name="Source_Text">-&gt;</text:span> for oracle/dice results</text:p>
        </text:list-item>
        <text:list-item>
          <text:p text:style-name="P5"><text:span text:style-name="Source_Text">=&gt;</text:span> for consequences</text:p>
        </text:list-item>
      </text:list>
      <text:p text:style-name="First_20_paragraph">That’s it. <text:span text:style-name="T1">Everything else is optional.</text:span></text:p>
      <text:p text:style-name="Text_20_body">Scenes, campaign headers, session headers, threads, clocks, narrative excerpts—these are all enhancements you can add when they serve your play. Want to track a long campaign? Add campaign headers. Need to follow complex plots? Use thread tags. Playing a quick one-shot? Stick to the five core symbols.</text:p>
      <text:p text:style-name="Text_20_body">Think of it as concentric circles:</text:p>
      <text:list text:style-name="L6">
        <text:list-item>
          <text:p text:style-name="P6"><text:span text:style-name="T1">Core Notation</text:span> (required): Actions, Resolutions, Consequences</text:p>
        </text:list-item>
        <text:list-item>
          <text:p text:style-name="P6"><text:span text:style-name="T1">Optional Layers</text:span> (add as needed): Persistent Elements, Progress tracking, Notes, etc.</text:p>
        </text:list-item>
        <text:list-item>
          <text:p text:style-name="P6"><text:span text:style-name="T1">Optional Structure</text:span> (for organization): Campaign Header, Session Header, Scenes</text:p>
        </text:list-item>
      </text:list>
      <text:p text:style-name="First_20_paragraph"><text:span text:style-name="T1">Start small.</text:span> Try the core notation for one scene. If it clicks, great—keep going. If you need more, layer in what helps. Your notes should serve your play, not the other way around.</text:p>
      <text:p text:style-name="Text_20_body"><text:span text:style-name="T1">A note on licensing:</text:span> This work is released under the CC BY-SA 4.0 license, that covers the Lonelog specification itself — this document. Session logs, actual plays, and other content you create using Lonelog notation are your own work and are not subject to this license. Write, publish, and license your sessions however you like.</text:p>
      <text:h text:style-name="Heading_20_3" text:outline-level="3"><text:bookmark-start text:name="quick-start-your-first-session"/>1.4 Quick Start: Your First Session<text:bookmark-end text:name="quick-start-your-first-session"/></text:h>
      <text:p text:style-name="First_20_paragraph">Never used notation before? Here’s everything you need:</text:p>
      <text:p text:style-name="P7">S1 *Your starting scene*</text:p>
      <text:p text:style-name="P8">@ Action you take</text:p>
      <text:p text:style-name="P9">d: your roll result -&gt; Success or Fail</text:p>
      <text:p text:style-name="P10">=&gt; What happens as a result</text:p>
      <text:p text:style-name="P11"/>
      <text:p text:style-name="P12">? Question you ask the oracle</text:p>
      <text:p text:style-name="P13">-&gt; Oracle's answer</text:p>
      <text:p text:style-name="P14">=&gt; What that means in the story</text:p>
      <text:p text:style-name="First_20_paragraph"><text:span text:style-name="T1">That’s it!</text:span> Everything else is optional. Try this for one scene and see how it feels.</text:p>
      <text:h text:style-name="Heading_20_4" text:outline-level="4"><text:bookmark-start text:name="quick-start-example"/>Quick Start Example<text:bookmark-end text:name="quick-start-example"/></text:h>
      <text:p text:style-name="P15">S1 *Dark alley, midnight*</text:p>
      <text:p text:style-name="P16">@ Sneak past the guard</text:p>
      <text:p text:style-name="P17">d: Stealth 4 vs TN 5 -&gt; Fail</text:p>
      <text:p text:style-name="P18">=&gt; I kick a bottle. Guard turns!</text:p>
      <text:p text:style-name="P19"/>
      <text:p text:style-name="P20">? Does he see me clearly?</text:p>
      <text:p text:style-name="P21">-&gt; No, but...</text:p>
      <text:p text:style-name="P22">=&gt; He's suspicious, starts walking toward the noise</text:p>
      <text:h text:style-name="Heading_20_3" text:outline-level="3"><text:bookmark-start text:name="migrating-from-solo-ttrpg-notation-v2.0"/>1.5 Migrating from Solo TTRPG Notation v2.0<text:bookmark-end text:name="migrating-from-solo-ttrpg-notation-v2.0"/></text:h>
      <text:p text:style-name="First_20_paragraph">If you’re already using Solo TTRPG Notation v2.0, welcome! Lonelog is an evolution of that system with clarified symbols for better consistency.</text:p>
      <text:p text:style-name="Text_20_body"><text:span text:style-name="T1">What Changed:</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v2.0 Symbol</text:p>
            </table:table-cell>
            <table:table-cell table:style-name="TableHeaderRowCell" office:value-type="string">
              <text:p text:style-name="Table_20_Heading">Lonelog Symbol</text:p>
            </table:table-cell>
            <table:table-cell table:style-name="TableHeaderRowCell" office:value-type="string">
              <text:p text:style-name="Table_20_Heading">Why the Change</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Avoids conflict with Markdown blockquotes</text:p>
          </table:table-cell>
        </table:table-row>
        <table:table-row>
          <table:table-cell table:style-name="TableRowCell" office:value-type="string">
            <text:p text:style-name="Table_20_Contents"><text:span text:style-name="Source_Text">-&gt;</text:span> (oracle only)</text:p>
          </table:table-cell>
          <table:table-cell table:style-name="TableRowCell" office:value-type="string">
            <text:p text:style-name="Table_20_Contents"><text:span text:style-name="Source_Text">-&gt;</text:span> (all resolutions)</text:p>
          </table:table-cell>
          <table:table-cell table:style-name="TableRowCell" office:value-type="string">
            <text:p text:style-name="Table_20_Contents">Now unified for both dice AND oracle results</text:p>
          </table:table-cell>
        </table:table-row>
        <table:table-row>
          <table:table-cell table:style-name="TableRowCell" office:value-type="string">
            <text:p text:style-name="Table_20_Contents"><text:span text:style-name="Source_Text">=&gt;</text:span> (overloaded)</text:p>
          </table:table-cell>
          <table:table-cell table:style-name="TableRowCell" office:value-type="string">
            <text:p text:style-name="Table_20_Contents"><text:span text:style-name="Source_Text">=&gt;</text:span> (consequences only)</text:p>
          </table:table-cell>
          <table:table-cell table:style-name="TableRowCell" office:value-type="string">
            <text:p text:style-name="Table_20_Contents">Clarified—no longer doubles as dice outcome</text:p>
          </table:table-cell>
        </table:table-row>
      </table:table>
      <text:p text:style-name="First_20_paragraph"><text:span text:style-name="T1">Key clarification:</text:span> In v2.0, <text:span text:style-name="Source_Text">=&gt;</text:span> was confusingly used for both dice outcomes and consequences. Lonelog clarifies this by using <text:span text:style-name="Source_Text">-&gt;</text:span> for ALL resolutions (dice and oracle), reserving <text:span text:style-name="Source_Text">=&gt;</text:span> exclusively for consequences.</text:p>
      <text:h text:style-name="Heading_20_4" text:outline-level="4"><text:bookmark-start text:name="your-old-logs-are-still-valid"/>Your Old Logs Are Still Valid<text:bookmark-end text:name="your-old-logs-are-still-valid"/></text:h>
      <text:p text:style-name="First_20_paragraph">The structure and philosophy remain identical. Your existing logs are perfectly readable—you don’t need to convert them unless you want consistency across your campaign.</text:p>
      <text:h text:style-name="Heading_20_4" text:outline-level="4"><text:bookmark-start text:name="conversion"/>Conversion<text:bookmark-end text:name="conversion"/></text:h>
      <text:p text:style-name="First_20_paragraph">If you prefer manual conversion, use find &amp; replace in your text editor:</text:p>
      <text:list text:style-name="L7">
        <text:list-item>
          <text:p text:style-name="P23">Find: <text:span text:style-name="Source_Text">&gt;</text:span> (at start of lines) → Replace: <text:span text:style-name="Source_Text">@</text:span></text:p>
        </text:list-item>
        <text:list-item>
          <text:p text:style-name="P23">The <text:span text:style-name="Source_Text">-&gt;</text:span> and <text:span text:style-name="Source_Text">=&gt;</text:span> symbols are retained but with clarified usage</text:p>
        </text:list-item>
      </text:list>
      <text:h text:style-name="Heading_20_2" text:outline-level="2"><text:bookmark-start text:name="digital-vs-analog-formats"/>2. Digital vs Analog Formats<text:bookmark-end text:name="digital-vs-analog-formats"/></text:h>
      <text:p text:style-name="First_20_paragraph">This notation works in <text:span text:style-name="T1">both digital markdown files and analog notebooks</text:span>. Choose the format that suits your play style.</text:p>
      <text:h text:style-name="Heading_20_3" text:outline-level="3"><text:bookmark-start text:name="digital-format-markdown"/>2.1 Digital Format (Markdown)<text:bookmark-end text:name="digital-format-markdown"/></text:h>
      <text:p text:style-name="First_20_paragraph">In digital markdown files:</text:p>
      <text:list text:style-name="L8">
        <text:list-item>
          <text:p text:style-name="P24"><text:span text:style-name="T1">Campaign metadata</text:span> → YAML front matter (top of file)</text:p>
        </text:list-item>
        <text:list-item>
          <text:p text:style-name="P24"><text:span text:style-name="T1">Campaign Title</text:span> → Level 1 heading</text:p>
        </text:list-item>
        <text:list-item>
          <text:p text:style-name="P24"><text:span text:style-name="T1">Sessions</text:span> → Level 2 headings (<text:span text:style-name="Source_Text">## Session 1</text:span>)</text:p>
        </text:list-item>
        <text:list-item>
          <text:p text:style-name="P24"><text:span text:style-name="T1">Scenes</text:span> → Level 3 headings (<text:span text:style-name="Source_Text">### S1</text:span>)</text:p>
        </text:list-item>
        <text:list-item>
          <text:p text:style-name="P24"><text:span text:style-name="T1">Core notation and tracking</text:span> → Code blocks for easy copying/parsing</text:p>
        </text:list-item>
        <text:list-item>
          <text:p text:style-name="P24"><text:span text:style-name="T1">Narrative</text:span> → Regular prose between code blocks</text:p>
        </text:list-item>
      </text:list>
      <text:p text:style-name="P25"><text:span text:style-name="T1">Note:</text:span> Always wrap notation in code blocks (<text:span text:style-name="Source_Text">```</text:span>) when using digital markdown. This prevents conflicts with Markdown syntax and ensures symbols like <text:span text:style-name="Source_Text">=&gt;</text:span> render correctly. Some Markdown extensions (Mermaid, Obsidian plugins) may interpret <text:span text:style-name="Source_Text">=&gt;</text:span> outside of code blocks.</text:p>
      <text:h text:style-name="Heading_20_3" text:outline-level="3"><text:bookmark-start text:name="analog-format-notebooks"/>2.2 Analog Format (Notebooks)<text:bookmark-end text:name="analog-format-notebooks"/></text:h>
      <text:p text:style-name="First_20_paragraph">In paper notebooks:</text:p>
      <text:list text:style-name="L9">
        <text:list-item>
          <text:p text:style-name="P26">Write headers and metadata directly as shown</text:p>
        </text:list-item>
        <text:list-item>
          <text:p text:style-name="P26">Core notation works identically but without code fences</text:p>
        </text:list-item>
        <text:list-item>
          <text:p text:style-name="P26">Use the same symbols and structure</text:p>
        </text:list-item>
        <text:list-item>
          <text:p text:style-name="P26">Brackets and tags help scanning paper pages</text:p>
        </text:list-item>
      </text:list>
      <text:h text:style-name="Heading_20_3" text:outline-level="3"><text:bookmark-start text:name="indentation"/>2.3 Indentation<text:bookmark-end text:name="indentation"/></text:h>
      <text:p text:style-name="First_20_paragraph">Indentation is optional in both digital and analog formats. It carries no structural meaning — the notation’s symbols and markers do that work. But indenting related lines within a sequence can make structure scannable at a glance, and is encouraged when it helps.</text:p>
      <text:p text:style-name="P27">@ Search the archives</text:p>
      <text:p text:style-name="P28"><text:s text:c="4"/>d: Investigation d6=5 vs TN 4 -&gt; Success</text:p>
      <text:p text:style-name="P29"><text:s text:c="4"/>=&gt; I find the shipping manifests. [L:Archive|searched]</text:p>
      <text:p text:style-name="P30"><text:s text:c="4"/>[N:Viktor|implicated]</text:p>
      <text:p text:style-name="P31"><text:s text:c="4"/>[Thread:The Shipment|active]</text:p>
      <text:p text:style-name="First_20_paragraph">On paper, use whatever indentation feels natural. It’s a readability aid, not a rule.</text:p>
      <text:h text:style-name="Heading_20_3" text:outline-level="3"><text:bookmark-start text:name="format-examples"/>2.4 Format Examples<text:bookmark-end text:name="format-examples"/></text:h>
      <text:h text:style-name="Heading_20_4" text:outline-level="4"><text:bookmark-start text:name="digital-markdown"/>Digital markdown<text:bookmark-end text:name="digital-markdown"/></text:h>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span text:style-name="InformationTok">```</text:span>
</text:p>
      <text:h text:style-name="Heading_20_4" text:outline-level="4"><text:bookmark-start text:name="analog-notebook"/>Analog notebook<text:bookmark-end text:name="analog-notebook"/></text:h>
      <text:p text:style-name="P32">=== Session 1 ===</text:p>
      <text:p text:style-name="P33">Date: 2025-09-03 | Duration: 1h30</text:p>
      <text:p text:style-name="P34"/>
      <text:p text:style-name="P35">S1 *School library after hours*</text:p>
      <text:p text:style-name="P36">@ Sneak inside to check the archives</text:p>
      <text:p text:style-name="P37">d: Stealth d6=5 vs TN 4 -&gt; Success</text:p>
      <text:p text:style-name="P38">=&gt; I slip inside unnoticed. [L:Library|dark|quiet]</text:p>
      <text:p text:style-name="First_20_paragraph">Both formats use identical notation — only the wrapping differs.</text:p>
      <text:h text:style-name="Heading_20_2" text:outline-level="2"><text:bookmark-start text:name="core-notation"/>3. Core Notation<text:bookmark-end text:name="core-notation"/></text:h>
      <text:p text:style-name="First_20_paragraph">This is the heart of the system—the symbols you’ll use in nearly every scene. Everything else in this document is optional, but these core elements are what make the notation work.</text:p>
      <text:p text:style-name="Text_20_body">There are only five symbols to remember, and they mirror the natural flow of solo play: you take an action or ask a question, you resolve it with mechanics or an oracle, then you record what happens as a result.</text:p>
      <text:p text:style-name="Text_20_body">Let’s break it down.</text:p>
      <text:h text:style-name="Heading_20_3" text:outline-level="3"><text:bookmark-start text:name="actions"/>3.1 Actions<text:bookmark-end text:name="actions"/></text:h>
      <text:p text:style-name="First_20_paragraph">In solo play, uncertainty comes from two distinct sources: <text:span text:style-name="T1">you don’t know if your character can do something</text:span> (that’s mechanics), or <text:span text:style-name="T1">you don’t know what the world does</text:span> (that’s the oracle).</text:p>
      <text:p text:style-name="Text_20_body">This distinction is fundamental. When you swing a sword, you use mechanics to see if you hit. When you wonder whether guards are nearby, you ask the oracle. Both create uncertainty, but they’re resolved differently.</text:p>
      <text:p text:style-name="Text_20_body">The notation reflects this with two different symbols—one for each type of action.</text:p>
      <text:p text:style-name="Text_20_body">The <text:span text:style-name="Source_Text">@</text:span> symbol represents you, the player, acting in the game world. Think of it as ‘at this moment, I…’ It’s visually distinct from comparison operators, making your logs clearer and avoiding confusion when recording dice rolls.</text:p>
      <text:p text:style-name="Text_20_body"><text:span text:style-name="T1">Player-facing actions (mechanics):</text:span></text:p>
      <text:p text:style-name="P39">@ Pick the lock</text:p>
      <text:p text:style-name="P40">@ Attack the guard</text:p>
      <text:p text:style-name="P41">@ Convince the merchant</text:p>
      <text:p text:style-name="First_20_paragraph"><text:span text:style-name="T1">World / GM questions (oracle):</text:span></text:p>
      <text:p text:style-name="P42">? Is anyone inside?</text:p>
      <text:p text:style-name="P43">? Does the rope hold?</text:p>
      <text:p text:style-name="P44">? Is the merchant honest?</text:p>
      <text:h text:style-name="Heading_20_4" text:outline-level="4"><text:bookmark-start text:name="multiple-actors"/>3.1.1 Multiple Actors<text:bookmark-end text:name="multiple-actors"/></text:h>
      <text:p text:style-name="First_20_paragraph">When you play more than one character—a party of PCs, a PC with a companion, or a scene where you want to log NPC actions explicitly—use <text:span text:style-name="Source_Text">@(Name)</text:span> to attribute an action to a specific actor. The bare <text:span text:style-name="Source_Text">@</text:span> always means the primary (or default) P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ctor</text:p>
            </table:table-cell>
            <table:table-cell table:style-name="TableHeaderRowCell" office:value-type="string">
              <text:p text:style-name="Table_20_Heading">Forma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Primary PC</text:p>
          </table:table-cell>
          <table:table-cell table:style-name="TableRowCell" office:value-type="string">
            <text:p text:style-name="Table_20_Contents"><text:span text:style-name="Source_Text">@ Action</text:span></text:p>
          </table:table-cell>
          <table:table-cell table:style-name="TableRowCell" office:value-type="string">
            <text:p text:style-name="Table_20_Contents"><text:span text:style-name="Source_Text">@ Pick the lock</text:span></text:p>
          </table:table-cell>
        </table:table-row>
        <table:table-row>
          <table:table-cell table:style-name="TableRowCell" office:value-type="string">
            <text:p text:style-name="Table_20_Contents">Named PC</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Elara) Covers the door</text:span></text:p>
          </table:table-cell>
        </table:table-row>
        <table:table-row>
          <table:table-cell table:style-name="TableRowCell" office:value-type="string">
            <text:p text:style-name="Table_20_Contents">Companion / ally NPC</text:p>
          </table:table-cell>
          <table:table-cell table:style-name="TableRowCell" office:value-type="string">
            <text:p text:style-name="Table_20_Contents"><text:span text:style-name="Source_Text">@(Name) Action</text:span></text:p>
          </table:table-cell>
          <table:table-cell table:style-name="TableRowCell" office:value-type="string">
            <text:p text:style-name="Table_20_Contents"><text:span text:style-name="Source_Text">@(Jonah) Distracts the guard</text:span></text:p>
          </table:table-cell>
        </table:table-row>
      </table:table>
      <text:p text:style-name="P45">@ Slip into the archive</text:p>
      <text:p text:style-name="P46">@(Jonah) Keeps watch at the door</text:p>
      <text:p text:style-name="P47">d: Stealth d6=5 vs TN 4 -&gt; Success</text:p>
      <text:p text:style-name="P48">=&gt; We're inside without raising the alarm.</text:p>
      <text:p text:style-name="First_20_paragraph">This convention requires no new symbols—it simply extends <text:span text:style-name="Source_Text">@</text:span> with a parenthetical to identify who is acting.</text:p>
      <text:p text:style-name="Text_20_body"><text:span text:style-name="T1">When to use it:</text:span> Any time ambiguity about who is acting would require prose clarification anyway: co-op solo play, games with a party, or scenes where a companion’s action has its own mechanical resolution.</text:p>
      <text:p text:style-name="Text_20_body"><text:span text:style-name="T1">Note:</text:span> The Combat Add-on (§4 Actor Actions) expands this convention for tactical encounters, adding enemy and group attributions and integrating it with round tracking.</text:p>
      <text:h text:style-name="Heading_20_3" text:outline-level="3"><text:bookmark-start text:name="resolutions"/>3.2 Resolutions<text:bookmark-end text:name="resolutions"/></text:h>
      <text:p text:style-name="First_20_paragraph">Once you’ve declared an action (<text:span text:style-name="Source_Text">@</text:span>) or asked a question (<text:span text:style-name="Source_Text">?</text:span>), you need to resolve the uncertainty. This is where the game system or oracle gives you an answer.</text:p>
      <text:p text:style-name="Text_20_body">There are two types of resolutions: <text:span text:style-name="T1">mechanics</text:span> (when you roll dice or apply rules) and <text:span text:style-name="T1">oracle answers</text:span> (when you ask the game world a question).</text:p>
      <text:h text:style-name="Heading_20_4" text:outline-level="4"><text:bookmark-start text:name="mechanics-rolls"/>3.2.1 Mechanics Rolls<text:bookmark-end text:name="mechanics-rolls"/></text:h>
      <text:p text:style-name="First_20_paragraph">Format:</text:p>
      <text:p text:style-name="P49">d: [roll or rule] -&gt; outcome</text:p>
      <text:p text:style-name="First_20_paragraph">The <text:span text:style-name="Source_Text">d:</text:span> prefix indicates a mechanics roll or rule resolution. Always include the outcome (Success/Fail or narrative result).</text:p>
      <text:h text:style-name="Heading_20_4" text:outline-level="4"><text:bookmark-start text:name="examples"/>Examples<text:bookmark-end text:name="examples"/></text:h>
      <text:p text:style-name="P50">d: d20+Lockpicking=17 vs DC 15 -&gt; Success</text:p>
      <text:p text:style-name="P51">d: 2d6=8 vs TN 7 -&gt; Success</text:p>
      <text:p text:style-name="P52">d: d100=42 -&gt; Partial success (using result table)</text:p>
      <text:p text:style-name="P53">d: Hack the terminal (spend 1 Gear) -&gt; Success</text:p>
      <text:h text:style-name="Heading_20_4" text:outline-level="4"><text:bookmark-start text:name="comparison-shorthand"/>Comparison shorthand<text:bookmark-end text:name="comparison-shorthand"/></text:h>
      <text:p text:style-name="First_20_paragraph">When comparing rolls to target numbers, you can use comparison operators:</text:p>
      <text:p text:style-name="P54">d: 5 vs TN 4 -&gt; Success <text:s text:c="3"/>(standard format)</text:p>
      <text:p text:style-name="P55">d: 5≥4 -&gt; S <text:s text:c="15"/>(shorthand: ≥ means meets/exceeds TN)</text:p>
      <text:p text:style-name="P56">d: 2≤4 -&gt; F <text:s text:c="15"/>(shorthand: ≤ means fails to meet TN)</text:p>
      <text:p text:style-name="First_20_paragraph"><text:span text:style-name="T1">Note:</text:span> Comparison operators <text:span text:style-name="Source_Text">≥</text:span> and <text:span text:style-name="Source_Text">≤</text:span> work seamlessly with lonelog notation, with no symbol conflicts. You can also use <text:span text:style-name="Source_Text">&gt;=</text:span> and <text:span text:style-name="Source_Text">&lt;=</text:span>.</text:p>
      <text:p text:style-name="Text_20_body">Add <text:span text:style-name="Source_Text">S</text:span> (Success) or <text:span text:style-name="Source_Text">F</text:span> (Fail) letters if you want explicit flags:</text:p>
      <text:p text:style-name="P57">d: 2≤4 F</text:p>
      <text:p text:style-name="P58">d: 5≥4 S</text:p>
      <text:h text:style-name="Heading_20_4" text:outline-level="4"><text:bookmark-start text:name="oracle-and-dice-results"/>3.2.2 Oracle and Dice Results<text:bookmark-end text:name="oracle-and-dice-results"/></text:h>
      <text:p text:style-name="First_20_paragraph">The <text:span text:style-name="Source_Text">-&gt;</text:span> symbol represents a definitive resolution—a declaration of outcome. The arrow visually shows “this leads to outcome,” whether determined by dice mechanics or the oracle’s answer.</text:p>
      <text:p text:style-name="Text_20_body"><text:span text:style-name="T1">Format:</text:span></text:p>
      <text:p text:style-name="P59">-&gt; [result] (optional: roll reference)</text:p>
      <text:p text:style-name="First_20_paragraph">The <text:span text:style-name="Source_Text">-&gt;</text:span> prefix indicates any resolution outcome—mechanics or oracle.</text:p>
      <text:h text:style-name="Heading_20_4" text:outline-level="4"><text:bookmark-start text:name="dice-mechanics-results"/>Dice Mechanics Results<text:bookmark-end text:name="dice-mechanics-results"/></text:h>
      <text:p text:style-name="First_20_paragraph">For mechanics rolls, <text:span text:style-name="Source_Text">-&gt;</text:span> declares Success or Fail:</text:p>
      <text:p text:style-name="P60">d: Stealth d6=5 vs TN 4 -&gt; Success</text:p>
      <text:p text:style-name="P61">d: Lockpicking d20=8 vs DC 15 -&gt; Fail</text:p>
      <text:p text:style-name="P62">d: Attack 2d6=7 vs TN 7 -&gt; Success</text:p>
      <text:p text:style-name="P63">d: Hacking d10=3 -&gt; Partial Success</text:p>
      <text:h text:style-name="Heading_20_4" text:outline-level="4"><text:bookmark-start text:name="oracle-answers"/>Oracle Answers<text:bookmark-end text:name="oracle-answers"/></text:h>
      <text:p text:style-name="First_20_paragraph">For oracle questions resolved by dice, use <text:span text:style-name="Source_Text">d:</text:span> to record the roll — consistent with mechanics resolution:</text:p>
      <text:p text:style-name="P64">? Do they see Phoebe?</text:p>
      <text:p text:style-name="P65">d: d100=60 vs 35 (Unlikely) -&gt; No</text:p>
      <text:p text:style-name="P66">=&gt; Distracted, but one guard lingers. [N:Guard|watchful]</text:p>
      <text:p text:style-name="P67"/>
      <text:p text:style-name="P68">? Is anyone home?</text:p>
      <text:p text:style-name="P69">d: d6=5 vs 4+ -&gt; Yes</text:p>
      <text:p text:style-name="P70">=&gt; Lights are on inside.</text:p>
      <text:p text:style-name="First_20_paragraph">When the dice details don’t matter, <text:span text:style-name="Source_Text">-&gt;</text:span> alone is a valid shorthand:</text:p>
      <text:p text:style-name="P71">-&gt; Yes (d6=6)</text:p>
      <text:p text:style-name="P72">-&gt; No, but... (d6=3)</text:p>
      <text:p text:style-name="P73">-&gt; Yes, and... (d6=5)</text:p>
      <text:p text:style-name="P74">-&gt; No, and... (d6=1)</text:p>
      <text:h text:style-name="Heading_20_4" text:outline-level="4"><text:bookmark-start text:name="choosing-between-d-tbl-and-gen-for-oracle-resolution"/>Choosing between <text:span text:style-name="Source_Text">d:</text:span>, <text:span text:style-name="Source_Text">tbl:</text:span>, and <text:span text:style-name="Source_Text">gen:</text:span> for oracle resolution<text:bookmark-end text:name="choosing-between-d-tbl-and-gen-for-oracle-resolution"/></text:h>
      <text:p text:style-name="First_20_paragraph">When an oracle question involves dice, choose based on the type of resolution:</text:p>
      <text:list text:style-name="L10">
        <text:list-item>
          <text:p text:style-name="P75"><text:span text:style-name="Source_Text">d:</text:span> — direct dice roll against a probability or target (Yes/No checks, likelihood rolls)</text:p>
        </text:list-item>
        <text:list-item>
          <text:p text:style-name="P75"><text:span text:style-name="Source_Text">tbl:</text:span> — lookup on a named oracle table (Mythic Random Event table, custom oracle table)</text:p>
        </text:list-item>
        <text:list-item>
          <text:p text:style-name="P75"><text:span text:style-name="Source_Text">gen:</text:span> — complex multi-step oracle generator producing compound results</text:p>
        </text:list-item>
      </text:list>
      <text:p text:style-name="P76">? Does the guard notice me? (Unlikely)</text:p>
      <text:p text:style-name="P77">d: d100=60 vs 35 -&gt; No <text:s text:c="26"/>(direct probability roll)</text:p>
      <text:p text:style-name="P78"/>
      <text:p text:style-name="P79">? What random event disrupts the scene?</text:p>
      <text:p text:style-name="P80">tbl: Mythic Event d100=78 -&gt; NPC Action <text:s text:c="10"/>(named table oracle)</text:p>
      <text:p text:style-name="P81"/>
      <text:p text:style-name="P82">? What does the oracle reveal about my enemy?</text:p>
      <text:p text:style-name="P83">gen: Mythic Event d100=78+d100=34 -&gt; NPC Action / Betray <text:s text:c="1"/>(compound generator)</text:p>
      <text:h text:style-name="Heading_20_4" text:outline-level="4"><text:bookmark-start text:name="common-oracle-shorthand-formats"/>Common oracle shorthand formats<text:bookmark-end text:name="common-oracle-shorthand-formats"/></text:h>
      <text:p text:style-name="First_20_paragraph">When recording the roll is unnecessary, <text:span text:style-name="Source_Text">-&gt;</text:span> alone captures the result:</text:p>
      <text:list text:style-name="L11">
        <text:list-item>
          <text:p text:style-name="P84"><text:span text:style-name="T1">Yes/No oracles:</text:span> <text:span text:style-name="Source_Text">-&gt; Yes</text:span>, <text:span text:style-name="Source_Text">-&gt; No</text:span></text:p>
        </text:list-item>
        <text:list-item>
          <text:p text:style-name="P84"><text:span text:style-name="T1">Yes/No with modifiers:</text:span> <text:span text:style-name="Source_Text">-&gt; Yes, but...</text:span>, <text:span text:style-name="Source_Text">-&gt; No, and...</text:span></text:p>
        </text:list-item>
        <text:list-item>
          <text:p text:style-name="P84"><text:span text:style-name="T1">Degree results:</text:span> <text:span text:style-name="Source_Text">-&gt; Strong yes</text:span>, <text:span text:style-name="Source_Text">-&gt; Weak no</text:span></text:p>
        </text:list-item>
        <text:list-item>
          <text:p text:style-name="P84"><text:span text:style-name="T1">Custom results:</text:span> <text:span text:style-name="Source_Text">-&gt; Partially</text:span>, <text:span text:style-name="Source_Text">-&gt; With a cost</text:span></text:p>
        </text:list-item>
      </text:list>
      <text:h text:style-name="Heading_20_4" text:outline-level="4"><text:bookmark-start text:name="why-unified-syntax"/>Why unified syntax?<text:bookmark-end text:name="why-unified-syntax"/></text:h>
      <text:p text:style-name="First_20_paragraph">Both mechanics rolls and oracle dice resolve the same thing: uncertainty. Using <text:span text:style-name="Source_Text">d:</text:span> for any dice-based resolution — whether resolving an action or answering an oracle question — keeps your log consistent and scannable. <text:span text:style-name="Source_Text">-&gt;</text:span> alone is the shorthand when dice details aren’t worth recording; <text:span text:style-name="Source_Text">tbl:</text:span> and <text:span text:style-name="Source_Text">gen:</text:span> handle table-based and generator-based oracle resolution respectively.</text:p>
      <text:h text:style-name="Heading_20_3" text:outline-level="3"><text:bookmark-start text:name="consequences"/>3.3 Consequences<text:bookmark-end text:name="consequences"/></text:h>
      <text:p text:style-name="First_20_paragraph">Record the narrative result after rolls using <text:span text:style-name="Source_Text">=&gt;</text:span>. The symbol shows consequences flowing forward from actions and resolutions. The double arrow visualizes how events cascade through your story.</text:p>
      <text:p text:style-name="P85">=&gt; The door creaks open, but the noise echoes through the hall.</text:p>
      <text:p text:style-name="P86">=&gt; The guard spots me and raises the alarm.</text:p>
      <text:p text:style-name="P87">=&gt; I find a hidden diary with a crucial clue.</text:p>
      <text:h text:style-name="Heading_20_4" text:outline-level="4"><text:bookmark-start text:name="multiple-consequences"/>Multiple consequences<text:bookmark-end text:name="multiple-consequences"/></text:h>
      <text:p text:style-name="First_20_paragraph">You can chain multiple consequence lines for cascading effects:</text:p>
      <text:p text:style-name="P88">d: Lockpicking 5≥4 -&gt; Success</text:p>
      <text:p text:style-name="P89">=&gt; The door opens</text:p>
      <text:p text:style-name="P90">=&gt; But the hinges squeal loudly</text:p>
      <text:p text:style-name="P91">=&gt; [E:AlertClock 1/6]</text:p>
      <text:h text:style-name="Heading_20_3" text:outline-level="3"><text:bookmark-start text:name="complete-action-sequences"/>3.4 Complete Action Sequences<text:bookmark-end text:name="complete-action-sequences"/></text:h>
      <text:p text:style-name="First_20_paragraph">Here’s how the core elements combine:</text:p>
      <text:h text:style-name="Heading_20_4" text:outline-level="4"><text:bookmark-start text:name="mechanics-driven-sequence"/>Mechanics-driven sequence<text:bookmark-end text:name="mechanics-driven-sequence"/></text:h>
      <text:p text:style-name="P92">@ Pick the lock</text:p>
      <text:p text:style-name="P93">d: d20+Lockpicking=17 vs DC 15 -&gt; Success</text:p>
      <text:p text:style-name="P94">=&gt; The door creaks open, but the noise echoes through the hall.</text:p>
      <text:h text:style-name="Heading_20_4" text:outline-level="4"><text:bookmark-start text:name="oracle-driven-sequence"/>Oracle-driven sequence<text:bookmark-end text:name="oracle-driven-sequence"/></text:h>
      <text:p text:style-name="P95">? Is anyone inside?</text:p>
      <text:p text:style-name="P96">-&gt; Yes, but... (d6=4)</text:p>
      <text:p text:style-name="P97">=&gt; Someone is here, but they're distracted.</text:p>
      <text:h text:style-name="Heading_20_4" text:outline-level="4"><text:bookmark-start text:name="combined-sequence"/>Combined sequence<text:bookmark-end text:name="combined-sequence"/></text:h>
      <text:p text:style-name="P98">@ Sneak past the guards</text:p>
      <text:p text:style-name="P99">d: Stealth 2≤4 -&gt; Fail</text:p>
      <text:p text:style-name="P100">=&gt; My foot kicks a barrel. [E:AlertClock 2/6]</text:p>
      <text:p text:style-name="P101"/>
      <text:p text:style-name="P102">? Do they see me?</text:p>
      <text:p text:style-name="P103">-&gt; No, but... (d6=3)</text:p>
      <text:p text:style-name="P104">=&gt; Distracted, but one guard lingers nearby. [N:Guard|watchful]</text:p>
      <text:h text:style-name="Heading_20_2" text:outline-level="2"><text:bookmark-start text:name="optional-layers"/>4. Optional Layers<text:bookmark-end text:name="optional-layers"/></text:h>
      <text:p text:style-name="First_20_paragraph">You’ve got the basics—actions, rolls, and consequences. That’s enough for simple play. But longer campaigns often need more: NPCs who reappear, plot threads that weave through sessions, progress that accumulates over time.</text:p>
      <text:p text:style-name="Text_20_body">This section covers the <text:span text:style-name="T1">tracking elements</text:span> that help you manage complexity. They’re all optional. If you’re playing a one-shot mystery, you might not need any of this. If you’re running a sprawling campaign with dozens of NPCs and multiple plot threads, you’ll probably want most of it.</text:p>
      <text:p text:style-name="Text_20_body">Pick and choose based on what your campaign needs.</text:p>
      <text:h text:style-name="Heading_20_3" text:outline-level="3"><text:bookmark-start text:name="persistent-elements"/>4.1 Persistent Elements<text:bookmark-end text:name="persistent-elements"/></text:h>
      <text:p text:style-name="First_20_paragraph">As your campaign grows, certain things stick around: NPCs who reappear, locations you return to, ongoing threats, story questions that span sessions. These are your <text:span text:style-name="T1">persistent elements</text:span>.</text:p>
      <text:p text:style-name="Text_20_body">Tags let you track them consistently across scenes and sessions. The format is simple: brackets, a type prefix, a name, and optional details. Like this: <text:span text:style-name="Source_Text">[N:Jonah|friendly|wounded]</text:span>.</text:p>
      <text:p text:style-name="Text_20_body"><text:span text:style-name="T1">Why use tags?</text:span></text:p>
      <text:list text:style-name="L12">
        <text:list-item>
          <text:p text:style-name="P105"><text:span text:style-name="T1">Searchability</text:span>: Find every scene where Jonah appears</text:p>
        </text:list-item>
        <text:list-item>
          <text:p text:style-name="P105"><text:span text:style-name="T1">Consistency</text:span>: Reference NPCs the same way every time</text:p>
        </text:list-item>
        <text:list-item>
          <text:p text:style-name="P105"><text:span text:style-name="T1">Status tracking</text:span>: See how elements change over time</text:p>
        </text:list-item>
        <text:list-item>
          <text:p text:style-name="P105"><text:span text:style-name="T1">Memory aid</text:span>: Remind yourself of details weeks later</text:p>
        </text:list-item>
      </text:list>
      <text:p text:style-name="First_20_paragraph">You don’t need to tag everything—only what matters to your campaign. A random merchant you’ll never see again? Just call them “the merchant” in prose. A recurring villain? Definitely tag them.</text:p>
      <text:p text:style-name="Text_20_body">Here are the main types of persistent elements you might track:</text:p>
      <text:h text:style-name="Heading_20_4" text:outline-level="4"><text:bookmark-start text:name="npcs"/>4.1.1 NPCs<text:bookmark-end text:name="npcs"/></text:h>
      <text:p text:style-name="P106">[N:Jonah|friendly|injured]</text:p>
      <text:p text:style-name="P107">[N:Guard|watchful|armed]</text:p>
      <text:p text:style-name="P108">[N:Merchant|suspicious]</text:p>
      <text:p text:style-name="First_20_paragraph"><text:span text:style-name="T1">Updating NPC tags:</text:span></text:p>
      <text:p text:style-name="Text_20_body">When an NPC’s status changes, you can either:</text:p>
      <text:list text:style-name="L13">
        <text:list-item>
          <text:p text:style-name="P109">Restate with new tags: <text:span text:style-name="Source_Text">[N:Jonah|captured|wounded]</text:span></text:p>
        </text:list-item>
        <text:list-item>
          <text:p text:style-name="P109">Show just the change: <text:span text:style-name="Source_Text">[N:Jonah|captured]</text:span> (assumes other tags persist)</text:p>
        </text:list-item>
        <text:list-item>
          <text:p text:style-name="P109">Use explicit updates: <text:span text:style-name="Source_Text">[N:Jonah|friendly→hostile]</text:span></text:p>
        </text:list-item>
        <text:list-item>
          <text:p text:style-name="P109">Add <text:span text:style-name="Source_Text">+</text:span> or <text:span text:style-name="Source_Text">-</text:span>: <text:span text:style-name="Source_Text">[N:Jonah|+captured]</text:span> or <text:span text:style-name="Source_Text">[N:Jonah|-wounded]</text:span></text:p>
        </text:list-item>
      </text:list>
      <text:p text:style-name="First_20_paragraph">Choose the style that keeps your log clearest.</text:p>
      <text:h text:style-name="Heading_20_4" text:outline-level="4"><text:bookmark-start text:name="locations"/>4.1.2 Locations<text:bookmark-end text:name="locations"/></text:h>
      <text:p text:style-name="P110">[L:Lighthouse|ruined|stormy]</text:p>
      <text:p text:style-name="P111">[L:Library|dark|quiet]</text:p>
      <text:p text:style-name="P112">[L:Tavern|crowded|noisy]</text:p>
      <text:h text:style-name="Heading_20_4" text:outline-level="4"><text:bookmark-start text:name="events-clocks"/>4.1.3 Events &amp; Clocks<text:bookmark-end text:name="events-clocks"/></text:h>
      <text:p text:style-name="P113">[E:CultistPlot 2/6]</text:p>
      <text:p text:style-name="P114">[E:AlertClock 3/4]</text:p>
      <text:p text:style-name="P115">[E:RitualProgress 0/8]</text:p>
      <text:p text:style-name="First_20_paragraph">Events track significant plot elements. The number format <text:span text:style-name="Source_Text">X/Y</text:span> shows current/total progress.</text:p>
      <text:h text:style-name="Heading_20_4" text:outline-level="4"><text:bookmark-start text:name="story-threads"/>4.1.4 Story Threads<text:bookmark-end text:name="story-threads"/></text:h>
      <text:p text:style-name="P116">[Thread:Find Jonah's Sister|Open]</text:p>
      <text:p text:style-name="P117">[Thread:Discover the Conspiracy|Open]</text:p>
      <text:p text:style-name="P118">[Thread:Escape the City|Closed]</text:p>
      <text:p text:style-name="First_20_paragraph">Threads track major story questions or goals. Common states:</text:p>
      <text:list text:style-name="L14">
        <text:list-item>
          <text:p text:style-name="P119"><text:span text:style-name="Source_Text">Open</text:span> — active thread</text:p>
        </text:list-item>
        <text:list-item>
          <text:p text:style-name="P119"><text:span text:style-name="Source_Text">Closed</text:span> — resolved thread</text:p>
        </text:list-item>
        <text:list-item>
          <text:p text:style-name="P119"><text:span text:style-name="Source_Text">Abandoned</text:span> — dropped thread</text:p>
        </text:list-item>
        <text:list-item>
          <text:p text:style-name="P119">Custom states allowed (e.g., <text:span text:style-name="Source_Text">Urgent</text:span>, <text:span text:style-name="Source_Text">Background</text:span>)</text:p>
        </text:list-item>
      </text:list>
      <text:h text:style-name="Heading_20_4" text:outline-level="4"><text:bookmark-start text:name="player-character"/>4.1.5 Player Character<text:bookmark-end text:name="player-character"/></text:h>
      <text:p text:style-name="P120">[PC:Alex|HP 8|Stress 0|Gear:Flashlight,Notebook]</text:p>
      <text:p text:style-name="P121">[PC:Elara|HP 15|Ammo 3|Status:Wounded]</text:p>
      <text:p text:style-name="First_20_paragraph"><text:span text:style-name="T1">Updating PC stats:</text:span></text:p>
      <text:p text:style-name="P122">[PC:Alex|HP 8] <text:s text:c="7"/>(initial)</text:p>
      <text:p text:style-name="P123">[PC:Alex|HP-2] <text:s text:c="7"/>(shorthand: lost 2 HP, now at 6)</text:p>
      <text:p text:style-name="P124">[PC:Alex|HP 6] <text:s text:c="7"/>(explicit: now at 6 HP)</text:p>
      <text:p text:style-name="P125">[PC:Alex|HP+3|Stress-1] <text:s text:c="1"/>(multiple changes)</text:p>
      <text:h text:style-name="Heading_20_4" text:outline-level="4"><text:bookmark-start text:name="reference-tags"/>4.1.6 Reference Tags<text:bookmark-end text:name="reference-tags"/></text:h>
      <text:p text:style-name="First_20_paragraph">To reference a previously established element without restating tags, use the <text:span text:style-name="Source_Text">#</text:span> prefix:</text:p>
      <text:p text:style-name="P126">[N:Jonah|friendly|injured] <text:s text:c="4"/>(first mention — establishes the element)</text:p>
      <text:p text:style-name="P127"/>
      <text:p text:style-name="P128">... later in the log ...</text:p>
      <text:p text:style-name="P129"/>
      <text:p text:style-name="P130">[#N:Jonah] <text:s text:c="20"/>(reference — assumes tags from earlier)</text:p>
      <text:p text:style-name="First_20_paragraph">The <text:span text:style-name="Source_Text">#</text:span> tells you this element was defined earlier. Use it to:</text:p>
      <text:list text:style-name="L15">
        <text:list-item>
          <text:p text:style-name="P131">Keep later mentions concise</text:p>
        </text:list-item>
        <text:list-item>
          <text:p text:style-name="P131">Signal to readers they should look back for context</text:p>
        </text:list-item>
        <text:list-item>
          <text:p text:style-name="P131">Maintain searchability (the ID “Jonah” still appears)</text:p>
        </text:list-item>
      </text:list>
      <text:p text:style-name="First_20_paragraph"><text:span text:style-name="T1">When to use reference tags:</text:span></text:p>
      <text:list text:style-name="L16">
        <text:list-item>
          <text:p text:style-name="P132">First mention: Full tag with details <text:span text:style-name="Source_Text">[N:Name|tags]</text:span></text:p>
        </text:list-item>
        <text:list-item>
          <text:p text:style-name="P132">Later mentions in same scene: Optional, use judgment</text:p>
        </text:list-item>
        <text:list-item>
          <text:p text:style-name="P132">Later mentions in different scenes/sessions: Use <text:span text:style-name="Source_Text">[#N:Name]</text:span> to signal reference</text:p>
        </text:list-item>
        <text:list-item>
          <text:p text:style-name="P132">Status changes: Drop the <text:span text:style-name="Source_Text">#</text:span> and show new tags <text:span text:style-name="Source_Text">[N:Name|new_tags]</text:span></text:p>
        </text:list-item>
      </text:list>
      <text:h text:style-name="Heading_20_4" text:outline-level="4"><text:bookmark-start text:name="tag-categories"/>4.1.7 Tag Categories<text:bookmark-end text:name="tag-categories"/></text:h>
      <text:p text:style-name="First_20_paragraph">When a tag holds values across distinct types, group them with category prefixes. The category name is followed by <text:span text:style-name="Source_Text">:</text:span> and then a comma-separated list of values that belong to it:</text:p>
      <text:p text:style-name="P133">[PC:Jonah|trait:friendly,curious|status:wounded|stat:HP 8]</text:p>
      <text:p text:style-name="P134">[N:Guard|role:watchful|status:armed,alert]</text:p>
      <text:p text:style-name="First_20_paragraph">Categories are freeform — use whatever labels your game’s vocabulary provides. This is especially useful for games where tags have explicit types (like Power Tags and Weakness Tags in City of Mist, or Aspects and skills in Fate). Plain tags without a category prefix work exactly as before:</text:p>
      <text:p text:style-name="P135">[N:Jonah|friendly|injured] <text:s text:c="14"/>(plain — works as always)</text:p>
      <text:p text:style-name="P136">[N:Jonah|trait:friendly|status:injured] <text:s text:c="1"/>(categorized — same information, grouped)</text:p>
      <text:h text:style-name="Heading_20_4" text:outline-level="4"><text:bookmark-start text:name="multi-line-tags"/>4.1.8 Multi-Line Tags<text:bookmark-end text:name="multi-line-tags"/></text:h>
      <text:p text:style-name="First_20_paragraph">For characters with many tags, the single-line form can become hard to read. Break a tag across lines using the same <text:span text:style-name="Source_Text">|</text:span> separator, with the closing <text:span text:style-name="Source_Text">]</text:span> on its own line:</text:p>
      <text:p text:style-name="P137">[PC:Jonah</text:p>
      <text:p text:style-name="P138"><text:s text:c="2"/>| trait: friendly, curious, reckless</text:p>
      <text:p text:style-name="P139"><text:s text:c="2"/>| weakness: naive, easily distracted</text:p>
      <text:p text:style-name="P140"><text:s text:c="2"/>| status: wounded</text:p>
      <text:p text:style-name="P141"><text:s text:c="2"/>| stat: HP 8, Stress 2</text:p>
      <text:p text:style-name="P142">]</text:p>
      <text:p text:style-name="First_20_paragraph">Multi-line and single-line form are equivalent — use whichever is readable at the current level of complexity. Multi-line tags work naturally at session start (character sheets and status blocks) or whenever a character’s state becomes complex enough to warrant it.</text:p>
      <text:p text:style-name="Text_20_body"><text:span text:style-name="T1">Analog format:</text:span> Indent the continuation lines and draw a closing bracket at the end of the last line:</text:p>
      <text:p text:style-name="P143">[PC:Jonah</text:p>
      <text:p text:style-name="P144"><text:s text:c="2"/>trait: friendly, curious | status: wounded</text:p>
      <text:p text:style-name="P145"><text:s text:c="2"/>stat: HP 8, Stress 2]</text:p>
      <text:h text:style-name="Heading_20_4" text:outline-level="4"><text:bookmark-start text:name="roll-context"/>4.1.9 Roll Context<text:bookmark-end text:name="roll-context"/></text:h>
      <text:p text:style-name="First_20_paragraph">When a roll draws on specific tags, traits, or situational modifiers — especially in tag-heavy games like PbtA or City of Mist — list them inside square brackets within the <text:span text:style-name="Source_Text">d:</text:span> line:</text:p>
      <text:p text:style-name="P146">d: Investigate 2d6 [Be kind to others, Naive] = 8 -&gt; Mixed</text:p>
      <text:p text:style-name="P147">d: Stealth d6 [+cover, -injured] vs TN 4 -&gt; Fail</text:p>
      <text:p text:style-name="P148">d: Persuade 2d6 [power: silver tongue | against: suspicious-2] = 9 -&gt; Strong Hit</text:p>
      <text:p text:style-name="First_20_paragraph">The <text:span text:style-name="Source_Text">[...]</text:span> inside <text:span text:style-name="Source_Text">d:</text:span> means “these tags are <text:span text:style-name="T1">active for this roll</text:span>.” This is distinct from the <text:span text:style-name="Source_Text">+</text:span>/<text:span text:style-name="Source_Text">-</text:span> tag update shorthand on standalone tag lines (§4.1.1). Roll context is temporary — it records which tags contributed to the roll without changing the character’s persistent state.</text:p>
      <text:p text:style-name="Text_20_body">Use category prefixes inside the brackets when your game distinguishes types of modifiers:</text:p>
      <text:p text:style-name="P149">d: Investigate 2d6 [power: Be kind to others, Naive | against: reluctant-to-talk-1] = 8 -&gt; Mixed</text:p>
      <text:p text:style-name="First_20_paragraph"><text:span text:style-name="T1">When to use:</text:span> Only when the active tags aren’t obvious from the action line, or when your system requires explicitly tracking which tags contributed to a roll. For most games, the action line alone is sufficient.</text:p>
      <text:h text:style-name="Heading_20_3" text:outline-level="3"><text:bookmark-start text:name="progress-tracking"/>4.2 Progress Tracking<text:bookmark-end text:name="progress-tracking"/></text:h>
      <text:p text:style-name="First_20_paragraph">Some things in your campaign don’t happen all at once—they build up over time. The ritual takes twelve steps to complete. The guards’ suspicion grows with each noise you make. Your escape plan inches forward. The air supply counts down.</text:p>
      <text:p text:style-name="Text_20_body">Progress tracking gives you a visual way to see these accumulating forces. Three formats handle different types of progression:</text:p>
      <text:p text:style-name="Text_20_body"><text:span text:style-name="T1">Clocks</text:span> (fill up toward completion):</text:p>
      <text:p text:style-name="P150">[Clock:Ritual 5/12]</text:p>
      <text:p text:style-name="P151">[Clock:Suspicion 3/6]</text:p>
      <text:p text:style-name="First_20_paragraph"><text:span text:style-name="T1">Use for:</text:span> Threats building, spells preparing, danger accumulating. When the clock fills, something happens (usually bad for you).</text:p>
      <text:p text:style-name="Text_20_body"><text:span text:style-name="T1">Tracks</text:span> (progress toward a goal):</text:p>
      <text:p text:style-name="P152">[Track:Escape 3/8]</text:p>
      <text:p text:style-name="P153">[Track:Investigation 6/10]</text:p>
      <text:p text:style-name="First_20_paragraph"><text:span text:style-name="T1">Use for:</text:span> Your progress on projects, journey advancement, long-term goals. When the track fills, you succeed at something.</text:p>
      <text:p text:style-name="Text_20_body"><text:span text:style-name="T1">Timers</text:span> (count down toward zero):</text:p>
      <text:p text:style-name="P154">[Timer:Dawn 3]</text:p>
      <text:p text:style-name="P155">[Timer:AirSupply 5]</text:p>
      <text:p text:style-name="First_20_paragraph"><text:span text:style-name="T1">Use for:</text:span> Deadlines approaching, resources depleting, time pressure. When it hits zero, time’s up.</text:p>
      <text:p text:style-name="Text_20_body"><text:span text:style-name="T1">The difference?</text:span> Clocks and tracks both go up, but clocks are threats (bad when full) and tracks are progress (good when full). Timers go down and create urgency.</text:p>
      <text:p text:style-name="Text_20_body">You don’t need to track everything numerically. Only use these when the accumulation matters to your story and you want a concrete way to measure it.</text:p>
      <text:h text:style-name="Heading_20_3" text:outline-level="3"><text:bookmark-start text:name="random-tables-generators"/>4.3 Random Tables &amp; Generators<text:bookmark-end text:name="random-tables-generators"/></text:h>
      <text:p text:style-name="First_20_paragraph">Solo play thrives on surprise. Sometimes you roll on a table to see what you find, or use a generator to create an NPC on the fly. When you do, it helps to record what you rolled—both for transparency and so you can recreate the logic later.</text:p>
      <text:p text:style-name="Text_20_body"><text:span text:style-name="T1">Simple table lookup:</text:span></text:p>
      <text:p text:style-name="P156">tbl: d100=42 -&gt; "A broken sword"</text:p>
      <text:p text:style-name="P157">tbl: d20=15 -&gt; "The merchant is nervous"</text:p>
      <text:p text:style-name="First_20_paragraph">Use <text:span text:style-name="Source_Text">tbl:</text:span> when you’re pulling from a straightforward random table—the kind where you roll once and get a result.</text:p>
      <text:p text:style-name="Text_20_body"><text:span text:style-name="T1">Complex generators:</text:span></text:p>
      <text:p text:style-name="P158">gen: Mythic Event d100=78 + 11 -&gt; NPC Action / Betray</text:p>
      <text:p text:style-name="P159">gen: Stars Without Number NPC d8=3,d10=7 -&gt; Gruff/Pilot</text:p>
      <text:p text:style-name="First_20_paragraph">Use <text:span text:style-name="Source_Text">gen:</text:span> when you’re using a multi-step generator that combines multiple rolls or produces compound results.</text:p>
      <text:p text:style-name="Text_20_body"><text:span text:style-name="T1">Integrating with oracle questions:</text:span></text:p>
      <text:p text:style-name="P160">? What do I find in the chest?</text:p>
      <text:p text:style-name="P161">tbl: d100=42 -&gt; "A broken sword"</text:p>
      <text:p text:style-name="P162">=&gt; An ancient blade, snapped in two, with strange runes on the hilt.</text:p>
      <text:p text:style-name="First_20_paragraph"><text:span text:style-name="T1">Why record the rolls?</text:span> Three reasons:</text:p>
      <text:list text:style-name="L17">
        <text:list-item>
          <text:p text:style-name="P163"><text:span text:style-name="T1">Transparency</text:span>: If you’re sharing the log, others see your process</text:p>
        </text:list-item>
        <text:list-item>
          <text:p text:style-name="P163"><text:span text:style-name="T1">Reproducibility</text:span>: You can trace how you got surprising results<text:line-break/></text:p>
        </text:list-item>
        <text:list-item>
          <text:p text:style-name="P163"><text:span text:style-name="T1">Learning</text:span>: Over time, you see which tables you use most</text:p>
        </text:list-item>
      </text:list>
      <text:p text:style-name="First_20_paragraph">That said, if you’re playing fast and loose, you can skip the roll details and just record the result: <text:span text:style-name="Source_Text">=&gt; I find a broken sword [tbl]</text:span>. The important part is the fiction, not the math.</text:p>
      <text:h text:style-name="Heading_20_4" text:outline-level="4"><text:bookmark-start text:name="inline-table-definitions"/>4.3.1 Inline Table Definitions<text:bookmark-end text:name="inline-table-definitions"/></text:h>
      <text:p text:style-name="First_20_paragraph">The examples above assume your table lives somewhere else — a rulebook, a supplement, a separate file. You roll, you record the result, and anyone reading your log has to trust you (or own the same book) to verify it.</text:p>
      <text:p text:style-name="Text_20_body">But what if you made the table yourself? What if you filtered options from a larger set to fit your campaign? What if you’re playing a game where content generation <text:span text:style-name="T2">is</text:span> the game — systems like Bivius Companion, homebrew oracles, or any setup where the possibility space is part of the creative act?</text:p>
      <text:p text:style-name="Text_20_body">In those cases, embedding the table directly in your log makes it <text:span text:style-name="T1">self-contained</text:span>. Readers see the full option space <text:span text:style-name="T2">and</text:span> the result. No external references, no “see page 47.”</text:p>
      <text:p text:style-name="Text_20_body"><text:span text:style-name="T1">Format:</text:span></text:p>
      <text:p text:style-name="P164">tbl: TableName (die)</text:p>
      <text:p text:style-name="P165"><text:s text:c="2"/>1: Result one</text:p>
      <text:p text:style-name="P166"><text:s text:c="2"/>2: Result two</text:p>
      <text:p text:style-name="P167"><text:s text:c="2"/>3: Result three</text:p>
      <text:p text:style-name="P168"><text:s text:c="2"/>4: Result four</text:p>
      <text:p text:style-name="P169"><text:s text:c="2"/>5: Result five</text:p>
      <text:p text:style-name="P170"><text:s text:c="2"/>6: Result six</text:p>
      <text:p text:style-name="First_20_paragraph">The table name and die type go on the first line. Each entry is indented with its number and result. Then roll against it normally:</text:p>
      <text:p text:style-name="P171">tbl: TableName d6=3 -&gt; Result three</text:p>
      <text:p text:style-name="First_20_paragraph"><text:span text:style-name="T1">Complete example:</text:span></text:p>
      <text:p text:style-name="P172">tbl: Forest Encounter (d6)</text:p>
      <text:p text:style-name="P173"><text:s text:c="2"/>1-2: Nothing — eerie silence</text:p>
      <text:p text:style-name="P174"><text:s text:c="2"/>3: Animal tracks, fresh</text:p>
      <text:p text:style-name="P175"><text:s text:c="2"/>4: Abandoned campsite</text:p>
      <text:p text:style-name="P176"><text:s text:c="2"/>5: Traveler on the road</text:p>
      <text:p text:style-name="P177"><text:s text:c="2"/>6: Something is following you</text:p>
      <text:p text:style-name="P178"/>
      <text:p text:style-name="P179">? What do I encounter on the forest path?</text:p>
      <text:p text:style-name="P180">tbl: Forest Encounter d6=5 -&gt; Traveler on the road</text:p>
      <text:p text:style-name="P181">=&gt; A cloaked figure waves me down. [N:Traveler|unknown|friendly?]</text:p>
      <text:p text:style-name="First_20_paragraph"><text:span text:style-name="T1">When to define inline vs. reference externally:</text:span></text:p>
      <text:list text:style-name="L18">
        <text:list-item>
          <text:p text:style-name="P182"><text:span text:style-name="T1">Inline</text:span> — when you created the table, when the table is short (roughly 10 entries or fewer), when shareability matters, or when the table only exists in your head</text:p>
        </text:list-item>
        <text:list-item>
          <text:p text:style-name="P182"><text:span text:style-name="T1">External</text:span> — when you’re rolling on a published table that readers can look up, or when the table is too long to include without cluttering your log</text:p>
        </text:list-item>
      </text:list>
      <text:p text:style-name="First_20_paragraph">For longer tables, you can define them once at the start of a session or campaign (much like the Resource Status Block pattern), then reference them by name throughout play:</text:p>
      <text:p text:style-name="P183">tbl: Forest Encounter d6=5 -&gt; Traveler on the road</text:p>
      <text:p text:style-name="First_20_paragraph">If the table was defined earlier in the log, readers can scroll back to find it. If it’s a published table, the name and die type provide enough context to locate the source.</text:p>
      <text:h text:style-name="Heading_20_4" text:outline-level="4"><text:bookmark-start text:name="filtered-option-sets"/>4.3.2 Filtered Option Sets<text:bookmark-end text:name="filtered-option-sets"/></text:h>
      <text:p text:style-name="First_20_paragraph">Some games don’t use numbered tables — they use curated lists you pick or draw from. You might filter a larger set of options down to the ones relevant to your scene, then select randomly or intuitively.</text:p>
      <text:p text:style-name="Text_20_body"><text:span text:style-name="T1">Format:</text:span></text:p>
      <text:p text:style-name="P184">tbl: TableName [Option A, Option B, Option C, Option D]</text:p>
      <text:p text:style-name="First_20_paragraph">Square brackets signal “these are the options in play.” No numbers, no die — just the possibility space.</text:p>
      <text:p text:style-name="Text_20_body"><text:span text:style-name="T1">Rolling against a filtered set:</text:span></text:p>
      <text:p text:style-name="P185">tbl: Mood [Tense, Melancholic, Hopeful, Uncanny]</text:p>
      <text:p text:style-name="P186">tbl: Mood -&gt; Uncanny</text:p>
      <text:p text:style-name="P187"/>
      <text:p text:style-name="P188">tbl: Weather [Clear, Fog, Rain, Storm]</text:p>
      <text:p text:style-name="P189">tbl: Weather d4=2 -&gt; Fog</text:p>
      <text:p text:style-name="P190">=&gt; A thick fog rolls in from the coast. Visibility drops to nothing.</text:p>
      <text:p text:style-name="First_20_paragraph"><text:span text:style-name="T1">Building a filtered set from a larger source:</text:span></text:p>
      <text:p text:style-name="P191">(note: filtering Bivius Companion themes for this arc)</text:p>
      <text:p text:style-name="P192">tbl: Theme [Betrayal, Redemption, Sacrifice, Secrets]</text:p>
      <text:p text:style-name="P193"/>
      <text:p text:style-name="P194">tbl: Theme -&gt; Sacrifice</text:p>
      <text:p text:style-name="P195">=&gt; The scene will center on what someone is willing to give up.</text:p>
      <text:p text:style-name="First_20_paragraph"><text:span text:style-name="T1">Dynamic filtering mid-session:</text:span></text:p>
      <text:p text:style-name="P196">tbl: Available Leads [The dockworker's tip, The torn letter, The locked room]</text:p>
      <text:p text:style-name="P197">tbl: Available Leads -&gt; The torn letter</text:p>
      <text:p text:style-name="P198">=&gt; I follow up on the letter I found in Session 2.</text:p>
      <text:p text:style-name="P199">[Thread:Torn Letter|Open]</text:p>
      <text:p text:style-name="First_20_paragraph">The key difference from numbered tables: filtered sets capture <text:span text:style-name="T2">what was available</text:span>, not just what was chosen. This is especially valuable when you’re sharing logs — readers see the roads not taken alongside the one you picked.</text:p>
      <text:h text:style-name="Heading_20_4" text:outline-level="4"><text:bookmark-start text:name="multi-line-result-blocks"/>4.3.3 Multi-Line Result Blocks<text:bookmark-end text:name="multi-line-result-blocks"/></text:h>
      <text:p text:style-name="First_20_paragraph">Some generators produce compound results — multiple axes of meaning that together create something greater than any single roll. An NPC might have a role, a personality trait, and a motivation. A location might have a feature, a mood, and a secret. Recording each axis makes the creative logic transparent.</text:p>
      <text:p text:style-name="Text_20_body"><text:span text:style-name="T1">Format:</text:span></text:p>
      <text:p text:style-name="P200">gen: GeneratorName</text:p>
      <text:p text:style-name="P201"><text:s text:c="2"/>Axis1: roll -&gt; result</text:p>
      <text:p text:style-name="P202"><text:s text:c="2"/>Axis2: roll -&gt; result</text:p>
      <text:p text:style-name="P203"><text:s text:c="2"/>Axis3: roll -&gt; result</text:p>
      <text:p text:style-name="First_20_paragraph">Each axis is indented under the generator name. Roll details are optional — include them when transparency matters, skip them when speed matters.</text:p>
      <text:p text:style-name="Text_20_body"><text:span text:style-name="T1">NPC generator example:</text:span></text:p>
      <text:p text:style-name="P204">gen: NPC (custom)</text:p>
      <text:p text:style-name="P205"><text:s text:c="2"/>Role: d6=3 -&gt; Merchant</text:p>
      <text:p text:style-name="P206"><text:s text:c="2"/>Trait: d6=5 -&gt; Secretive</text:p>
      <text:p text:style-name="P207"><text:s text:c="2"/>Want: d6=1 -&gt; Escape</text:p>
      <text:p text:style-name="P208">=&gt; [N:Unnamed Merchant|secretive|wants to flee town]</text:p>
      <text:p text:style-name="First_20_paragraph"><text:span text:style-name="T1">Location generator example:</text:span></text:p>
      <text:p text:style-name="P209">gen: Ruin (custom d6 tables)</text:p>
      <text:p text:style-name="P210"><text:s text:c="2"/>Feature: d6=4 -&gt; Collapsed tower</text:p>
      <text:p text:style-name="P211"><text:s text:c="2"/>Mood: d6=2 -&gt; Oppressive silence</text:p>
      <text:p text:style-name="P212"><text:s text:c="2"/>Secret: d6=6 -&gt; Hidden passage beneath the rubble</text:p>
      <text:p text:style-name="P213">=&gt; [L:Old Watchtower|collapsed|eerie|hidden passage]</text:p>
      <text:p text:style-name="First_20_paragraph"><text:span text:style-name="T1">With inline table definitions</text:span> — you can combine these features. Define the axes, then roll:</text:p>
      <text:p text:style-name="P214">tbl: NPC Role (d6) [Guard, Merchant, Scholar, Beggar, Noble, Priest]</text:p>
      <text:p text:style-name="P215">tbl: NPC Trait (d6) [Nervous, Secretive, Boisterous, Cold, Kind, Obsessive]</text:p>
      <text:p text:style-name="P216">tbl: NPC Want (d6) [Escape, Revenge, Wealth, Knowledge, Power, Peace]</text:p>
      <text:p text:style-name="P217"/>
      <text:p text:style-name="P218">gen: NPC</text:p>
      <text:p text:style-name="P219"><text:s text:c="2"/>Role: d6=2 -&gt; Merchant</text:p>
      <text:p text:style-name="P220"><text:s text:c="2"/>Trait: d6=6 -&gt; Obsessive</text:p>
      <text:p text:style-name="P221"><text:s text:c="2"/>Want: d6=4 -&gt; Knowledge</text:p>
      <text:p text:style-name="P222">=&gt; [N:The Collector|merchant|obsessive|seeks forbidden texts]</text:p>
      <text:p text:style-name="First_20_paragraph"><text:span text:style-name="T1">Minimal format</text:span> — when you just need the output:</text:p>
      <text:p text:style-name="P223">gen: NPC -&gt; Merchant / Secretive / Escape</text:p>
      <text:p text:style-name="P224">=&gt; [N:Unnamed Merchant|secretive|wants to flee]</text:p>
      <text:p text:style-name="First_20_paragraph">Use the expanded multi-line format when you want to show your work — especially useful in shared logs, for generators you created yourself, or when you want to trace how the fiction emerged from the mechanics. Use the minimal single-line format when speed matters more than process.</text:p>
      <text:h text:style-name="Heading_20_3" text:outline-level="3"><text:bookmark-start text:name="narrative-excerpts"/>4.4 Narrative Excerpts<text:bookmark-end text:name="narrative-excerpts"/></text:h>
      <text:p text:style-name="First_20_paragraph">Here’s a secret: <text:span text:style-name="T1">you don’t need to write narrative at all</text:span>. The shorthand captures everything mechanically. But sometimes the fiction demands more—a piece of dialogue that’s too perfect not to record, a description that sets the mood, a document your character finds.</text:p>
      <text:p text:style-name="Text_20_body">That’s what narrative excerpts are for: the moments where shorthand isn’t enough.</text:p>
      <text:p text:style-name="Text_20_body"><text:span text:style-name="T1">Inline prose</text:span> (short descriptions):</text:p>
      <text:p text:style-name="P225">=&gt; The room reeks of mildew and decay. Papers are scattered everywhere.</text:p>
      <text:p text:style-name="First_20_paragraph"><text:span text:style-name="T1">Use for:</text:span> Quick atmospheric details, sensory information, emotional beats. Keep it short—a sentence or two.</text:p>
      <text:p text:style-name="Text_20_body"><text:span text:style-name="T1">Dialogue</text:span> (conversations worth recording):</text:p>
      <text:p text:style-name="P226">N (Guard): "Who's there?"</text:p>
      <text:p text:style-name="P227">PC: "Stay calm... just stay calm."</text:p>
      <text:p text:style-name="P228">N (Guard): "Show yourself!"</text:p>
      <text:p text:style-name="P229">PC: [whispers] "Not happening."</text:p>
      <text:p text:style-name="First_20_paragraph"><text:span text:style-name="T1">Use for:</text:span> Memorable exchanges, character voice, important conversations. You don’t need to record every word—just the exchanges that matter.</text:p>
      <text:p text:style-name="Text_20_body"><text:span text:style-name="T1">Long narrative blocks</text:span> (found documents, important descriptions):</text:p>
      <text:p text:style-name="P230">\---</text:p>
      <text:p text:style-name="P231">The diary reads:</text:p>
      <text:p text:style-name="P232">"Day 47: The tides no longer obey the moon. The fish have stopped</text:p>
      <text:p text:style-name="P233">coming. The lighthouse keeper says he sees lights beneath the waves.</text:p>
      <text:p text:style-name="P234">I fear for our sanity."</text:p>
      <text:p text:style-name="P235">---\</text:p>
      <text:p text:style-name="First_20_paragraph"><text:span text:style-name="T1">Use for:</text:span> In-world documents, lengthy descriptions, key revelations. The <text:span text:style-name="Source_Text">\---</text:span> and <text:span text:style-name="Source_Text">---\</text:span> markers separate it from your log, making it clear this is in-fiction content. The asymmetric delimiters prevent conflicts with Markdown horizontal rules.</text:p>
      <text:p text:style-name="Text_20_body"><text:span text:style-name="T1">How much narrative should you write?</text:span> Only as much as serves you. If you’re playing for yourself and shorthand tells you everything you need to remember, skip the prose. If you’re sharing your log or you love the writing process, add more. There’s no right amount—just what makes your log useful and enjoyable to you.</text:p>
      <text:h text:style-name="Heading_20_3" text:outline-level="3"><text:bookmark-start text:name="meta-notes"/>4.5 Meta Notes<text:bookmark-end text:name="meta-notes"/></text:h>
      <text:p text:style-name="First_20_paragraph">Sometimes you need to step outside the fiction and leave yourself a note: a reminder about a house rule you’re testing, a reflection on how a scene felt, a question to revisit later, or a clarification about your interpretation of a rule.</text:p>
      <text:p text:style-name="Text_20_body">That’s what meta notes are for—your out-of-character asides to yourself (or to readers, if you’re sharing).</text:p>
      <text:p text:style-name="Text_20_body"><text:span text:style-name="T1">Format:</text:span> Use parentheses to signal “this is meta, not fiction”:</text:p>
      <text:p text:style-name="P236">(note: testing alternate stealth rule where noise increases Alert clock)</text:p>
      <text:p text:style-name="P237">(reflection: this scene felt tense! the timer really worked)</text:p>
      <text:p text:style-name="P238">(house rule: giving advantage on familiar terrain)</text:p>
      <text:p text:style-name="P239">(reminder: revisit this thread next session)</text:p>
      <text:p text:style-name="P240">(question: should I have rolled for that? seemed obvious)</text:p>
      <text:p text:style-name="First_20_paragraph"><text:span text:style-name="T1">When to use meta notes:</text:span></text:p>
      <text:list text:style-name="L19">
        <text:list-item>
          <text:p text:style-name="P241"><text:span text:style-name="T1">Experiments</text:span>: Track rule variants or house rules you’re testing</text:p>
        </text:list-item>
        <text:list-item>
          <text:p text:style-name="P241"><text:span text:style-name="T1">Reflection</text:span>: Capture what worked or didn’t work emotionally</text:p>
        </text:list-item>
        <text:list-item>
          <text:p text:style-name="P241"><text:span text:style-name="T1">Reminders</text:span>: Flag things to follow up on later</text:p>
        </text:list-item>
        <text:list-item>
          <text:p text:style-name="P241"><text:span text:style-name="T1">Clarification</text:span>: Explain unusual rulings or interpretations</text:p>
        </text:list-item>
        <text:list-item>
          <text:p text:style-name="P241"><text:span text:style-name="T1">Process</text:span>: Document your thinking for shared logs</text:p>
        </text:list-item>
      </text:list>
      <text:p text:style-name="First_20_paragraph"><text:span text:style-name="T1">When NOT to use them:</text:span> Don’t let meta notes overwhelm your log. If you’re stopping every few lines to reflect, you’re probably over-thinking it. The game is the thing—meta notes are just occasional margin comments.</text:p>
      <text:p text:style-name="Text_20_body">Think of them like director’s commentary on a movie. Most of the time, you just watch the film. Occasionally, there’s an interesting behind-the-scenes note worth sharing.</text:p>
      <text:h text:style-name="Heading_20_2" text:outline-level="2"><text:bookmark-start text:name="optional-structure"/>5. Optional Structure<text:bookmark-end text:name="optional-structure"/></text:h>
      <text:p text:style-name="First_20_paragraph">So far we’ve talked about <text:span text:style-name="T2">what</text:span> you write (actions, rolls, tags). Now let’s talk about <text:span text:style-name="T2">how you organize it</text:span>.</text:p>
      <text:p text:style-name="Text_20_body">Structure helps in two ways: it makes your notes easier to navigate, and it signals boundaries (this session ended, that scene began). But structure adds overhead—more headers to write, more formatting to maintain.</text:p>
      <text:p text:style-name="Text_20_body">This section shows you the organizing elements: campaign headers (metadata about your whole campaign), session headers (marking play sessions), and scene structure (the basic unit of play). Use what helps you stay oriented without slowing you down.</text:p>
      <text:p text:style-name="Text_20_body">The key difference? <text:span text:style-name="T1">Digital and analog formats handle structure differently.</text:span> Digital markdown uses headings and YAML; analog notebooks use written headers and markers. We’ll show both.</text:p>
      <text:h text:style-name="Heading_20_3" text:outline-level="3"><text:bookmark-start text:name="campaign-header"/>5.1 Campaign Header<text:bookmark-end text:name="campaign-header"/></text:h>
      <text:p text:style-name="First_20_paragraph">Before you dive into play, it helps to record some basics: What are you playing? What system? When did you start? Think of this as the “cover page” of your campaign log.</text:p>
      <text:p text:style-name="Text_20_body">This is especially useful when:</text:p>
      <text:list text:style-name="L20">
        <text:list-item>
          <text:p text:style-name="P242">You’re running multiple campaigns (helps you remember which is which)</text:p>
        </text:list-item>
        <text:list-item>
          <text:p text:style-name="P242">You’re sharing logs with others (they need context)</text:p>
        </text:list-item>
        <text:list-item>
          <text:p text:style-name="P242">You return to a campaign after a break (reminds you of tone/themes)</text:p>
        </text:list-item>
      </text:list>
      <text:p text:style-name="First_20_paragraph">If you’re just trying out the notation with a quick one-shot, skip this entirely. But for campaigns you plan to revisit, a header is worth the 30 seconds.</text:p>
      <text:p text:style-name="Text_20_body"><text:span text:style-name="T1">Digital and analog formats differ here.</text:span> Digital markdown uses YAML front matter (structured metadata at the top of the file). Analog notebooks use a written header block.</text:p>
      <text:p text:style-name="Text_20_body"><text:span text:style-name="T1">For digital markdown files</text:span>, use YAML front matter at the very top:</text:p>
      <text:p text:style-name="Preformatted_20_Text">
<text:span text:style-name="FunctionTok">title</text:span><text:span text:style-name="KeywordTok">:</text:span><text:span text:style-name="AttributeTok"><text:s text:c="1"/>Clearview Mystery</text:span>
</text:p>
      <text:p text:style-name="Preformatted_20_Text">
<text:span text:style-name="FunctionTok">ruleset</text:span><text:span text:style-name="KeywordTok">:</text:span><text:span text:style-name="AttributeTok"><text:s text:c="1"/>Loner + Mythic Oracle</text:span>
</text:p>
      <text:p text:style-name="Preformatted_20_Text">
<text:span text:style-name="FunctionTok">genre</text:span><text:span text:style-name="KeywordTok">:</text:span><text:span text:style-name="AttributeTok"><text:s text:c="1"/>Teen mystery / supernatural</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C:Alex|HP 8|Stress 0|Gear:Flashlight,Notebook]</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les - Mythic, Random Event tables</text:span>
</text:p>
      <text:p text:style-name="Preformatted_20_Text">
<text:span text:style-name="FunctionTok">themes</text:span><text:span text:style-name="KeywordTok">:</text:span><text:span text:style-name="AttributeTok"><text:s text:c="1"/>Friendship, courage, secrets</text:span>
</text:p>
      <text:p text:style-name="Preformatted_20_Text">
<text:span text:style-name="FunctionTok">tone</text:span><text:span text:style-name="KeywordTok">:</text:span><text:span text:style-name="AttributeTok"><text:s text:c="1"/>Eerie but playful</text:span>
</text:p>
      <text:p text:style-name="Preformatted_20_Text">
<text:span text:style-name="FunctionTok">notes</text:span><text:span text:style-name="KeywordTok">:</text:span><text:span text:style-name="AttributeTok"><text:s text:c="1"/>Inspired by 80s teen mystery shows</text:span>
</text:p>
      <text:p text:style-name="First_20_paragraph"><text:span text:style-name="T1">For analog notebooks</text:span>, write a campaign header block:</text:p>
      <text:p text:style-name="P243">=== Campaign Log: Clearview Mystery ===</text:p>
      <text:p text:style-name="P244">[Title] <text:s text:c="7"/>Clearview Mystery</text:p>
      <text:p text:style-name="P245">[Ruleset] <text:s text:c="5"/>Loner + Mythic Oracle</text:p>
      <text:p text:style-name="P246">[Genre] <text:s text:c="7"/>Teen mystery / supernatural</text:p>
      <text:p text:style-name="P247">[Player] <text:s text:c="6"/>Roberto</text:p>
      <text:p text:style-name="P248">[PCs] <text:s text:c="9"/>Alex [PC:Alex|HP 8|Stress 0|Gear:Flashlight,Notebook]</text:p>
      <text:p text:style-name="P249">[Start Date] <text:s text:c="2"/>2025-09-03</text:p>
      <text:p text:style-name="P250">[Last Update] <text:s text:c="1"/>2025-10-28</text:p>
      <text:p text:style-name="P251">[Tools] <text:s text:c="7"/>Oracles: Mythic, Random Event tables</text:p>
      <text:p text:style-name="P252">[Themes] <text:s text:c="6"/>Friendship, courage, secrets</text:p>
      <text:p text:style-name="P253">[Tone] <text:s text:c="8"/>Eerie but playful</text:p>
      <text:p text:style-name="P254">[Notes] <text:s text:c="7"/>Inspired by 80s teen mystery shows</text:p>
      <text:p text:style-name="First_20_paragraph"><text:span text:style-name="T1">Optional fields</text:span> (add as needed):</text:p>
      <text:list text:style-name="L21">
        <text:list-item>
          <text:p text:style-name="P255"><text:span text:style-name="Source_Text">[Setting]</text:span> — Geographic or world details</text:p>
        </text:list-item>
        <text:list-item>
          <text:p text:style-name="P255"><text:span text:style-name="Source_Text">[Inspiration]</text:span> — Media that inspired the campaign</text:p>
        </text:list-item>
        <text:list-item>
          <text:p text:style-name="P255"><text:span text:style-name="Source_Text">[Safety Tools]</text:span> — X-card, lines/veils, etc.</text:p>
        </text:list-item>
      </text:list>
      <text:h text:style-name="Heading_20_3" text:outline-level="3"><text:bookmark-start text:name="session-header"/>5.2 Session Header<text:bookmark-end text:name="session-header"/></text:h>
      <text:p text:style-name="First_20_paragraph">A session header marks the boundary between play sessions and provides context: when did you play, how long, what happened?</text:p>
      <text:p text:style-name="Text_20_body"><text:span text:style-name="T1">Why use session headers?</text:span></text:p>
      <text:list text:style-name="L22">
        <text:list-item>
          <text:p text:style-name="P256"><text:span text:style-name="T1">Navigation</text:span>: Jump to specific sessions quickly</text:p>
        </text:list-item>
        <text:list-item>
          <text:p text:style-name="P256"><text:span text:style-name="T1">Context</text:span>: Remember when you played and what was happening</text:p>
        </text:list-item>
        <text:list-item>
          <text:p text:style-name="P256"><text:span text:style-name="T1">Reflection</text:span>: Track your play patterns (how often? how long?)</text:p>
        </text:list-item>
        <text:list-item>
          <text:p text:style-name="P256"><text:span text:style-name="T1">Continuity</text:span>: Connect sessions with recaps and goals</text:p>
        </text:list-item>
      </text:list>
      <text:p text:style-name="First_20_paragraph"><text:span text:style-name="T1">When to skip them:</text:span></text:p>
      <text:list text:style-name="L23">
        <text:list-item>
          <text:p text:style-name="P257">One-shot games (no multiple sessions)</text:p>
        </text:list-item>
        <text:list-item>
          <text:p text:style-name="P257">Continuous play (you play daily with no clear breaks)</text:p>
        </text:list-item>
        <text:list-item>
          <text:p text:style-name="P257">Pure shorthand logs (you just want the fiction, not the meta-structure)</text:p>
        </text:list-item>
      </text:list>
      <text:p text:style-name="First_20_paragraph">Like campaign headers, digital and analog formats handle sessions differently. Choose the style that fits your medium.</text:p>
      <text:h text:style-name="Heading_20_4" text:outline-level="4"><text:bookmark-start text:name="digital-format-markdown-heading"/>5.2.1 Digital format (markdown heading)<text:bookmark-end text:name="digital-format-markdown-heading"/></text:h>
      <text:p text:style-name="Preformatted_20_Text">
<text:span text:style-name="FunctionTok">## Session 1</text:span>
</text:p>
      <text:p text:style-name="Preformatted_20_Text">
<text:span text:style-name="NormalTok">*Date: 2025-09-03 | Duration: 1h30 | Scenes: S1-S2*</text:span>
</text:p>
      <text:p text:style-name="Preformatted_20_Text">
</text:p>
      <text:p text:style-name="Preformatted_20_Text">
<text:span text:style-name="NormalTok">**Recap:** First session, introducing Alex and the mystery.</text:span>
</text:p>
      <text:p text:style-name="Preformatted_20_Text">
</text:p>
      <text:p text:style-name="Preformatted_20_Text">
<text:span text:style-name="NormalTok">**Goals:** Set up the central mystery, establish the lighthouse as key location.</text:span>
</text:p>
      <text:h text:style-name="Heading_20_4" text:outline-level="4"><text:bookmark-start text:name="analog-format-written-header"/>5.2.2 Analog format (written header)<text:bookmark-end text:name="analog-format-written-header"/></text:h>
      <text:p text:style-name="P258">=== Session 1 ===</text:p>
      <text:p text:style-name="P259">[Date] <text:s text:c="7"/>2025-09-03</text:p>
      <text:p text:style-name="P260">[Duration] <text:s text:c="3"/>1h30</text:p>
      <text:p text:style-name="P261">[Scenes] <text:s text:c="5"/>S1-S2</text:p>
      <text:p text:style-name="P262">[Recap] <text:s text:c="6"/>First session, introducing Alex and the mystery.</text:p>
      <text:p text:style-name="P263">[Goals] <text:s text:c="6"/>Set up the central mystery, establish the lighthouse.</text:p>
      <text:p text:style-name="First_20_paragraph"><text:span text:style-name="T1">Optional fields:</text:span></text:p>
      <text:list text:style-name="L24">
        <text:list-item>
          <text:p text:style-name="P264"><text:span text:style-name="Source_Text">[Mood]</text:span> — Planned or actual tone for the session</text:p>
        </text:list-item>
        <text:list-item>
          <text:p text:style-name="P264"><text:span text:style-name="Source_Text">[Notes]</text:span> — Rules variants, experiments, or special conditions</text:p>
        </text:list-item>
        <text:list-item>
          <text:p text:style-name="P264"><text:span text:style-name="Source_Text">[Threads]</text:span> — Active threads this session</text:p>
        </text:list-item>
      </text:list>
      <text:h text:style-name="Heading_20_3" text:outline-level="3"><text:bookmark-start text:name="scene-structure"/>5.3 Scene Structure<text:bookmark-end text:name="scene-structure"/></text:h>
      <text:p text:style-name="First_20_paragraph">Scenes are the basic unit of play within a session. At its simplest, a scene is just a numbered marker with context.</text:p>
      <text:p text:style-name="Text_20_body"><text:span text:style-name="T1">Digital format (markdown heading):</text:span></text:p>
      <text:p text:style-name="Preformatted_20_Text">
<text:span text:style-name="FunctionTok">### S1 *School library after hours*</text:span>
</text:p>
      <text:p text:style-name="First_20_paragraph"><text:span text:style-name="T1">Analog format:</text:span></text:p>
      <text:p text:style-name="P265">S1 *School library after hours*</text:p>
      <text:p text:style-name="First_20_paragraph">The scene number helps you track progression and reference events later. The context (in italics/asterisks) frames where and when the scene takes place.</text:p>
      <text:h text:style-name="Heading_20_4" text:outline-level="4"><text:bookmark-start text:name="sequential-scenes-standard"/>5.3.1 Sequential Scenes (Standard)<text:bookmark-end text:name="sequential-scenes-standard"/></text:h>
      <text:p text:style-name="First_20_paragraph">Most campaigns use simple sequential numbering:</text:p>
      <text:p text:style-name="P266">S1 *Tavern, evening*</text:p>
      <text:p text:style-name="P267">S2 *Town square, midnight*</text:p>
      <text:p text:style-name="P268">S3 *Forest path, dawn*</text:p>
      <text:p text:style-name="P269">S4 *Ancient ruins, midday*</text:p>
      <text:p text:style-name="First_20_paragraph"><text:span text:style-name="T1">When to use:</text:span> Default for linear play. Scene 2 happens after Scene 1, Scene 3 after Scene 2, etc.</text:p>
      <text:p text:style-name="Text_20_body"><text:span text:style-name="T1">Numbering:</text:span> Start at S1 each session, or continue across the whole campaign (S1-S100+).</text:p>
      <text:p text:style-name="Text_20_body"><text:span text:style-name="T1">Example in play:</text:span></text:p>
      <text:p text:style-name="P270">S1 *Tavern common room, evening*</text:p>
      <text:p text:style-name="P271">@ Ask the barkeep about rumors</text:p>
      <text:p text:style-name="P272">d: Charisma d6=5 vs TN 4 -&gt; Success</text:p>
      <text:p text:style-name="P273">=&gt; He leans in close and tells me about strange lights at the old mill.</text:p>
      <text:p text:style-name="P274">[Thread:Strange Lights|Open]</text:p>
      <text:p text:style-name="P275"/>
      <text:p text:style-name="P276">S2 *Outside the tavern, night*</text:p>
      <text:p text:style-name="P277">@ Head toward the mill</text:p>
      <text:p text:style-name="P278">? Do I encounter anything on the way?</text:p>
      <text:p text:style-name="P279">-&gt; Yes, but... (d6=4)</text:p>
      <text:p text:style-name="P280">=&gt; I see a shadowy figure, but they don't seem hostile.</text:p>
      <text:p text:style-name="P281">[N:Stranger|mysterious|watching]</text:p>
      <text:h text:style-name="Heading_20_4" text:outline-level="4"><text:bookmark-start text:name="flashbacks"/>5.3.2 Flashbacks<text:bookmark-end text:name="flashbacks"/></text:h>
      <text:p text:style-name="First_20_paragraph">Flashbacks show past events that inform the current story. Use letter suffixes branching from the “present” scene.</text:p>
      <text:p text:style-name="Text_20_body"><text:span text:style-name="T1">Format:</text:span> <text:span text:style-name="Source_Text">S#a</text:span>, <text:span text:style-name="Source_Text">S#b</text:span>, <text:span text:style-name="Source_Text">S#c</text:span></text:p>
      <text:p text:style-name="Text_20_body"><text:span text:style-name="T1">When to use:</text:span></text:p>
      <text:list text:style-name="L25">
        <text:list-item>
          <text:p text:style-name="P282">Revealing backstory mid-session</text:p>
        </text:list-item>
        <text:list-item>
          <text:p text:style-name="P282">Character memory triggers</text:p>
        </text:list-item>
        <text:list-item>
          <text:p text:style-name="P282">Showing how something happened</text:p>
        </text:list-item>
        <text:list-item>
          <text:p text:style-name="P282">Explaining mysterious elements</text:p>
        </text:list-item>
      </text:list>
      <text:p text:style-name="First_20_paragraph"><text:span text:style-name="T1">Example structure:</text:span></text:p>
      <text:p text:style-name="P283">S5 *Investigating the mill*</text:p>
      <text:p text:style-name="P284">=&gt; I find my father's old journal.</text:p>
      <text:p text:style-name="P285"/>
      <text:p text:style-name="P286">S5a *Flashback: Father's workshop, 10 years ago*</text:p>
      <text:p text:style-name="P287">(This happened before the campaign)</text:p>
      <text:p text:style-name="P288">=&gt; Father: "Promise me you'll never go to the mill alone."</text:p>
      <text:p text:style-name="P289"/>
      <text:p text:style-name="P290">S6 *Back at the mill, present day*</text:p>
      <text:p text:style-name="P291">(Now we continue from S5)</text:p>
      <text:p text:style-name="First_20_paragraph"><text:span text:style-name="T1">Complete example:</text:span></text:p>
      <text:p text:style-name="P292">S8 *Lighthouse keeper's quarters*</text:p>
      <text:p text:style-name="P293">@ Search the desk for clues</text:p>
      <text:p text:style-name="P294">d: Investigation d6=6 vs TN 4 -&gt; Success</text:p>
      <text:p text:style-name="P295">=&gt; I find a faded photograph. It's... my mother? She's standing at this lighthouse!</text:p>
      <text:p text:style-name="P296">[Thread:Mother's Connection|Open]</text:p>
      <text:p text:style-name="P297"/>
      <text:p text:style-name="P298">S8a *Flashback: Home, 15 years ago*</text:p>
      <text:p text:style-name="P299">(Memory triggered by the photograph)</text:p>
      <text:p text:style-name="P300">(Do I remember anything about this place?)</text:p>
      <text:p text:style-name="P301">? Did mother ever mention a lighthouse?</text:p>
      <text:p text:style-name="P302">-&gt; Yes, but... (d6=5)</text:p>
      <text:p text:style-name="P303">=&gt; She mentioned it once, briefly, then changed the subject quickly.</text:p>
      <text:p text:style-name="P304"/>
      <text:p text:style-name="P305">PC (Young me): "Mom, where is this?"</text:p>
      <text:p text:style-name="P306">N (Mother): [nervous] "Just an old place. Nothing important."</text:p>
      <text:p text:style-name="P307"/>
      <text:p text:style-name="P308">S8b *Flashback: Mother's study, 14 years ago*</text:p>
      <text:p text:style-name="P309">(Following the thread of memory)</text:p>
      <text:p text:style-name="P310">(Did I ever see documents about the lighthouse?)</text:p>
      <text:p text:style-name="P311">? Was I snooping in her papers?</text:p>
      <text:p text:style-name="P312">-&gt; Yes, and... (d6=6)</text:p>
      <text:p text:style-name="P313">=&gt; I found a deed. The lighthouse belonged to our family!</text:p>
      <text:p text:style-name="P314">[E:LighthouseSecret 1/4]</text:p>
      <text:p text:style-name="P315"/>
      <text:p text:style-name="P316">S9 *Lighthouse keeper's quarters, present*</text:p>
      <text:p text:style-name="P317">(Back to current timeline)</text:p>
      <text:p text:style-name="P318">=&gt; Armed with this memory, I search more carefully for family records.</text:p>
      <text:p text:style-name="First_20_paragraph"><text:span text:style-name="T1">Numbering tips:</text:span></text:p>
      <text:list text:style-name="L26">
        <text:list-item>
          <text:p text:style-name="P319">Branch from the scene that triggers the flashback</text:p>
        </text:list-item>
        <text:list-item>
          <text:p text:style-name="P319">Return to sequential numbering afterward</text:p>
        </text:list-item>
        <text:list-item>
          <text:p text:style-name="P319">Keep flashbacks short (1-3 scenes usually)</text:p>
        </text:list-item>
        <text:list-item>
          <text:p text:style-name="P319">Note in context when returning: <text:span text:style-name="Source_Text">*Present day*</text:span> or <text:span text:style-name="Source_Text">*Back at the...*</text:span></text:p>
        </text:list-item>
      </text:list>
      <text:h text:style-name="Heading_20_4" text:outline-level="4"><text:bookmark-start text:name="parallel-threads"/>5.3.3 Parallel Threads<text:bookmark-end text:name="parallel-threads"/></text:h>
      <text:p text:style-name="First_20_paragraph">When tracking multiple storylines that happen simultaneously or in alternating focus, use thread prefixes.</text:p>
      <text:p text:style-name="Text_20_body"><text:span text:style-name="T1">Format:</text:span> <text:span text:style-name="Source_Text">T#-S#</text:span> where T# is the thread number, S# is the scene number within that thread</text:p>
      <text:p text:style-name="Text_20_body"><text:span text:style-name="T1">When to use:</text:span></text:p>
      <text:list text:style-name="L27">
        <text:list-item>
          <text:p text:style-name="P320">Multiple characters/viewpoints</text:p>
        </text:list-item>
        <text:list-item>
          <text:p text:style-name="P320">Simultaneous events in different locations</text:p>
        </text:list-item>
        <text:list-item>
          <text:p text:style-name="P320">Alternating between plot lines</text:p>
        </text:list-item>
        <text:list-item>
          <text:p text:style-name="P320">Separate but related story arcs</text:p>
        </text:list-item>
      </text:list>
      <text:p text:style-name="First_20_paragraph"><text:span text:style-name="T1">Example structure:</text:span></text:p>
      <text:p text:style-name="P321">T1-S1 *Main character at the lighthouse*</text:p>
      <text:p text:style-name="P322">T2-S1 *Meanwhile, ally in the city*</text:p>
      <text:p text:style-name="P323">T1-S2 *Back to lighthouse*</text:p>
      <text:p text:style-name="P324">T2-S2 *Back to city*</text:p>
      <text:p text:style-name="P325">T1-S3 *Lighthouse, continuing*</text:p>
      <text:p text:style-name="First_20_paragraph"><text:span text:style-name="T1">Complete example:</text:span></text:p>
      <text:p text:style-name="P326">=== Session 3 ===</text:p>
      <text:p text:style-name="P327">[Threads] Main story (T1), City investigation (T2)</text:p>
      <text:p text:style-name="P328"/>
      <text:p text:style-name="P329">T1-S1 *Lighthouse tower, dusk*</text:p>
      <text:p text:style-name="P330">[PC:Alex|investigating the tower]</text:p>
      <text:p text:style-name="P331">@ Climb to the top</text:p>
      <text:p text:style-name="P332">d: Athletics d6=4 vs TN 4 -&gt; Success</text:p>
      <text:p text:style-name="P333">=&gt; I reach the top. The light mechanism is still functional!</text:p>
      <text:p text:style-name="P334"/>
      <text:p text:style-name="P335">? Is anyone else here?</text:p>
      <text:p text:style-name="P336">-&gt; No, but... (d6=3)</text:p>
      <text:p text:style-name="P337">=&gt; Fresh footprints in the dust lead down.</text:p>
      <text:p text:style-name="P338"/>
      <text:p text:style-name="P339">T2-S1 *City archives, same time*</text:p>
      <text:p text:style-name="P340">[PC:Jordan|researching at the library]</text:p>
      <text:p text:style-name="P341">@ Search for lighthouse records</text:p>
      <text:p text:style-name="P342">d: Research d6=6 vs TN 4 -&gt; Success</text:p>
      <text:p text:style-name="P343">=&gt; I find construction documents from 1923. There's a hidden basement!</text:p>
      <text:p text:style-name="P344">[E:SecretBasement 1/4]</text:p>
      <text:p text:style-name="P345"/>
      <text:p text:style-name="P346">T1-S2 *Lighthouse basement stairs*</text:p>
      <text:p text:style-name="P347">[PC:Alex]</text:p>
      <text:p text:style-name="P348">@ Follow the footprints down</text:p>
      <text:p text:style-name="P349">d: Stealth d6=3 vs TN 5 -&gt; Fail</text:p>
      <text:p text:style-name="P350">=&gt; A step creaks loudly.</text:p>
      <text:p text:style-name="P351"/>
      <text:p text:style-name="P352">? Does someone react?</text:p>
      <text:p text:style-name="P353">-&gt; Yes, and... (d6=6)</text:p>
      <text:p text:style-name="P354">=&gt; A voice from below: "Who's there?" [N:Cultist|hostile|armed]</text:p>
      <text:p text:style-name="P355"/>
      <text:p text:style-name="P356">T2-S2 *City archives, moments later*</text:p>
      <text:p text:style-name="P357">[PC:Jordan]</text:p>
      <text:p text:style-name="P358">@ Call Alex to warn about the basement</text:p>
      <text:p text:style-name="P359">? Does the call go through?</text:p>
      <text:p text:style-name="P360">-&gt; No, and... (d6=2)</text:p>
      <text:p text:style-name="P361">=&gt; No signal. The lighthouse is in a dead zone!</text:p>
      <text:p text:style-name="P362">[Clock:Alex in Danger 2/6]</text:p>
      <text:p text:style-name="P363"/>
      <text:p text:style-name="P364">T1-S3 *Lighthouse basement*</text:p>
      <text:p text:style-name="P365">[PC:Alex|unaware of danger]</text:p>
      <text:p text:style-name="P366">@ Try to talk my way out</text:p>
      <text:p text:style-name="P367">d: Deception d6=2 vs TN 5 -&gt; Fail</text:p>
      <text:p text:style-name="P368">=&gt; The cultist isn't buying it. He advances with a knife!</text:p>
      <text:p text:style-name="First_20_paragraph"><text:span text:style-name="T1">When threads converge:</text:span></text:p>
      <text:p text:style-name="Text_20_body">Once parallel threads meet, you can either:</text:p>
      <text:list text:style-name="L28">
        <text:list-item>
          <text:p text:style-name="P369">Continue with thread prefixes: <text:span text:style-name="Source_Text">T1+T2-S5</text:span></text:p>
        </text:list-item>
        <text:list-item>
          <text:p text:style-name="P369">Return to sequential: <text:span text:style-name="Source_Text">S14</text:span> (note: threads merged)</text:p>
        </text:list-item>
      </text:list>
      <text:p text:style-name="P370">T1-S6 *Alex escapes the lighthouse*</text:p>
      <text:p text:style-name="P371">T2-S4 *Jordan drives toward the lighthouse*</text:p>
      <text:p text:style-name="P372"/>
      <text:p text:style-name="P373">S14 *Lighthouse entrance, both reunited*</text:p>
      <text:p text:style-name="P374">(Threads merged)</text:p>
      <text:p text:style-name="P375">[PC:Alex|wounded] meets [PC:Jordan|worried]</text:p>
      <text:h text:style-name="Heading_20_4" text:outline-level="4"><text:bookmark-start text:name="montages-and-time-cuts"/>5.3.4 Montages and Time Cuts<text:bookmark-end text:name="montages-and-time-cuts"/></text:h>
      <text:p text:style-name="First_20_paragraph">For activities that span time or multiple quick vignettes, use decimal notation.</text:p>
      <text:p text:style-name="Text_20_body"><text:span text:style-name="T1">Format:</text:span> <text:span text:style-name="Source_Text">S#.#</text:span> (e.g., <text:span text:style-name="Source_Text">S5.1</text:span>, <text:span text:style-name="Source_Text">S5.2</text:span>, <text:span text:style-name="Source_Text">S5.3</text:span>)</text:p>
      <text:p text:style-name="Text_20_body"><text:span text:style-name="T1">When to use:</text:span></text:p>
      <text:list text:style-name="L29">
        <text:list-item>
          <text:p text:style-name="P376">Traveling across long distances</text:p>
        </text:list-item>
        <text:list-item>
          <text:p text:style-name="P376">Training/research over weeks</text:p>
        </text:list-item>
        <text:list-item>
          <text:p text:style-name="P376">Multiple quick encounters</text:p>
        </text:list-item>
        <text:list-item>
          <text:p text:style-name="P376">Gathering resources</text:p>
        </text:list-item>
        <text:list-item>
          <text:p text:style-name="P376">Time-lapse sequences</text:p>
        </text:list-item>
      </text:list>
      <text:p text:style-name="First_20_paragraph"><text:span text:style-name="T1">Example structure:</text:span></text:p>
      <text:p text:style-name="P377">S7 *Beginning the journey*</text:p>
      <text:p text:style-name="P378">S7.1 *Day 1: Forest*</text:p>
      <text:p text:style-name="P379">S7.2 *Day 3: Mountains*</text:p>
      <text:p text:style-name="P380">S7.3 *Day 5: Desert*</text:p>
      <text:p text:style-name="P381">S8 *Arriving at destination*</text:p>
      <text:p text:style-name="First_20_paragraph"><text:span text:style-name="T1">Complete example:</text:span></text:p>
      <text:p text:style-name="P382">S12 *Preparing for the ritual*</text:p>
      <text:p text:style-name="P383">=&gt; I need to gather three components across the region.</text:p>
      <text:p text:style-name="P384">[Track:Ritual Components 0/3]</text:p>
      <text:p text:style-name="P385"/>
      <text:p text:style-name="P386">S12.1 *Herb shop, morning*</text:p>
      <text:p text:style-name="P387">@ Buy sacred herbs</text:p>
      <text:p text:style-name="P388">d: Persuasion d6=5 vs TN 4 -&gt; Success</text:p>
      <text:p text:style-name="P389">=&gt; The herbalist gives me a discount.</text:p>
      <text:p text:style-name="P390">[Track:Ritual Components 1/3]</text:p>
      <text:p text:style-name="P391">[PC:Gold-5]</text:p>
      <text:p text:style-name="P392"/>
      <text:p text:style-name="P393">S12.2 *Blacksmith, afternoon*</text:p>
      <text:p text:style-name="P394">@ Obtain silver dagger</text:p>
      <text:p text:style-name="P395">? Is it in stock?</text:p>
      <text:p text:style-name="P396">-&gt; No, but... (d6=4)</text:p>
      <text:p text:style-name="P397">=&gt; He can make one by tomorrow.</text:p>
      <text:p text:style-name="P398">[Timer:Ritual Deadline 2]</text:p>
      <text:p text:style-name="P399"/>
      <text:p text:style-name="P400">S12.3 *Graveyard, midnight*</text:p>
      <text:p text:style-name="P401">@ Collect cemetery soil</text:p>
      <text:p text:style-name="P402">? Am I interrupted?</text:p>
      <text:p text:style-name="P403">-&gt; Yes, and... (d6=6)</text:p>
      <text:p text:style-name="P404">=&gt; The groundskeeper catches me AND calls the guard!</text:p>
      <text:p text:style-name="P405">[Clock:Suspicion 3/6]</text:p>
      <text:p text:style-name="P406"/>
      <text:p text:style-name="P407">@ Run and hide</text:p>
      <text:p text:style-name="P408">d: Stealth d6=6 vs TN 5 -&gt; Success</text:p>
      <text:p text:style-name="P409">=&gt; I escape with the soil.</text:p>
      <text:p text:style-name="P410">[Track:Ritual Components 2/3]</text:p>
      <text:p text:style-name="P411"/>
      <text:p text:style-name="P412">S13 *Blacksmith shop, next morning*</text:p>
      <text:p text:style-name="P413">(Montage complete, back to sequential)</text:p>
      <text:p text:style-name="P414">=&gt; I collect the silver dagger.</text:p>
      <text:p text:style-name="P415">[Track:Ritual Components 3/3]</text:p>
      <text:p text:style-name="First_20_paragraph"><text:span text:style-name="T1">Travel montage example:</text:span></text:p>
      <text:p text:style-name="P416">S8 *Setting out from Port Ashan*</text:p>
      <text:p text:style-name="P417">=&gt; Three-week journey to the Northern Wastes begins.</text:p>
      <text:p text:style-name="P418"/>
      <text:p text:style-name="P419">S8.1 *Week 1: Coastal road*</text:p>
      <text:p text:style-name="P420">? Encounters on the road?</text:p>
      <text:p text:style-name="P421">tbl: d100=23 -&gt; "Merchant caravan"</text:p>
      <text:p text:style-name="P422">=&gt; I join a caravan for safety. [N:Merchants|friendly]</text:p>
      <text:p text:style-name="P423"/>
      <text:p text:style-name="P424">S8.2 *Week 2: Mountain pass*</text:p>
      <text:p text:style-name="P425">? Weather problems?</text:p>
      <text:p text:style-name="P426">-&gt; Yes, and... (d6=6)</text:p>
      <text:p text:style-name="P427">=&gt; Blizzard hits. The pass is blocked!</text:p>
      <text:p text:style-name="P428">[Clock:Supplies Dwindle 2/4]</text:p>
      <text:p text:style-name="P429"/>
      <text:p text:style-name="P430">@ Find shelter</text:p>
      <text:p text:style-name="P431">d: Survival d6=5 vs TN 5 -&gt; Success</text:p>
      <text:p text:style-name="P432">=&gt; I locate a cave. [L:Mountain Cave|shelter|dark]</text:p>
      <text:p text:style-name="P433"/>
      <text:p text:style-name="P434">S8.3 *Week 3: Descending into wastes*</text:p>
      <text:p text:style-name="P435">@ Navigate the frozen terrain</text:p>
      <text:p text:style-name="P436">d: Survival d6=4 vs TN 6 -&gt; Fail</text:p>
      <text:p text:style-name="P437">=&gt; I'm lost for two days.</text:p>
      <text:p text:style-name="P438">[Clock:Supplies Dwindle 4/4]</text:p>
      <text:p text:style-name="P439">[PC:Rations depleted]</text:p>
      <text:p text:style-name="P440"/>
      <text:p text:style-name="P441">S9 *Arriving at the Northern Wastes*</text:p>
      <text:p text:style-name="P442">(Journey complete)</text:p>
      <text:p text:style-name="P443">=&gt; Exhausted and hungry, but I've made it.</text:p>
      <text:h text:style-name="Heading_20_4" text:outline-level="4"><text:bookmark-start text:name="choosing-your-approach"/>5.3.5 Choosing Your Approach<text:bookmark-end text:name="choosing-your-approach"/></text:h>
      <text:p text:style-name="First_20_paragraph"><text:span text:style-name="T1">Use sequential (S1, S2, S3) when:</text:span></text:p>
      <text:list text:style-name="L30">
        <text:list-item>
          <text:p text:style-name="P444">Playing straightforward, linear story</text:p>
        </text:list-item>
        <text:list-item>
          <text:p text:style-name="P444">Don’t need complex time manipulation</text:p>
        </text:list-item>
        <text:list-item>
          <text:p text:style-name="P444">Want simplicity</text:p>
        </text:list-item>
        <text:list-item>
          <text:p text:style-name="P444">Most common choice</text:p>
        </text:list-item>
      </text:list>
      <text:p text:style-name="First_20_paragraph"><text:span text:style-name="T1">Use flashbacks (S5a, S5b) when:</text:span></text:p>
      <text:list text:style-name="L31">
        <text:list-item>
          <text:p text:style-name="P445">Revealing backstory mid-game</text:p>
        </text:list-item>
        <text:list-item>
          <text:p text:style-name="P445">Character development moments</text:p>
        </text:list-item>
        <text:list-item>
          <text:p text:style-name="P445">Explaining mysteries</text:p>
        </text:list-item>
        <text:list-item>
          <text:p text:style-name="P445">Short diversions from main timeline</text:p>
        </text:list-item>
      </text:list>
      <text:p text:style-name="First_20_paragraph"><text:span text:style-name="T1">Use parallel threads (T1-S1, T2-S1) when:</text:span></text:p>
      <text:list text:style-name="L32">
        <text:list-item>
          <text:p text:style-name="P446">Playing multiple characters</text:p>
        </text:list-item>
        <text:list-item>
          <text:p text:style-name="P446">Tracking simultaneous events</text:p>
        </text:list-item>
        <text:list-item>
          <text:p text:style-name="P446">Alternating between locations</text:p>
        </text:list-item>
        <text:list-item>
          <text:p text:style-name="P446">Complex, interwoven plots</text:p>
        </text:list-item>
      </text:list>
      <text:p text:style-name="First_20_paragraph"><text:span text:style-name="T1">Use montages (S7.1, S7.2) when:</text:span></text:p>
      <text:list text:style-name="L33">
        <text:list-item>
          <text:p text:style-name="P447">Covering long time periods</text:p>
        </text:list-item>
        <text:list-item>
          <text:p text:style-name="P447">Series of quick scenes</text:p>
        </text:list-item>
        <text:list-item>
          <text:p text:style-name="P447">Travel sequences</text:p>
        </text:list-item>
        <text:list-item>
          <text:p text:style-name="P447">Resource gathering</text:p>
        </text:list-item>
        <text:list-item>
          <text:p text:style-name="P447">Training/research periods</text:p>
        </text:list-item>
      </text:list>
      <text:h text:style-name="Heading_20_4" text:outline-level="4"><text:bookmark-start text:name="scene-context-elements"/>5.3.6 Scene Context Elements<text:bookmark-end text:name="scene-context-elements"/></text:h>
      <text:p text:style-name="First_20_paragraph">Beyond numbering, enrich scenes with context in the frame:</text:p>
      <text:p text:style-name="Text_20_body"><text:span text:style-name="T1">Location:</text:span></text:p>
      <text:p text:style-name="P448">S1 *Lighthouse tower*</text:p>
      <text:p text:style-name="P449">S1 [L:Lighthouse] *Tower room*</text:p>
      <text:p text:style-name="First_20_paragraph"><text:span text:style-name="T1">Time markers:</text:span></text:p>
      <text:p text:style-name="P450">S1 *Lighthouse, midnight*</text:p>
      <text:p text:style-name="P451">S1 *Lighthouse, Day 3, dusk*</text:p>
      <text:p text:style-name="P452">S1 *Two weeks later: Lighthouse*</text:p>
      <text:p text:style-name="First_20_paragraph"><text:span text:style-name="T1">Emotional tone:</text:span></text:p>
      <text:p text:style-name="P453">S1 *Lighthouse (tense)*</text:p>
      <text:p text:style-name="P454">S1 *Lighthouse - moment of calm*</text:p>
      <text:p text:style-name="First_20_paragraph"><text:span text:style-name="T1">Multiple elements:</text:span></text:p>
      <text:p text:style-name="P455">S1 *Lighthouse tower, midnight, Day 3*</text:p>
      <text:p text:style-name="P456">S5a *Flashback: Father's workshop, 10 years ago*</text:p>
      <text:p text:style-name="P457">T2-S3 *Meanwhile in the city, same evening*</text:p>
      <text:p text:style-name="P458">S7.2 *Day 2 of journey: Mountain pass*</text:p>
      <text:p text:style-name="First_20_paragraph"><text:span text:style-name="T1">Minimal (just number):</text:span></text:p>
      <text:p text:style-name="P459">S1</text:p>
      <text:p text:style-name="P460">(Add context in first action or consequence)</text:p>
      <text:p text:style-name="First_20_paragraph">Choose the level of detail that helps you track your story. More detail helps future reference; less detail keeps notes cleaner.</text:p>
      <text:h text:style-name="Heading_20_2" text:outline-level="2"><text:bookmark-start text:name="complete-examples"/>6. Complete Examples<text:bookmark-end text:name="complete-examples"/></text:h>
      <text:p text:style-name="First_20_paragraph">Theory is one thing, but seeing the notation in action is where it clicks. This section shows complete play examples in different styles—from ultra-compact shorthand to rich narrative logs—so you can find the approach that works for you.</text:p>
      <text:p text:style-name="Text_20_body">Each example demonstrates the same notation system, just with different levels of detail. Pick the style that matches your preference, or mix and match as your session demands.</text:p>
      <text:h text:style-name="Heading_20_3" text:outline-level="3"><text:bookmark-start text:name="minimal-shorthand-log"/>6.1 Minimal Shorthand Log<text:bookmark-end text:name="minimal-shorthand-log"/></text:h>
      <text:p text:style-name="First_20_paragraph">Pure shorthand, no formatting — perfect for fast play:</text:p>
      <text:p text:style-name="P461">S1 @Sneak d:4≥5 F =&gt; noise [E:Alert 1/6] ?Seen? -&gt;Nb3 =&gt; distracted</text:p>
      <text:p text:style-name="P462">S2 @Search d:6≥4 S =&gt; find key [E:Clue 1/4] ?Trapped? -&gt;Yn6 =&gt; yes, spikes!</text:p>
      <text:p text:style-name="P463">S3 @Dodge d:3≤5 F =&gt; HP-2 [PC:HP 6] =&gt; bleeding, need to retreat</text:p>
      <text:h text:style-name="Heading_20_3" text:outline-level="3"><text:bookmark-start text:name="hybrid-digital-format"/>6.2 Hybrid Digital Format<text:bookmark-end text:name="hybrid-digital-format"/></text:h>
      <text:p text:style-name="First_20_paragraph">Combines shorthand with narrative, using markdown structure:</text:p>
      <text:p text:style-name="Preformatted_20_Text">
<text:span text:style-name="FunctionTok">### S7 *Dark alley behind tavern, Midnight*</text:span>
</text:p>
      <text:p text:style-name="Preformatted_20_Text">
</text:p>
      <text:p text:style-name="Preformatted_20_Text">
<text:span text:style-name="InformationTok">```</text:span>
</text:p>
      <text:p text:style-name="Preformatted_20_Text">
<text:span text:style-name="InformationTok">@ Sneak past the guards</text:span>
</text:p>
      <text:p text:style-name="Preformatted_20_Text">
<text:span text:style-name="InformationTok">d: Stealth d6=2 vs TN 4 -&gt; Fail</text:span>
</text:p>
      <text:p text:style-name="Preformatted_20_Text">
<text:span text:style-name="InformationTok">=&gt; My foot kicks a barrel. [E:AlertClock 2/6]</text:span>
</text:p>
      <text:p text:style-name="Preformatted_20_Text">
</text:p>
      <text:p text:style-name="Preformatted_20_Text">
<text:span text:style-name="InformationTok">? Do they see me?</text:span>
</text:p>
      <text:p text:style-name="Preformatted_20_Text">
<text:span text:style-name="InformationTok">-&gt; No, but... (d6=3)</text:span>
</text:p>
      <text:p text:style-name="Preformatted_20_Text">
<text:span text:style-name="InformationTok">=&gt; Distracted, but one guard lingers. [N:Guard|watchful]</text:span>
</text:p>
      <text:p text:style-name="Preformatted_20_Text">
<text:span text:style-name="InformationTok">```</text:span>
</text:p>
      <text:p text:style-name="Preformatted_20_Text">
</text:p>
      <text:p text:style-name="Preformatted_20_Text">
<text:span text:style-name="NormalTok">The guard's torch light sweeps across the alley walls. I press myself</text:span>
</text:p>
      <text:p text:style-name="Preformatted_20_Text">
<text:span text:style-name="NormalTok">into the shadows, barely breathing.</text:span>
</text:p>
      <text:p text:style-name="Preformatted_20_Text">
</text:p>
      <text:p text:style-name="Preformatted_20_Text">
<text:span text:style-name="InformationTok">```</text:span>
</text:p>
      <text:p text:style-name="Preformatted_20_Text">
<text:span text:style-name="InformationTok">N (Guard): "Who's there?"</text:span>
</text:p>
      <text:p text:style-name="Preformatted_20_Text">
<text:span text:style-name="InformationTok">PC: "Stay calm... just stay calm."</text:span>
</text:p>
      <text:p text:style-name="Preformatted_20_Text">
<text:span text:style-name="InformationTok">```</text:span>
</text:p>
      <text:h text:style-name="Heading_20_3" text:outline-level="3"><text:bookmark-start text:name="analog-notebook-format"/>6.3 Analog Notebook Format<text:bookmark-end text:name="analog-notebook-format"/></text:h>
      <text:p text:style-name="First_20_paragraph">Same content as 6.2, formatted for handwritten notes:</text:p>
      <text:p text:style-name="P464">S7 *Dark alley behind tavern, Midnight*</text:p>
      <text:p text:style-name="P465"/>
      <text:p text:style-name="P466">@ Sneak past the guards</text:p>
      <text:p text:style-name="P467">d: Stealth d6=2 vs TN 4 -&gt; Fail</text:p>
      <text:p text:style-name="P468">=&gt; My foot kicks a barrel. [E:AlertClock 2/6]</text:p>
      <text:p text:style-name="P469"/>
      <text:p text:style-name="P470">? Do they see me?</text:p>
      <text:p text:style-name="P471">-&gt; No, but... (d6=3)</text:p>
      <text:p text:style-name="P472">=&gt; Distracted, but one guard lingers. [N:Guard|watchful]</text:p>
      <text:p text:style-name="P473"/>
      <text:p text:style-name="P474">The guard's torch light sweeps across the alley. I press into shadows.</text:p>
      <text:p text:style-name="P475"/>
      <text:p text:style-name="P476">N (Guard): "Who's there?"</text:p>
      <text:p text:style-name="P477">PC: "Stay calm... just stay calm."</text:p>
      <text:h text:style-name="Heading_20_3" text:outline-level="3"><text:bookmark-start text:name="complete-campaign-log-digital"/>6.4 Complete Campaign Log (Digital)<text:bookmark-end text:name="complete-campaign-log-digital"/></text:h>
      <text:p text:style-name="Preformatted_20_Text">
<text:span text:style-name="CommentTok">---</text:span>
</text:p>
      <text:p text:style-name="Preformatted_20_Text">
<text:span text:style-name="AnnotationTok">title:</text:span><text:span text:style-name="CommentTok"><text:s text:c="1"/>Clearview Mystery</text:span>
</text:p>
      <text:p text:style-name="Preformatted_20_Text">
<text:span text:style-name="AnnotationTok">ruleset:</text:span><text:span text:style-name="CommentTok"><text:s text:c="1"/>Loner + Mythic Oracle</text:span>
</text:p>
      <text:p text:style-name="Preformatted_20_Text">
<text:span text:style-name="AnnotationTok">genre:</text:span><text:span text:style-name="CommentTok"><text:s text:c="1"/>Teen mystery / supernatural</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C:Alex|HP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Clearview Mystery</text:span>
</text:p>
      <text:p text:style-name="Preformatted_20_Text">
</text:p>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p>
      <text:p text:style-name="Preformatted_20_Text">
<text:span text:style-name="InformationTok">? Is there a strange clue waiting?</text:span>
</text:p>
      <text:p text:style-name="Preformatted_20_Text">
<text:span text:style-name="InformationTok">-&gt; Yes (d6=6)</text:span>
</text:p>
      <text:p text:style-name="Preformatted_20_Text">
<text:span text:style-name="InformationTok">=&gt; I find a torn diary page about the lighthouse. [E:LighthouseClue 1/6]</text:span>
</text:p>
      <text:p text:style-name="Preformatted_20_Text">
<text:span text:style-name="InformationTok">```</text:span>
</text:p>
      <text:p text:style-name="Preformatted_20_Text">
</text:p>
      <text:p text:style-name="Preformatted_20_Text">
<text:span text:style-name="NormalTok">The page is yellowed with age. The handwriting is shaky: "The light </text:span>
</text:p>
      <text:p text:style-name="Preformatted_20_Text">
<text:span text:style-name="NormalTok">calls to us. We must not answer."</text:span>
</text:p>
      <text:p text:style-name="Preformatted_20_Text">
</text:p>
      <text:p text:style-name="Preformatted_20_Text">
<text:span text:style-name="InformationTok">```</text:span>
</text:p>
      <text:p text:style-name="Preformatted_20_Text">
<text:span text:style-name="InformationTok">[Thread:Lighthouse Mystery|Open]</text:span>
</text:p>
      <text:p text:style-name="Preformatted_20_Text">
<text:span text:style-name="InformationTok">```</text:span>
</text:p>
      <text:p text:style-name="Preformatted_20_Text">
</text:p>
      <text:p text:style-name="Preformatted_20_Text">
<text:span text:style-name="FunctionTok">### S2 *Outside the library, empty hall*</text:span>
</text:p>
      <text:p text:style-name="Preformatted_20_Text">
</text:p>
      <text:p text:style-name="Preformatted_20_Text">
<text:span text:style-name="InformationTok">```</text:span>
</text:p>
      <text:p text:style-name="Preformatted_20_Text">
<text:span text:style-name="InformationTok">? Do I hear footsteps?</text:span>
</text:p>
      <text:p text:style-name="Preformatted_20_Text">
<text:span text:style-name="InformationTok">-&gt; Yes, but... (d6=4)</text:span>
</text:p>
      <text:p text:style-name="Preformatted_20_Text">
<text:span text:style-name="InformationTok">=&gt; A janitor approaches, but he doesn't notice me yet. [N:Janitor|tired|suspicious]</text:span>
</text:p>
      <text:p text:style-name="Preformatted_20_Text">
<text:span text:style-name="InformationTok">```</text:span>
</text:p>
      <text:p text:style-name="Preformatted_20_Text">
</text:p>
      <text:p text:style-name="Preformatted_20_Text">
<text:span text:style-name="NormalTok">I freeze. His keys jangle as he walks past the doorway.</text:span>
</text:p>
      <text:p text:style-name="Preformatted_20_Text">
</text:p>
      <text:p text:style-name="Preformatted_20_Text">
<text:span text:style-name="NormalTok">N (Janitor): "Thought I heard something..."</text:span>
</text:p>
      <text:p text:style-name="Preformatted_20_Text">
<text:span text:style-name="NormalTok">PC (Alex, whisper): "Gotta get out of here."</text:span>
</text:p>
      <text:p text:style-name="Preformatted_20_Text">
</text:p>
      <text:p text:style-name="Preformatted_20_Text">
<text:span text:style-name="InformationTok">```</text:span>
</text:p>
      <text:p text:style-name="Preformatted_20_Text">
<text:span text:style-name="InformationTok">@ Slip out while he's distracted</text:span>
</text:p>
      <text:p text:style-name="Preformatted_20_Text">
<text:span text:style-name="InformationTok">d: Stealth d6=6 vs TN 4 -&gt; Success</text:span>
</text:p>
      <text:p text:style-name="Preformatted_20_Text">
<text:span text:style-name="InformationTok">=&gt; I escape into the night safely.</text:span>
</text:p>
      <text:p text:style-name="Preformatted_20_Text">
<text:span text:style-name="InformationTok">```</text:span>
</text:p>
      <text:p text:style-name="Preformatted_20_Text">
<text:span text:style-name="FunctionTok">## Session 2</text:span>
</text:p>
      <text:p text:style-name="Preformatted_20_Text">
<text:span text:style-name="NormalTok">*Date: 2025-09-10 | Duration: 2h*</text:span>
</text:p>
      <text:p text:style-name="Preformatted_20_Text">
</text:p>
      <text:p text:style-name="Preformatted_20_Text">
<text:span text:style-name="NormalTok">**Recap:** Found diary page hinting at lighthouse. Nearly spotted in library.</text:span>
</text:p>
      <text:p text:style-name="Preformatted_20_Text">
</text:p>
      <text:p text:style-name="Preformatted_20_Text">
<text:span text:style-name="FunctionTok">### S3 *Path to the old lighthouse, Day 2*</text:span>
</text:p>
      <text:p text:style-name="Preformatted_20_Text">
</text:p>
      <text:p text:style-name="Preformatted_20_Text">
<text:span text:style-name="InformationTok">```</text:span>
</text:p>
      <text:p text:style-name="Preformatted_20_Text">
<text:span text:style-name="InformationTok">@ Approach quietly at dusk</text:span>
</text:p>
      <text:p text:style-name="Preformatted_20_Text">
<text:span text:style-name="InformationTok">d: Stealth d6=2 vs TN 4 -&gt; Fail</text:span>
</text:p>
      <text:p text:style-name="Preformatted_20_Text">
<text:span text:style-name="InformationTok">=&gt; I step on broken glass, crunching loudly. [Clock:Suspicion 1/6]</text:span>
</text:p>
      <text:p text:style-name="Preformatted_20_Text">
</text:p>
      <text:p text:style-name="Preformatted_20_Text">
<text:span text:style-name="InformationTok">? Does anyone respond from inside?</text:span>
</text:p>
      <text:p text:style-name="Preformatted_20_Text">
<text:span text:style-name="InformationTok">-&gt; No, but... (d6=3)</text:span>
</text:p>
      <text:p text:style-name="Preformatted_20_Text">
<text:span text:style-name="InformationTok">=&gt; The light flickers briefly in the tower window. [L:Lighthouse|ruined|haunted]</text:span>
</text:p>
      <text:p text:style-name="Preformatted_20_Text">
<text:span text:style-name="InformationTok">```</text:span>
</text:p>
      <text:p text:style-name="Preformatted_20_Text">
</text:p>
      <text:p text:style-name="Preformatted_20_Text">
<text:span text:style-name="FunctionTok">### S4 *Inside lighthouse foyer*</text:span>
</text:p>
      <text:p text:style-name="Preformatted_20_Text">
</text:p>
      <text:p text:style-name="Preformatted_20_Text">
<text:span text:style-name="InformationTok">```</text:span>
</text:p>
      <text:p text:style-name="Preformatted_20_Text">
<text:span text:style-name="InformationTok">@ Search the floor for signs of activity</text:span>
</text:p>
      <text:p text:style-name="Preformatted_20_Text">
<text:span text:style-name="InformationTok">d: Investigation d6=6 vs TN 4 -&gt; Success</text:span>
</text:p>
      <text:p text:style-name="Preformatted_20_Text">
<text:span text:style-name="InformationTok">=&gt; I find fresh footprints in the dust. [Thread:Who is using the lighthouse?|Open]</text:span>
</text:p>
      <text:p text:style-name="Preformatted_20_Text">
</text:p>
      <text:p text:style-name="Preformatted_20_Text">
<text:span text:style-name="InformationTok">tbl: d100=42 -&gt; "A broken lantern"</text:span>
</text:p>
      <text:p text:style-name="Preformatted_20_Text">
<text:span text:style-name="InformationTok">=&gt; A cracked lantern lies near the stairs. [E:LighthouseClue 2/6]</text:span>
</text:p>
      <text:p text:style-name="Preformatted_20_Text">
<text:span text:style-name="InformationTok">```</text:span>
</text:p>
      <text:p text:style-name="Preformatted_20_Text">
</text:p>
      <text:p text:style-name="Preformatted_20_Text">
<text:span text:style-name="NormalTok">Someone's been here. Recently.</text:span>
</text:p>
      <text:p text:style-name="Preformatted_20_Text">
</text:p>
      <text:p text:style-name="Preformatted_20_Text">
<text:span text:style-name="NormalTok">PC (Alex, thinking): "This place isn't as abandoned as everyone thinks..."</text:span>
</text:p>
      <text:h text:style-name="Heading_20_3" text:outline-level="3"><text:bookmark-start text:name="complete-campaign-log-analog"/>6.5 Complete Campaign Log (Analog)<text:bookmark-end text:name="complete-campaign-log-analog"/></text:h>
      <text:p text:style-name="P478">=== Campaign Log: Clearview Mystery ===</text:p>
      <text:p text:style-name="P479">[Title] <text:s text:c="7"/>Clearview Mystery</text:p>
      <text:p text:style-name="P480">[Ruleset] <text:s text:c="5"/>Loner + Mythic Oracle</text:p>
      <text:p text:style-name="P481">[Genre] <text:s text:c="7"/>Teen mystery / supernatural</text:p>
      <text:p text:style-name="P482">[Player] <text:s text:c="6"/>Roberto</text:p>
      <text:p text:style-name="P483">[PCs] <text:s text:c="9"/>Alex [PC:Alex|HP 8|Stress 0]</text:p>
      <text:p text:style-name="P484">[Start Date] <text:s text:c="2"/>2025-09-03</text:p>
      <text:p text:style-name="P485">[Last Update] <text:s text:c="1"/>2025-10-28</text:p>
      <text:p text:style-name="P486"/>
      <text:p text:style-name="P487">=== Session 1 ===</text:p>
      <text:p text:style-name="P488">[Date] <text:s text:c="7"/>2025-09-03</text:p>
      <text:p text:style-name="P489">[Duration] <text:s text:c="3"/>1h30</text:p>
      <text:p text:style-name="P490"/>
      <text:p text:style-name="P491">S1 *School library after hours*</text:p>
      <text:p text:style-name="P492"/>
      <text:p text:style-name="P493">@ Sneak inside to check the archives</text:p>
      <text:p text:style-name="P494">d: Stealth d6=5 vs TN 4 -&gt; Success</text:p>
      <text:p text:style-name="P495">=&gt; I slip inside unnoticed. [L:Library|dark|quiet]</text:p>
      <text:p text:style-name="P496"/>
      <text:p text:style-name="P497">? Is there a strange clue waiting?</text:p>
      <text:p text:style-name="P498">-&gt; Yes (d6=6)</text:p>
      <text:p text:style-name="P499">=&gt; I find a torn diary page about the lighthouse. [E:LighthouseClue 1/6]</text:p>
      <text:p text:style-name="P500"/>
      <text:p text:style-name="P501">The page is yellowed. Shaky writing: "The light calls to us."</text:p>
      <text:p text:style-name="P502"/>
      <text:p text:style-name="P503">[Thread:Lighthouse Mystery|Open]</text:p>
      <text:p text:style-name="P504"/>
      <text:p text:style-name="P505">S2 *Outside the library, empty hall*</text:p>
      <text:p text:style-name="P506"/>
      <text:p text:style-name="P507">? Do I hear footsteps?</text:p>
      <text:p text:style-name="P508">-&gt; Yes, but... (d6=4)</text:p>
      <text:p text:style-name="P509">=&gt; A janitor approaches, but doesn't notice me yet. [N:Janitor|tired|suspicious]</text:p>
      <text:p text:style-name="P510"/>
      <text:p text:style-name="P511">N (Janitor): "Thought I heard something..."</text:p>
      <text:p text:style-name="P512">PC (Alex): "Gotta get out of here."</text:p>
      <text:p text:style-name="P513"/>
      <text:p text:style-name="P514">@ Slip out while distracted</text:p>
      <text:p text:style-name="P515">d: Stealth d6=6 vs TN 4 -&gt; Success</text:p>
      <text:p text:style-name="P516">=&gt; I escape into the night safely.</text:p>
      <text:p text:style-name="P517"/>
      <text:p text:style-name="P518">=== Session 2 ===</text:p>
      <text:p text:style-name="P519">[Date] <text:s text:c="7"/>2025-09-10</text:p>
      <text:p text:style-name="P520">[Duration] <text:s text:c="3"/>2h</text:p>
      <text:p text:style-name="P521">[Recap] <text:s text:c="6"/>Found diary page, nearly spotted in library.</text:p>
      <text:p text:style-name="P522"/>
      <text:p text:style-name="P523">S3 *Path to lighthouse, Day 2*</text:p>
      <text:p text:style-name="P524"/>
      <text:p text:style-name="P525">@ Approach quietly at dusk</text:p>
      <text:p text:style-name="P526">d: Stealth d6=2 vs TN 4 -&gt; Fail</text:p>
      <text:p text:style-name="P527">=&gt; I step on broken glass. [Clock:Suspicion 1/6]</text:p>
      <text:p text:style-name="P528"/>
      <text:p text:style-name="P529">? Does anyone respond?</text:p>
      <text:p text:style-name="P530">-&gt; No, but... (d6=3)</text:p>
      <text:p text:style-name="P531">=&gt; Light flickers in tower window. [L:Lighthouse|ruined|haunted]</text:p>
      <text:p text:style-name="P532"/>
      <text:p text:style-name="P533">S4 *Inside lighthouse foyer*</text:p>
      <text:p text:style-name="P534"/>
      <text:p text:style-name="P535">@ Search floor for signs</text:p>
      <text:p text:style-name="P536">d: Investigation d6=6 vs TN 4 -&gt; Success</text:p>
      <text:p text:style-name="P537">=&gt; Fresh footprints in dust. [Thread:Who uses lighthouse?|Open]</text:p>
      <text:p text:style-name="P538"/>
      <text:p text:style-name="P539">tbl: d100=42 -&gt; "A broken lantern"</text:p>
      <text:p text:style-name="P540">=&gt; Cracked lantern near stairs. [E:LighthouseClue 2/6]</text:p>
      <text:p text:style-name="P541"/>
      <text:p text:style-name="P542">PC (Alex): "This place isn't as abandoned as everyone thinks..."</text:p>
      <text:h text:style-name="Heading_20_2" text:outline-level="2"><text:bookmark-start text:name="best-practices"/>7. Best Practices<text:bookmark-end text:name="best-practices"/></text:h>
      <text:p text:style-name="First_20_paragraph">You’ve learned the notation—now let’s talk about using it well. This section shows proven patterns that make your logs clearer and more useful, plus common mistakes to avoid.</text:p>
      <text:p text:style-name="Text_20_body">Think of these as guidelines from the solo community’s collective experience. They’re not rigid rules, but they’ll help you create logs that are easy to read, reference, and share.</text:p>
      <text:h text:style-name="Heading_20_3" text:outline-level="3"><text:bookmark-start text:name="good-practices"/>7.1 Good Practices ✓<text:bookmark-end text:name="good-practices"/></text:h>
      <text:p text:style-name="First_20_paragraph">These patterns make your logs cleaner, more searchable, and easier to reference later. You don’t need to follow all of them, but they represent what works well for most solo players.</text:p>
      <text:p text:style-name="Text_20_body"><text:span text:style-name="T1">Do: Keep actions and rolls connected</text:span></text:p>
      <text:p text:style-name="P543">@ Pick the lock</text:p>
      <text:p text:style-name="P544">d: d20=15 vs DC 14 -&gt; Success</text:p>
      <text:p text:style-name="P545">=&gt; The door swings open silently.</text:p>
      <text:p text:style-name="First_20_paragraph"><text:span text:style-name="T1">Do: Use tags for persistent elements</text:span></text:p>
      <text:p text:style-name="P546">[N:Jonah|friendly|wounded]</text:p>
      <text:p text:style-name="P547">[L:Lighthouse|ruined]</text:p>
      <text:p text:style-name="First_20_paragraph"><text:span text:style-name="T1">Do: Record consequences clearly</text:span></text:p>
      <text:p text:style-name="P548">=&gt; I find the key. [E:Clue 2/4]</text:p>
      <text:p text:style-name="P549">=&gt; But the guard heard me. [Clock:Alert 1/6]</text:p>
      <text:p text:style-name="First_20_paragraph"><text:span text:style-name="T1">Do: Use reference tags in later scenes</text:span></text:p>
      <text:p text:style-name="P550">First mention: [N:Jonah|friendly]</text:p>
      <text:p text:style-name="P551">Later: [#N:Jonah] approaches cautiously</text:p>
      <text:p text:style-name="First_20_paragraph"><text:span text:style-name="T1">Do: Mix shorthand and narrative as needed</text:span></text:p>
      <text:p text:style-name="P552">@ Sneak past guard</text:p>
      <text:p text:style-name="P553">d: 5≥4 S -&gt; Success</text:p>
      <text:p text:style-name="P554">=&gt; I slip by unnoticed, heart pounding.</text:p>
      <text:h text:style-name="Heading_20_3" text:outline-level="3"><text:bookmark-start text:name="bad-practices"/>7.2 Bad Practices ✗<text:bookmark-end text:name="bad-practices"/></text:h>
      <text:p text:style-name="First_20_paragraph">These are common pitfalls that make logs harder to read or parse. If you catch yourself doing these, don’t worry—just adjust for next time. We’ve all been there!</text:p>
      <text:p text:style-name="Text_20_body"><text:span text:style-name="T1">Don’t: Bury mechanics in prose</text:span></text:p>
      <text:p text:style-name="P555">❌ I tried to pick the lock and rolled a 15 which beat the DC so I opened it</text:p>
      <text:p text:style-name="P556"/>
      <text:p text:style-name="P557">✔️ @ Pick the lock</text:p>
      <text:p text:style-name="P558"><text:s text:c="2"/>d: 15≥14 -&gt; Success</text:p>
      <text:p text:style-name="P559"><text:s text:c="2"/>=&gt; The door opens quietly.</text:p>
      <text:p text:style-name="First_20_paragraph"><text:span text:style-name="T1">Don’t: Forget to record consequences</text:span></text:p>
      <text:p text:style-name="P560">❌ @ Attack the guard</text:p>
      <text:p text:style-name="P561"><text:s text:c="2"/>d: 8≤10 -&gt; Fail</text:p>
      <text:p text:style-name="P562"/>
      <text:p text:style-name="P563">✔️ @ Attack the guard</text:p>
      <text:p text:style-name="P564"><text:s text:c="2"/>d: 8≤10 -&gt; Fail</text:p>
      <text:p text:style-name="P565"><text:s text:c="2"/>=&gt; My blade glances off his armor. He counterattacks!</text:p>
      <text:p text:style-name="First_20_paragraph"><text:span text:style-name="T1">Don’t: Lose track of tags across scenes</text:span></text:p>
      <text:p text:style-name="P566">❌ [N:Guard|alert] ... then later ... [N:Guard|sleeping]</text:p>
      <text:p text:style-name="P567"><text:s text:c="3"/>(How did this change? When?)</text:p>
      <text:p text:style-name="P568"/>
      <text:p text:style-name="P569">✔️ [N:Guard|alert] ... then later ...</text:p>
      <text:p text:style-name="P570"><text:s text:c="2"/>@ Knock him out</text:p>
      <text:p text:style-name="P571"><text:s text:c="2"/>d: 6≥5 S =&gt; [N:Guard|unconscious]</text:p>
      <text:p text:style-name="First_20_paragraph"><text:span text:style-name="T1">Don’t: Mix action and oracle symbols</text:span></text:p>
      <text:p text:style-name="P572">❌ ? Sneak past guards <text:s text:c="3"/>(This is an action, not a question)</text:p>
      <text:p text:style-name="P573"/>
      <text:p text:style-name="P574">✔️ @ Sneak past guards <text:s text:c="3"/>(Actions use @)</text:p>
      <text:p text:style-name="P575"><text:s text:c="2"/>? Do they notice? <text:s text:c="5"/>(Questions use ?)</text:p>
      <text:p text:style-name="First_20_paragraph"><text:span text:style-name="T1">Don’t: Forget scene context</text:span></text:p>
      <text:p text:style-name="P576">❌ S7</text:p>
      <text:p text:style-name="P577"><text:s text:c="2"/>@ Sneak past guards</text:p>
      <text:p text:style-name="P578"><text:s text:c="2"/></text:p>
      <text:p text:style-name="P579">✔️ S7 *Dark alley, midnight*</text:p>
      <text:p text:style-name="P580"><text:s text:c="2"/>@ Sneak past guards</text:p>
      <text:h text:style-name="Heading_20_2" text:outline-level="2"><text:bookmark-start text:name="templates"/>8. Templates<text:bookmark-end text:name="templates"/></text:h>
      <text:p text:style-name="First_20_paragraph">Starting from a blank page can be daunting. These templates give you a structured starting point—copy them, fill in the blanks, and start playing.</text:p>
      <text:p text:style-name="Text_20_body">Each template comes in both <text:span text:style-name="T1">digital markdown</text:span> and <text:span text:style-name="T1">analog notebook</text:span> formats. Choose whichever matches your play style, or use them as inspiration to create your own.</text:p>
      <text:p text:style-name="Text_20_body">Don’t treat these as rigid forms. They’re scaffolding. Once you’re comfortable with the notation, you’ll probably develop your own templates that fit your specific needs better.</text:p>
      <text:h text:style-name="Heading_20_3" text:outline-level="3"><text:bookmark-start text:name="campaign-template-digital-yaml"/>8.1 Campaign Template (Digital YAML)<text:bookmark-end text:name="campaign-template-digital-yaml"/></text:h>
      <text:p text:style-name="First_20_paragraph">For digital markdown files, use YAML front matter to store campaign metadata. This goes at the very top of your file, before any other content.</text:p>
      <text:p text:style-name="Text_20_body">Copy this template, fill in your details, and you’re ready to start your first session.</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581"># [Campaign Title]</text:p>
      <text:p text:style-name="P582"/>
      <text:p text:style-name="P583">## Session 1</text:p>
      <text:p text:style-name="P584">*Date: | Duration: *</text:p>
      <text:p text:style-name="P585"/>
      <text:p text:style-name="P586">### S1 *Starting scene*</text:p>
      <text:p text:style-name="P587"/>
      <text:p text:style-name="P588">Your play log here...</text:p>
      <text:h text:style-name="Heading_20_3" text:outline-level="3"><text:bookmark-start text:name="campaign-template-analog"/>8.2 Campaign Template (Analog)<text:bookmark-end text:name="campaign-template-analog"/></text:h>
      <text:p text:style-name="First_20_paragraph">For paper notebooks, write this header block at the start of your campaign log. Keep it simple—you can always add more details later if needed.</text:p>
      <text:p text:style-name="P589">=== Campaign Log: [Title] ===</text:p>
      <text:p text:style-name="P590">[Title] <text:s text:c="7"/></text:p>
      <text:p text:style-name="P591">[Ruleset] <text:s text:c="5"/></text:p>
      <text:p text:style-name="P592">[Genre] <text:s text:c="7"/></text:p>
      <text:p text:style-name="P593">[Player] <text:s text:c="6"/></text:p>
      <text:p text:style-name="P594">[PCs] <text:s text:c="9"/></text:p>
      <text:p text:style-name="P595">[Start Date] <text:s text:c="2"/></text:p>
      <text:p text:style-name="P596">[Last Update] <text:s text:c="1"/></text:p>
      <text:p text:style-name="P597">[Tools] <text:s text:c="7"/></text:p>
      <text:p text:style-name="P598">[Themes] <text:s text:c="6"/></text:p>
      <text:p text:style-name="P599">[Tone] <text:s text:c="8"/></text:p>
      <text:p text:style-name="P600">[Notes] <text:s text:c="7"/></text:p>
      <text:p text:style-name="P601"/>
      <text:p text:style-name="P602">=== Session 1 ===</text:p>
      <text:p text:style-name="P603">[Date] <text:s text:c="7"/></text:p>
      <text:p text:style-name="P604">[Duration] <text:s text:c="3"/></text:p>
      <text:p text:style-name="P605"/>
      <text:p text:style-name="P606">S1 *Starting scene*</text:p>
      <text:p text:style-name="P607"/>
      <text:p text:style-name="P608">Your play log here...</text:p>
      <text:h text:style-name="Heading_20_3" text:outline-level="3"><text:bookmark-start text:name="session-template"/>8.3 Session Template<text:bookmark-end text:name="session-template"/></text:h>
      <text:p text:style-name="First_20_paragraph">Use this at the start of each play session to mark boundaries and provide context. The digital version uses markdown headings; the analog version uses written headers.</text:p>
      <text:p text:style-name="Text_20_body">Fill in what’s useful and skip what’s not. The only essential field is the date—everything else is optional.</text:p>
      <text:p text:style-name="Text_20_body"><text:span text:style-name="T1">Digital:</text:span></text:p>
      <text:p text:style-name="Preformatted_20_Text">
<text:span text:style-name="FunctionTok">## Session X</text:span>
</text:p>
      <text:p text:style-name="Preformatted_20_Text">
<text:span text:style-name="NormalTok">*Date: | Duration: | Scenes: *</text:span>
</text:p>
      <text:p text:style-name="Preformatted_20_Text">
</text:p>
      <text:p text:style-name="Preformatted_20_Text">
<text:span text:style-name="NormalTok">**Recap:** </text:span>
</text:p>
      <text:p text:style-name="Preformatted_20_Text">
</text:p>
      <text:p text:style-name="Preformatted_20_Text">
<text:span text:style-name="NormalTok">**Goals:** </text:span>
</text:p>
      <text:p text:style-name="Preformatted_20_Text">
</text:p>
      <text:p text:style-name="Preformatted_20_Text">
<text:span text:style-name="FunctionTok">### S1 *Scene description*</text:span>
</text:p>
      <text:p text:style-name="First_20_paragraph"><text:span text:style-name="T1">Analog:</text:span></text:p>
      <text:p text:style-name="P609">=== Session X ===</text:p>
      <text:p text:style-name="P610">[Date] <text:s text:c="7"/></text:p>
      <text:p text:style-name="P611">[Duration] <text:s text:c="3"/></text:p>
      <text:p text:style-name="P612">[Recap] <text:s text:c="6"/></text:p>
      <text:p text:style-name="P613">[Goals] <text:s text:c="6"/></text:p>
      <text:p text:style-name="P614"/>
      <text:p text:style-name="P615">S1 *Scene description*</text:p>
      <text:h text:style-name="Heading_20_3" text:outline-level="3"><text:bookmark-start text:name="quick-scene-template"/>8.4 Quick Scene Template<text:bookmark-end text:name="quick-scene-template"/></text:h>
      <text:p text:style-name="First_20_paragraph">This is your workhorse template—the basic structure you’ll use scene after scene. It’s intentionally minimal: just enough structure to keep you oriented without slowing you down.</text:p>
      <text:p text:style-name="Text_20_body">Use this as your default starting point for every scene, whether you’re playing digitally or analog.</text:p>
      <text:p text:style-name="Preformatted_20_Text">
<text:span text:style-name="NormalTok">S# *Location, time*</text:span>
</text:p>
      <text:p text:style-name="Preformatted_20_Text">
<text:span text:style-name="InformationTok">```</text:span>
</text:p>
      <text:p text:style-name="Preformatted_20_Text">
<text:span text:style-name="InformationTok">@ Your action</text:span>
</text:p>
      <text:p text:style-name="Preformatted_20_Text">
<text:span text:style-name="InformationTok">d: your roll -&gt; outcome</text:span>
</text:p>
      <text:p text:style-name="Preformatted_20_Text">
<text:span text:style-name="InformationTok">=&gt; What happens</text:span>
</text:p>
      <text:p text:style-name="Preformatted_20_Text">
</text:p>
      <text:p text:style-name="Preformatted_20_Text">
<text:span text:style-name="InformationTok">? Your question</text:span>
</text:p>
      <text:p text:style-name="Preformatted_20_Text">
<text:span text:style-name="InformationTok">-&gt; Oracle answer</text:span>
</text:p>
      <text:p text:style-name="Preformatted_20_Text">
<text:span text:style-name="InformationTok">=&gt; What it means</text:span>
</text:p>
      <text:p text:style-name="Preformatted_20_Text">
<text:span text:style-name="InformationTok">```</text:span>
</text:p>
      <text:h text:style-name="Heading_20_2" text:outline-level="2"><text:bookmark-start text:name="adapting-to-your-system"/>9. Adapting to Your System<text:bookmark-end text:name="adapting-to-your-system"/></text:h>
      <text:p text:style-name="First_20_paragraph">Here’s the beautiful part: this notation works with <text:span text:style-name="T2">any</text:span> solo RPG system. <text:span text:style-name="T2">Ironsworn</text:span>, <text:span text:style-name="T2">Mythic GME</text:span>, <text:span text:style-name="T2">Thousand Year Old Vampire</text:span>, your own homebrew—doesn’t matter. The core symbols stay the same; only the resolution details change.</text:p>
      <text:p text:style-name="Text_20_body">This section shows you how to adapt the <text:span text:style-name="Source_Text">d:</text:span> roll notation and <text:span text:style-name="Source_Text">-&gt;</text:span> oracle formats to match your specific game system. We’ll cover common systems (PbtA, FitD, Ironsworn, OSR) and oracles (Mythic, CRGE, MUNE), but the principles work for anything.</text:p>
      <text:p text:style-name="Text_20_body"><text:span text:style-name="T1">The key insight:</text:span> The notation separates <text:span text:style-name="T2">mechanics</text:span> from <text:span text:style-name="T2">fiction</text:span>. Your system determines how mechanics work; the notation just records them consistently.</text:p>
      <text:h text:style-name="Heading_20_3" text:outline-level="3"><text:bookmark-start text:name="system-specific-roll-notation"/>9.1 System-Specific Roll Notation<text:bookmark-end text:name="system-specific-roll-notation"/></text:h>
      <text:p text:style-name="First_20_paragraph">The <text:span text:style-name="Source_Text">d:</text:span> notation works with any system—you just need to adapt it to your specific dice mechanics. Here’s how the notation looks across popular solo RPG systems.</text:p>
      <text:p text:style-name="Text_20_body">These examples show the pattern: record what you rolled, compare it to what you needed, note the outcome. The details change by system, but the structure stays the same.</text:p>
      <text:h text:style-name="Heading_20_4" text:outline-level="4"><text:bookmark-start text:name="powered-by-the-apocalypse-pbta"/>9.1.1 Powered by the Apocalypse (PbtA)<text:bookmark-end text:name="powered-by-the-apocalypse-pbta"/></text:h>
      <text:p text:style-name="P616">d: 2d6=9 -&gt; Strong Hit (10+)</text:p>
      <text:p text:style-name="P617">d: 2d6=7 -&gt; Weak Hit (7-9)</text:p>
      <text:p text:style-name="P618">d: 2d6=4 -&gt; Miss (6-)</text:p>
      <text:h text:style-name="Heading_20_4" text:outline-level="4"><text:bookmark-start text:name="forged-in-the-dark-fitd"/>9.1.2 Forged in the Dark (FitD)<text:bookmark-end text:name="forged-in-the-dark-fitd"/></text:h>
      <text:p text:style-name="P619">d: 4d6=6,5,4,2 (take highest=6) -&gt; Critical Success</text:p>
      <text:p text:style-name="P620">d: 3d6=4,4,2 -&gt; Partial Success (4-5)</text:p>
      <text:p text:style-name="P621">d: 2d6=3,2 -&gt; Failure (1-3)</text:p>
      <text:h text:style-name="Heading_20_4" text:outline-level="4"><text:bookmark-start text:name="ironsworn"/>9.1.3 Ironsworn<text:bookmark-end text:name="ironsworn"/></text:h>
      <text:p text:style-name="P622">d: Action=4+Stat=2=6 vs Challenge=4,8 -&gt; Weak Hit</text:p>
      <text:p text:style-name="P623">d: Action=6+Stat=3=9 vs Challenge=2,7 -&gt; Strong Hit</text:p>
      <text:h text:style-name="Heading_20_4" text:outline-level="4"><text:bookmark-start text:name="fatefudge"/>9.1.4 Fate/Fudge<text:bookmark-end text:name="fatefudge"/></text:h>
      <text:p text:style-name="P624">d: 4dF=+2 (++0-) +Skill=3 = +5 -&gt; Success with Style</text:p>
      <text:p text:style-name="P625">d: 4dF=-1 (-0--) +Skill=2 = +1 -&gt; Tie</text:p>
      <text:h text:style-name="Heading_20_4" text:outline-level="4"><text:bookmark-start text:name="osrtraditional-dd"/>9.1.5 OSR/Traditional D&amp;D<text:bookmark-end text:name="osrtraditional-dd"/></text:h>
      <text:p text:style-name="P626">d: d20=15+Mod=2=17 vs AC 16 -&gt; Hit</text:p>
      <text:p text:style-name="P627">d: d20=8+Mod=-1=7 vs DC 10 -&gt; Fail</text:p>
      <text:h text:style-name="Heading_20_3" text:outline-level="3"><text:bookmark-start text:name="oracle-adaptations"/>9.2 Oracle Adaptations<text:bookmark-end text:name="oracle-adaptations"/></text:h>
      <text:p text:style-name="First_20_paragraph">Different oracle systems have different output formats. Some give yes/no answers, others generate complex results. Here’s how to record results from popular oracle systems.</text:p>
      <text:p text:style-name="Text_20_body">The key is consistency: always use <text:span text:style-name="Source_Text">-&gt;</text:span> for oracle results, then capture whatever information your oracle provides.</text:p>
      <text:h text:style-name="Heading_20_4" text:outline-level="4"><text:bookmark-start text:name="mythic-gme"/>9.2.1 Mythic GME<text:bookmark-end text:name="mythic-gme"/></text:h>
      <text:p text:style-name="P628">? Does the guard notice me? (Likelihood: Unlikely)</text:p>
      <text:p text:style-name="P629">-&gt; No, but... (CF=4)</text:p>
      <text:p text:style-name="P630">=&gt; He doesn't see me, but he's suspicious.</text:p>
      <text:h text:style-name="Heading_20_4" text:outline-level="4"><text:bookmark-start text:name="crge-conjectural-roleplaying-game-engine"/>9.2.2 CRGE (Conjectural Roleplaying Game Engine)<text:bookmark-end text:name="crge-conjectural-roleplaying-game-engine"/></text:h>
      <text:p text:style-name="P631">? What is the merchant's mood?</text:p>
      <text:p text:style-name="P632">-&gt; Surge: Actor + Focus =&gt; Angry + Betrayal</text:p>
      <text:p text:style-name="P633">=&gt; The merchant is furious about being cheated.</text:p>
      <text:h text:style-name="Heading_20_4" text:outline-level="4"><text:bookmark-start text:name="mune-madey-upy-number-engine"/>9.2.3 MUNE (Madey Upy Number Engine)<text:bookmark-end text:name="mune-madey-upy-number-engine"/></text:h>
      <text:p text:style-name="P634">? Is anyone home?</text:p>
      <text:p text:style-name="P635">-&gt; Likely + roll 2,4 =&gt; Yes</text:p>
      <text:p text:style-name="P636">=&gt; Lights are on, someone's definitely inside.</text:p>
      <text:h text:style-name="Heading_20_4" text:outline-level="4"><text:bookmark-start text:name="une-universal-npc-emulator"/>9.2.4 UNE (Universal NPC Emulator)<text:bookmark-end text:name="une-universal-npc-emulator"/></text:h>
      <text:p text:style-name="P637">gen: UNE Motivation -&gt; Power + Reputation</text:p>
      <text:p text:style-name="P638">=&gt; [N:Baron|ambitious|seeks recognition]</text:p>
      <text:h text:style-name="Heading_20_3" text:outline-level="3"><text:bookmark-start text:name="handling-edge-cases"/>9.3 Handling Edge Cases<text:bookmark-end text:name="handling-edge-cases"/></text:h>
      <text:p text:style-name="First_20_paragraph">Every system has quirks. Here’s how to handle common situations that don’t fit the basic notation patterns.</text:p>
      <text:h text:style-name="Heading_20_4" text:outline-level="4"><text:bookmark-start text:name="multiple-rolls-in-one-action"/>9.3.1 Multiple Rolls in One Action<text:bookmark-end text:name="multiple-rolls-in-one-action"/></text:h>
      <text:p text:style-name="First_20_paragraph">When you need to make multiple rolls for one action:</text:p>
      <text:p text:style-name="Text_20_body"><text:span text:style-name="T1">Advantage/Disadvantage:</text:span></text:p>
      <text:p text:style-name="P639">@ Attack with advantage</text:p>
      <text:p text:style-name="P640">d: 2d20=15,8 (take higher) vs TN 12 -&gt; 15≥12 Success</text:p>
      <text:p text:style-name="P641">=&gt; I strike true, blade finding a gap in the armor.</text:p>
      <text:p text:style-name="First_20_paragraph"><text:span text:style-name="T1">Multiple dice pools:</text:span></text:p>
      <text:p text:style-name="P642">@ Perform complex ritual</text:p>
      <text:p text:style-name="P643">d: INT d6=4, WILL d6=5, vs TN 4 each -&gt; Both succeed</text:p>
      <text:p text:style-name="P644">=&gt; The spell takes hold, energy crackling between my fingers.</text:p>
      <text:p text:style-name="First_20_paragraph"><text:span text:style-name="T1">Contested rolls:</text:span></text:p>
      <text:p text:style-name="P645">@ Arm wrestle the sailor</text:p>
      <text:p text:style-name="P646">d: STR d20=12 vs sailor d20=15 -&gt; 12≤15 Fail</text:p>
      <text:p text:style-name="P647">=&gt; His grip tightens. My arm slams to the table.</text:p>
      <text:h text:style-name="Heading_20_4" text:outline-level="4"><text:bookmark-start text:name="ambiguous-oracle-results"/>9.3.2 Ambiguous Oracle Results<text:bookmark-end text:name="ambiguous-oracle-results"/></text:h>
      <text:p text:style-name="First_20_paragraph">When the oracle gives unclear or contradictory results:</text:p>
      <text:p text:style-name="P648">? Is the merchant trustworthy?</text:p>
      <text:p text:style-name="P649">-&gt; Yes, but... (d6=4)</text:p>
      <text:p text:style-name="P650">(note: "but" contradicts "yes"—interpreting as: trustworthy but hiding something)</text:p>
      <text:p text:style-name="P651">=&gt; He seems honest, but keeps glancing at the door nervously.</text:p>
      <text:p text:style-name="First_20_paragraph">Or re-roll if truly stuck:</text:p>
      <text:p text:style-name="P652">? Can I trust him?</text:p>
      <text:p text:style-name="P653">-&gt; Unclear result (d6=3 on binary oracle)</text:p>
      <text:p text:style-name="P654">(note: re-rolling with different framing)</text:p>
      <text:p text:style-name="P655">? Is he trying to help me?</text:p>
      <text:p text:style-name="P656">-&gt; No, and... (d6=2)</text:p>
      <text:p text:style-name="P657">=&gt; He's actively working against me.</text:p>
      <text:h text:style-name="Heading_20_4" text:outline-level="4"><text:bookmark-start text:name="nested-consequences"/>9.3.3 Nested Consequences<text:bookmark-end text:name="nested-consequences"/></text:h>
      <text:p text:style-name="First_20_paragraph">Sometimes one consequence leads to another, creating a cascade:</text:p>
      <text:p text:style-name="P658">d: Lockpicking 5≥4 -&gt; Success</text:p>
      <text:p text:style-name="P659">=&gt; The door opens</text:p>
      <text:p text:style-name="P660">=&gt; But the hinges squeal loudly</text:p>
      <text:p text:style-name="P661">=&gt; Guards in the next room hear it [E:AlertClock 1/6]</text:p>
      <text:p text:style-name="P662">=&gt; One starts walking this way [N:Guard|investigating]</text:p>
      <text:p text:style-name="First_20_paragraph"><text:span text:style-name="T1">When to use:</text:span> Major successes or failures with multiple ripple effects. Don’t overuse—most actions have one clear consequence.</text:p>
      <text:h text:style-name="Heading_20_4" text:outline-level="4"><text:bookmark-start text:name="failed-oracle-questions"/>9.3.4 Failed Oracle Questions<text:bookmark-end text:name="failed-oracle-questions"/></text:h>
      <text:p text:style-name="First_20_paragraph">What if the oracle doesn’t help?</text:p>
      <text:p text:style-name="P663">? What's behind the door?</text:p>
      <text:p text:style-name="P664">-&gt; [Roll unclear/contradictory]</text:p>
      <text:p text:style-name="P665">(note: asking a more specific question)</text:p>
      <text:p text:style-name="P666">? Is there danger behind the door?</text:p>
      <text:p text:style-name="P667">-&gt; Yes, and...</text:p>
      <text:p text:style-name="P668">=&gt; Danger, and it's immediate!</text:p>
      <text:p text:style-name="First_20_paragraph"><text:span text:style-name="T1">Pro tip:</text:span> If an oracle result doesn’t spark fiction, it’s okay to re-frame the question or roll again. The oracle serves your story, not the other way around.</text:p>
      <text:h text:style-name="Heading_20_2" text:outline-level="2"><text:bookmark-start text:name="add-ons"/>10. Add-ons<text:bookmark-end text:name="add-ons"/></text:h>
      <text:p text:style-name="First_20_paragraph">The five core symbols — <text:span text:style-name="Source_Text">@</text:span>, <text:span text:style-name="Source_Text">?</text:span>, <text:span text:style-name="Source_Text">d:</text:span>, <text:span text:style-name="Source_Text">-&gt;</text:span>, <text:span text:style-name="Source_Text">=&gt;</text:span> — cover the vast majority of solo play. But some games go deeper in specific directions: tactical combat with initiative and damage tracking, dungeon crawling with room states and light management, resource systems where every torch matters. These needs are real, but they’re not universal.</text:p>
      <text:p text:style-name="Text_20_body">That’s what add-ons are for.</text:p>
      <text:h text:style-name="Heading_20_3" text:outline-level="3"><text:bookmark-start text:name="what-add-ons-are"/>10.1 What Add-ons Are<text:bookmark-end text:name="what-add-ons-are"/></text:h>
      <text:p text:style-name="First_20_paragraph">An add-on is a <text:span text:style-name="T1">standalone extension document</text:span> that deepens Lonelog notation for a specific type of play. Each add-on:</text:p>
      <text:list text:style-name="L34">
        <text:list-item>
          <text:p text:style-name="P669">Works with the five core symbols — it extends them, never replaces them</text:p>
        </text:list-item>
        <text:list-item>
          <text:p text:style-name="P669">Introduces conventions (tags, formats, structural blocks) suited to its domain</text:p>
        </text:list-item>
        <text:list-item>
          <text:p text:style-name="P669">Functions independently — you read just the add-on you need, not the whole ecosystem</text:p>
        </text:list-item>
        <text:list-item>
          <text:p text:style-name="P669">Integrates cleanly with other add-ons if you use more than one</text:p>
        </text:list-item>
      </text:list>
      <text:p text:style-name="First_20_paragraph">Add-ons live in separate files rather than in this document. That’s a deliberate choice: a dungeon crawler who never fights in initiative order shouldn’t have to scroll past four pages of combat rules. Lonelog’s core should stay lean. Add-ons let the system grow without bloating the manual you carry to the table.</text:p>
      <text:p text:style-name="Text_20_body">Think of the core as a language, and add-ons as domain vocabularies. A linguist and a sailor both speak English, but the sailor has words for things the linguist doesn’t need. The words don’t conflict — they extend.</text:p>
      <text:h text:style-name="Heading_20_3" text:outline-level="3"><text:bookmark-start text:name="why-separate-files"/>10.2 Why Separate Files<text:bookmark-end text:name="why-separate-files"/></text:h>
      <text:p text:style-name="First_20_paragraph">Three reasons:</text:p>
      <text:p text:style-name="Text_20_body"><text:span text:style-name="T1">Download only what you need.</text:span> On itch.io, in a Markdown vault, or printed and tucked into a notebook — you grab the add-ons that match your current campaign. Running Ironsworn? Grab the resource tracking add-on. Running a dungeon crawl? Add the dungeon add-on. Nothing you don’t use.</text:p>
      <text:p text:style-name="Text_20_body"><text:span text:style-name="T1">Update independently.</text:span> If the Combat Add-on refines its initiative notation, that update doesn’t touch the core spec. Core and add-ons can evolve at their own pace, stay in sync where they need to, and diverge where they legitimately differ.</text:p>
      <text:p text:style-name="Text_20_body"><text:span text:style-name="T1">Share and remix freely.</text:span> The community can write, publish, and share add-ons without modifying the core document. A player who develops a brilliant notation for hex crawling can release it as a Lonelog add-on. The shared core ensures it’s immediately readable to anyone who knows Lonelog.</text:p>
      <text:h text:style-name="Heading_20_3" text:outline-level="3"><text:bookmark-start text:name="how-to-use-add-ons"/>10.3 How to Use Add-ons<text:bookmark-end text:name="how-to-use-add-ons"/></text:h>
      <text:p text:style-name="First_20_paragraph"><text:span text:style-name="T1">Start with the core.</text:span> If you’re new to Lonelog, spend at least a session or two with just the five core symbols before layering anything on top. The core handles more than you might expect.</text:p>
      <text:p text:style-name="Text_20_body"><text:span text:style-name="T1">Add one at a time.</text:span> If you’re adding a dungeon crawl notation and a resource tracking system in the same campaign, introduce them one session apart. That gives you time to settle each one before combining them.</text:p>
      <text:p text:style-name="Text_20_body"><text:span text:style-name="T1">Mix and match freely.</text:span> Add-ons are designed to coexist. The Combat Add-on and the Dungeon Crawling Add-on, for example, are written to work in the same session log without symbol conflicts.</text:p>
      <text:p text:style-name="Text_20_body"><text:span text:style-name="T1">When in doubt, skip it.</text:span> If an add-on feels like overhead rather than help, don’t use it. The core notation is always sufficient. Add-ons serve your play; your play doesn’t serve add-ons.</text:p>
      <text:h text:style-name="Heading_20_3" text:outline-level="3"><text:bookmark-start text:name="available-add-ons"/>10.4 Available Add-ons<text:bookmark-end text:name="available-add-ons"/></text:h>
      <text:p text:style-name="First_20_paragraph">The following add-ons are part of the official Lonelog ecosystem:</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dd-on</text:p>
            </table:table-cell>
            <table:table-cell table:style-name="TableHeaderRowCell" office:value-type="string">
              <text:p text:style-name="Table_20_Heading">File</text:p>
            </table:table-cell>
            <table:table-cell table:style-name="TableHeaderRowCell" office:value-type="string">
              <text:p text:style-name="Table_20_Heading">Best For</text:p>
            </table:table-cell>
          </table:table-row>
        </table:table-header-rows>
        <table:table-row>
          <table:table-cell table:style-name="TableRowCell" office:value-type="string">
            <text:p text:style-name="Table_20_Contents">Combat Add-on</text:p>
          </table:table-cell>
          <table:table-cell table:style-name="TableRowCell" office:value-type="string">
            <text:p text:style-name="Table_20_Contents"><text:span text:style-name="Source_Text">addons/combat.md</text:span></text:p>
          </table:table-cell>
          <table:table-cell table:style-name="TableRowCell" office:value-type="string">
            <text:p text:style-name="Table_20_Contents">Tactical fights, initiative, HP tracking</text:p>
          </table:table-cell>
        </table:table-row>
        <table:table-row>
          <table:table-cell table:style-name="TableRowCell" office:value-type="string">
            <text:p text:style-name="Table_20_Contents">Dungeon Crawling Add-on</text:p>
          </table:table-cell>
          <table:table-cell table:style-name="TableRowCell" office:value-type="string">
            <text:p text:style-name="Table_20_Contents"><text:span text:style-name="Source_Text">addons/dungeon.md</text:span></text:p>
          </table:table-cell>
          <table:table-cell table:style-name="TableRowCell" office:value-type="string">
            <text:p text:style-name="Table_20_Contents">Room exploration, light, traps, mapping notes</text:p>
          </table:table-cell>
        </table:table-row>
        <table:table-row>
          <table:table-cell table:style-name="TableRowCell" office:value-type="string">
            <text:p text:style-name="Table_20_Contents">Resource Tracking Add-on</text:p>
          </table:table-cell>
          <table:table-cell table:style-name="TableRowCell" office:value-type="string">
            <text:p text:style-name="Table_20_Contents"><text:span text:style-name="Source_Text">addons/resources.md</text:span></text:p>
          </table:table-cell>
          <table:table-cell table:style-name="TableRowCell" office:value-type="string">
            <text:p text:style-name="Table_20_Contents">Inventory, usage dice, wealth, supply</text:p>
          </table:table-cell>
        </table:table-row>
      </table:table>
      <text:p text:style-name="First_20_paragraph">Community-created add-ons follow the same conventions. See the <text:span text:style-name="T1">Community Add-on Guidelines</text:span> for how to write one, and the Lonelog itch.io page for the community library.</text:p>
      <text:h text:style-name="Heading_20_3" text:outline-level="3"><text:bookmark-start text:name="a-note-for-add-on-authors"/>10.5 A Note for Add-on Authors<text:bookmark-end text:name="a-note-for-add-on-authors"/></text:h>
      <text:p text:style-name="First_20_paragraph">If you’re writing a Lonelog add-on — for your own use, to share with friends, or to publish — the <text:span text:style-name="T1">Community Add-on Guidelines</text:span> and <text:span text:style-name="T1">Add-on Template</text:span> are your starting point. They cover the design constraints that keep add-ons compatible with core, the required metadata format, and how to structure examples so they read naturally alongside core Lonelog logs.</text:p>
      <text:p text:style-name="Text_20_body">The guiding principle: <text:span text:style-name="T1">extend, don’t replace.</text:span> A Lonelog add-on that invents its own action symbol isn’t a Lonelog add-on — it’s a fork. The power of the ecosystem comes from shared conventions at the core, with creativity in the extensions.</text:p>
      <text:h text:style-name="Heading_20_2" text:outline-level="2"><text:bookmark-start text:name="appendices"/>Appendices<text:bookmark-end text:name="appendices"/></text:h>
      <text:h text:style-name="Heading_20_3" text:outline-level="3"><text:bookmark-start text:name="a.-solo-rpg-notation-legend"/>A. Solo RPG Notation Legend<text:bookmark-end text:name="a.-solo-rpg-notation-legend"/></text:h>
      <text:p text:style-name="First_20_paragraph">This is your quick reference—the cheat sheet to keep handy while you play. Forget what <text:span text:style-name="Source_Text">=&gt;</text:span> means? Need to remember how to format a clock? This section has you covered.</text:p>
      <text:p text:style-name="Text_20_body">Think of it as the notation’s “vocabulary list.” Everything here has been explained earlier in detail; this is just the condensed version for fast lookup.</text:p>
      <text:p text:style-name="Text_20_body">Bookmark this section. You’ll come back to it often in your first few sessions, then less and less as the notation becomes second nature.</text:p>
      <text:h text:style-name="Heading_20_4" text:outline-level="4"><text:bookmark-start text:name="a.1-core-symbols"/>A.1 Core Symbols<text:bookmark-end text:name="a.1-core-symbols"/></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Symbol</text:p>
            </table:table-cell>
            <table:table-cell table:style-name="TableHeaderRowCell" office:value-type="string">
              <text:p text:style-name="Table_20_Heading">Meaning</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Player action — primary/default PC</text:p>
          </table:table-cell>
          <table:table-cell table:style-name="TableRowCell" office:value-type="string">
            <text:p text:style-name="Table_20_Contents"><text:span text:style-name="Source_Text">@ Pick the lock</text:span></text:p>
          </table:table-cell>
        </table:table-row>
        <table:table-row>
          <table:table-cell table:style-name="TableRowCell" office:value-type="string">
            <text:p text:style-name="Table_20_Contents"><text:span text:style-name="Source_Text">@(Name)</text:span></text:p>
          </table:table-cell>
          <table:table-cell table:style-name="TableRowCell" office:value-type="string">
            <text:p text:style-name="Table_20_Contents">Action attributed to a named actor (other PC, companion, NPC)</text:p>
          </table:table-cell>
          <table:table-cell table:style-name="TableRowCell" office:value-type="string">
            <text:p text:style-name="Table_20_Contents"><text:span text:style-name="Source_Text">@(Jonah) Covers the door</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Oracle question (world/uncertainty)</text:p>
          </table:table-cell>
          <table:table-cell table:style-name="TableRowCell" office:value-type="string">
            <text:p text:style-name="Table_20_Contents"><text:span text:style-name="Source_Text">? Is anyone inside?</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Mechanics roll/result</text:p>
          </table:table-cell>
          <table:table-cell table:style-name="TableRowCell" office:value-type="string">
            <text:p text:style-name="Table_20_Contents"><text:span text:style-name="Source_Text">d: 2d6=8 vs TN 7 -&gt; Succes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Oracle/dice result</text:p>
          </table:table-cell>
          <table:table-cell table:style-name="TableRowCell" office:value-type="string">
            <text:p text:style-name="Table_20_Contents"><text:span text:style-name="Source_Text">-&gt; Yes, but...</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equence/outcome</text:p>
          </table:table-cell>
          <table:table-cell table:style-name="TableRowCell" office:value-type="string">
            <text:p text:style-name="Table_20_Contents"><text:span text:style-name="Source_Text">=&gt; The door opens quietly</text:span></text:p>
          </table:table-cell>
        </table:table-row>
      </table:table>
      <text:h text:style-name="Heading_20_4" text:outline-level="4"><text:bookmark-start text:name="a.2-comparison-operators"/>A.2 Comparison Operators<text:bookmark-end text:name="a.2-comparison-operators"/></text:h>
      <text:list text:style-name="L35">
        <text:list-item>
          <text:p text:style-name="P670"><text:span text:style-name="Source_Text">≥</text:span> or <text:span text:style-name="Source_Text">&gt;=</text:span> — Greater than or equal (meets/beats TN)</text:p>
        </text:list-item>
        <text:list-item>
          <text:p text:style-name="P670"><text:span text:style-name="Source_Text">≤</text:span> or <text:span text:style-name="Source_Text">&lt;=</text:span> — Less than or equal (fails to meet TN)</text:p>
        </text:list-item>
        <text:list-item>
          <text:p text:style-name="P670"><text:span text:style-name="Source_Text">vs</text:span> — Versus (explicit comparison)</text:p>
        </text:list-item>
        <text:list-item>
          <text:p text:style-name="P670"><text:span text:style-name="Source_Text">S</text:span> — Success flag</text:p>
        </text:list-item>
        <text:list-item>
          <text:p text:style-name="P670"><text:span text:style-name="Source_Text">F</text:span> — Fail flag</text:p>
        </text:list-item>
      </text:list>
      <text:h text:style-name="Heading_20_4" text:outline-level="4"><text:bookmark-start text:name="a.3-tracking-tags"/>A.3 Tracking Tags<text:bookmark-end text:name="a.3-tracking-tags"/></text:h>
      <text:list text:style-name="L36">
        <text:list-item>
          <text:p text:style-name="P671"><text:span text:style-name="Source_Text">[N:Name|tags]</text:span> — NPC (first mention)</text:p>
        </text:list-item>
        <text:list-item>
          <text:p text:style-name="P671"><text:span text:style-name="Source_Text">[#N:Name]</text:span> — NPC (reference to earlier mention)</text:p>
        </text:list-item>
        <text:list-item>
          <text:p text:style-name="P671"><text:span text:style-name="Source_Text">[L:Name|tags]</text:span> — Location</text:p>
        </text:list-item>
        <text:list-item>
          <text:p text:style-name="P671"><text:span text:style-name="Source_Text">[E:Name X/Y]</text:span> — Event/Clock</text:p>
        </text:list-item>
        <text:list-item>
          <text:p text:style-name="P671"><text:span text:style-name="Source_Text">[Thread:Name|state]</text:span> — Story thread</text:p>
        </text:list-item>
        <text:list-item>
          <text:p text:style-name="P671"><text:span text:style-name="Source_Text">[PC:Name|stats]</text:span> — Player character</text:p>
        </text:list-item>
        <text:list-item>
          <text:p text:style-name="P671"><text:span text:style-name="Source_Text">[PC:Name|category:tag,tag]</text:span> — Tag with category grouping (§4.1.7)</text:p>
        </text:list-item>
      </text:list>
      <text:h text:style-name="Heading_20_4" text:outline-level="4"><text:bookmark-start text:name="a.4-progress-tracking"/>A.4 Progress Tracking<text:bookmark-end text:name="a.4-progress-tracking"/></text:h>
      <text:list text:style-name="L37">
        <text:list-item>
          <text:p text:style-name="P672"><text:span text:style-name="Source_Text">[Clock:Name X/Y]</text:span> — Clock (fills up)</text:p>
        </text:list-item>
        <text:list-item>
          <text:p text:style-name="P672"><text:span text:style-name="Source_Text">[Track:Name X/Y]</text:span> — Progress track</text:p>
        </text:list-item>
        <text:list-item>
          <text:p text:style-name="P672"><text:span text:style-name="Source_Text">[Timer:Name X]</text:span> — Countdown timer</text:p>
        </text:list-item>
      </text:list>
      <text:h text:style-name="Heading_20_4" text:outline-level="4"><text:bookmark-start text:name="a.5-random-generation"/>A.5 Random Generation<text:bookmark-end text:name="a.5-random-generation"/></text:h>
      <text:list text:style-name="L38">
        <text:list-item>
          <text:p text:style-name="P673"><text:span text:style-name="Source_Text">tbl: roll -&gt; result</text:span> — Simple table lookup</text:p>
        </text:list-item>
        <text:list-item>
          <text:p text:style-name="P673"><text:span text:style-name="Source_Text">gen: system -&gt; result</text:span> — Complex generator</text:p>
        </text:list-item>
      </text:list>
      <text:h text:style-name="Heading_20_4" text:outline-level="4"><text:bookmark-start text:name="a.6-structure"/>A.6 Structure<text:bookmark-end text:name="a.6-structure"/></text:h>
      <text:list text:style-name="L39">
        <text:list-item>
          <text:p text:style-name="P674"><text:span text:style-name="Source_Text">S#</text:span> or <text:span text:style-name="Source_Text">S#a</text:span> — Scene number</text:p>
        </text:list-item>
        <text:list-item>
          <text:p text:style-name="P674"><text:span text:style-name="Source_Text">T#-S#</text:span> — Thread-specific scene</text:p>
        </text:list-item>
      </text:list>
      <text:h text:style-name="Heading_20_4" text:outline-level="4"><text:bookmark-start text:name="a.7-narrative-optional"/>A.7 Narrative (Optional)<text:bookmark-end text:name="a.7-narrative-optional"/></text:h>
      <text:list text:style-name="L40">
        <text:list-item>
          <text:p text:style-name="P675">Inline: <text:span text:style-name="Source_Text">=&gt; Prose here</text:span></text:p>
        </text:list-item>
        <text:list-item>
          <text:p text:style-name="P675">Dialogue: <text:span text:style-name="Source_Text">N (Name): "Speech"</text:span></text:p>
        </text:list-item>
        <text:list-item>
          <text:p text:style-name="P675">Block: <text:span text:style-name="Source_Text">--- text ---</text:span></text:p>
        </text:list-item>
      </text:list>
      <text:h text:style-name="Heading_20_4" text:outline-level="4"><text:bookmark-start text:name="a.8-meta"/>A.8 Meta<text:bookmark-end text:name="a.8-meta"/></text:h>
      <text:list text:style-name="L41">
        <text:list-item>
          <text:p text:style-name="P676"><text:span text:style-name="Source_Text">(note: ...)</text:span> — Reflection, reminder, house rule</text:p>
        </text:list-item>
      </text:list>
      <text:h text:style-name="Heading_20_4" text:outline-level="4"><text:bookmark-start text:name="a.9-complete-example-line"/>A.9 Complete Example Line<text:bookmark-end text:name="a.9-complete-example-line"/></text:h>
      <text:p text:style-name="P677">S3 @Pick lock d:15≥14 S =&gt; door opens quietly [N:Guard|alert]</text:p>
      <text:h text:style-name="Heading_20_4" text:outline-level="4"><text:bookmark-start text:name="a.10-tag-categories-multi-line-and-roll-context-v1.3"/>A.10 Tag Categories, Multi-line, and Roll Context (v1.3)<text:bookmark-end text:name="a.10-tag-categories-multi-line-and-roll-context-v1.3"/></text:h>
      <text:p text:style-name="First_20_paragraph"><text:span text:style-name="T1">Category syntax:</text:span></text:p>
      <text:p text:style-name="P678">[PC:Jonah|trait:friendly,curious|status:wounded|stat:HP 8]</text:p>
      <text:p text:style-name="First_20_paragraph"><text:span text:style-name="T1">Multi-line form:</text:span></text:p>
      <text:p text:style-name="P679">[PC:Jonah</text:p>
      <text:p text:style-name="P680"><text:s text:c="2"/>| trait: friendly, curious</text:p>
      <text:p text:style-name="P681"><text:s text:c="2"/>| status: wounded</text:p>
      <text:p text:style-name="P682"><text:s text:c="2"/>| stat: HP 8, Stress 2</text:p>
      <text:p text:style-name="P683">]</text:p>
      <text:p text:style-name="First_20_paragraph"><text:span text:style-name="T1">Roll context inside </text:span><text:span text:style-name="Source_Text">d:</text:span><text:span text:style-name="T1">:</text:span></text:p>
      <text:p text:style-name="P684">d: Investigate 2d6 [power: Be kind to others, Naive | against: reluctant-to-talk-1] = 8 -&gt; Mixed</text:p>
      <text:h text:style-name="Heading_20_2" text:outline-level="2"><text:bookmark-start text:name="b.-faq"/>B. FAQ<text:bookmark-end text:name="b.-faq"/></text:h>
      <text:p text:style-name="First_20_paragraph">Got questions? You’re not alone. These are the most common questions from people learning the notation, along with straight answers.</text:p>
      <text:p text:style-name="Text_20_body">If your question isn’t here, remember: the notation is flexible. If you’re wondering whether you can do something differently, the answer is probably “yes, if it works for you.”</text:p>
      <text:p text:style-name="Text_20_body"><text:span text:style-name="T1">Q: Do I need to use every element?</text:span><text:line-break/>A: No! Start with just <text:span text:style-name="Source_Text">@</text:span>, <text:span text:style-name="Source_Text">?</text:span>, <text:span text:style-name="Source_Text">d:</text:span>, <text:span text:style-name="Source_Text">-&gt;</text:span>, and <text:span text:style-name="Source_Text">=&gt;</text:span>. Add other elements only if they help you.</text:p>
      <text:p text:style-name="Text_20_body"><text:span text:style-name="T1">Q: Can I use this with traditional RPGs (with a GM)?</text:span><text:line-break/>A: The core notation works great for any RPG notes. The oracle elements (<text:span text:style-name="Source_Text">?</text:span>, <text:span text:style-name="Source_Text">-&gt;</text:span>) are specifically for solo play, but the action/resolution notation works everywhere.</text:p>
      <text:p text:style-name="Text_20_body"><text:span text:style-name="T1">Q: What if my system doesn’t use dice?</text:span><text:line-break/>A: Use <text:span text:style-name="Source_Text">d:</text:span> for any resolution mechanic: <text:span text:style-name="Source_Text">d: Draw from deck -&gt; Queen of Spades</text:span>, <text:span text:style-name="Source_Text">d: Spend token -&gt; Success</text:span></text:p>
      <text:p text:style-name="Text_20_body"><text:span text:style-name="T1">Q: Should I use digital or analog format?</text:span><text:line-break/>A: Whichever you prefer! They use the same notation. Digital has better search/organization; analog is immediate and tactile.</text:p>
      <text:p text:style-name="Text_20_body"><text:span text:style-name="T1">Q: How detailed should my notes be?</text:span><text:line-break/>A: As detailed as you want! The system works for pure shorthand (Example 6.1) or rich narrative (Example 6.4).</text:p>
      <text:p text:style-name="Text_20_body"><text:span text:style-name="T1">Q: Can I share my logs with others?</text:span><text:line-break/>A: Yes! That’s one reason for standardized notation. Others familiar with the system can read your logs easily.</text:p>
      <text:p text:style-name="Text_20_body"><text:span text:style-name="T1">Q: What about house rules or custom symbols?</text:span><text:line-break/>A: Document them in meta notes: <text:span text:style-name="Source_Text">(note: using + for advantage, - for disadvantage)</text:span>. The system is designed to be extended.</text:p>
      <text:p text:style-name="Text_20_body"><text:span text:style-name="T1">Q: Do scene numbers have to be sequential?</text:span><text:line-break/>A: No. Use <text:span text:style-name="Source_Text">S1</text:span>, <text:span text:style-name="Source_Text">S2</text:span>, <text:span text:style-name="Source_Text">S3</text:span> for simplicity, but branch (<text:span text:style-name="Source_Text">S3a</text:span>, <text:span text:style-name="Source_Text">S3b</text:span>) or use thread prefixes (<text:span text:style-name="Source_Text">T1-S1</text:span>) if helpful.</text:p>
      <text:p text:style-name="Text_20_body"><text:span text:style-name="T1">Q: Should I update tags every time something changes?</text:span><text:line-break/>A: Show significant changes explicitly: <text:span text:style-name="Source_Text">[N:Guard|alert]</text:span> → <text:span text:style-name="Source_Text">[N:Guard|unconscious]</text:span>. Minor changes can be implied through narrative.</text:p>
      <text:p text:style-name="Text_20_body"><text:span text:style-name="T1">Q: If I post a recorded session log publicly, does it need to be under the ShareAlike license?</text:span><text:line-break/>A: No. The CC BY-SA 4.0 license covers the Lonelog specification document, not content created using the notation. Your session logs are your own independent creative work — publish and license them however you choose. The ShareAlike clause would only apply if you were adapting or redistributing the spec itself, for example by forking Lonelog into a new notation system.</text:p>
      <text:p text:style-name="Text_20_body"><text:span text:style-name="T1">Q: I made my own random table. How do I include it in my log?</text:span><text:line-break/>A: Define it inline with <text:span text:style-name="Source_Text">tbl: Name (die)</text:span> followed by indented entries, or use <text:span text:style-name="Source_Text">tbl: Name [Option A, Option B, ...]</text:span> for unnumbered option sets. See §4.3.1 and §4.3.2. This makes your log self-contained — readers see the full table and the result without needing external references.</text:p>
      <text:h text:style-name="Heading_20_2" text:outline-level="2"><text:bookmark-start text:name="c.-symbol-design-philosophy"/>C. Symbol Design Philosophy<text:bookmark-end text:name="c.-symbol-design-philosophy"/></text:h>
      <text:p text:style-name="First_20_paragraph">Lonelog’s symbols were chosen for specific reasons:</text:p>
      <text:list text:style-name="L42">
        <text:list-item>
          <text:p text:style-name="P685"><text:span text:style-name="Source_Text">@</text:span><text:span text:style-name="T1"> (Action)</text:span>: Represents “at this point” or the actor taking action. Changed from <text:span text:style-name="Source_Text">&gt;</text:span> in v2.0 to avoid conflict with Markdown blockquotes.</text:p>
        </text:list-item>
        <text:list-item>
          <text:p text:style-name="P685"><text:span text:style-name="Source_Text">?</text:span><text:span text:style-name="T1"> (Question)</text:span>: Universal symbol for inquiry. Unchanged from v2.0.</text:p>
        </text:list-item>
        <text:list-item>
          <text:p text:style-name="P685"><text:span text:style-name="Source_Text">d:</text:span><text:span text:style-name="T1"> (Dice/Resolution)</text:span>: Clear abbreviation for dice rolls. Unchanged from v2.0.</text:p>
        </text:list-item>
        <text:list-item>
          <text:p text:style-name="P685"><text:span text:style-name="Source_Text">-&gt;</text:span><text:span text:style-name="T1"> (Resolution)</text:span>: Retained from v2.0. Now unified for ALL resolutions (dice and oracle). The arrow visually shows “this leads to outcome.”</text:p>
        </text:list-item>
        <text:list-item>
          <text:p text:style-name="P685"><text:span text:style-name="Source_Text">=&gt;</text:span><text:span text:style-name="T1"> (Consequence)</text:span>: Retained from v2.0. Double arrow shows cascading effects. Clarified usage: consequences only (v2.0 overloaded this for dice outcomes too).</text:p>
        </text:list-item>
      </text:list>
      <text:p text:style-name="First_20_paragraph"><text:span text:style-name="T1">Markdown Compatibility</text:span>: All symbols work cleanly in code blocks and don’t conflict with markdown formatting or mathematical operators. Always wrap notation in code blocks when using digital markdown to prevent conflicts with Markdown extensions.</text:p>
      <text:h text:style-name="Heading_20_2" text:outline-level="2"><text:bookmark-start text:name="credits-license"/>Credits &amp; License<text:bookmark-end text:name="credits-license"/></text:h>
      <text:p text:style-name="First_20_paragraph">© 2025-2026 Roberto Bisceglie</text:p>
      <text:p text:style-name="Text_20_body">This notation is inspired by the <text:a xlink:type="simple" xlink:href="https://alfredvalley.itch.io/the-valley-standard" office:name=""><text:span text:style-name="Definition">Valley Standard</text:span></text:a>.</text:p>
      <text:p text:style-name="Text_20_body"><text:span text:style-name="T1">Thanks to:</text:span></text:p>
      <text:list text:style-name="L43">
        <text:list-item>
          <text:p text:style-name="P686">matita for the <text:span text:style-name="Source_Text">+</text:span>/<text:span text:style-name="Source_Text">-</text:span> method to track changes in tags</text:p>
        </text:list-item>
        <text:list-item>
          <text:p text:style-name="P686">flyincaveman for the suggestion on the use of the <text:span text:style-name="Source_Text">@</text:span> symbol for character actions (in the tradition of the early ASCII rpgs)</text:p>
        </text:list-item>
        <text:list-item>
          <text:p text:style-name="P686">r/solorpgplay and r/Solo_Roleplaying for the positive reception of this notation and the useful feedbacks.</text:p>
        </text:list-item>
        <text:list-item>
          <text:p text:style-name="P686">Enrico Fasoli for playtesting and feedback</text:p>
        </text:list-item>
      </text:list>
      <text:p text:style-name="First_20_paragraph"><text:span text:style-name="T1">Version History:</text:span></text:p>
      <text:list text:style-name="L44">
        <text:list-item>
          <text:p text:style-name="P687">v 1.5.0: Updated §3.2.2 — <text:span text:style-name="Source_Text">d:</text:span> is now the preferred notation for oracle dice rolls, consistent with mechanics resolution. <text:span text:style-name="Source_Text">-&gt;</text:span> alone demoted to shorthand. Clarified when to use <text:span text:style-name="Source_Text">d:</text:span>, <text:span text:style-name="Source_Text">tbl:</text:span>, and <text:span text:style-name="Source_Text">gen:</text:span> for oracle resolution.</text:p>
        </text:list-item>
        <text:list-item>
          <text:p text:style-name="P687">v 1.4.1: Added §2.3 Indentation — clarified that indentation is optional, carries no structural meaning, and is encouraged as a readability aid.</text:p>
        </text:list-item>
        <text:list-item>
          <text:p text:style-name="P687">v 1.4.0: Added §3.1.1 Multiple Actors — <text:span text:style-name="Source_Text">@(Name)</text:span> convention for multi-PC and companion play, promoted from the Combat Add-on.</text:p>
        </text:list-item>
        <text:list-item>
          <text:p text:style-name="P687">v 1.3.0: Added tag category syntax (§4.1.7), multi-line tag form (§4.1.8), and roll context blocks inside <text:span text:style-name="Source_Text">d:</text:span> (§3.2.1).</text:p>
        </text:list-item>
        <text:list-item>
          <text:p text:style-name="P687">v 1.2.0: Added Section 10: Add-ons.</text:p>
        </text:list-item>
        <text:list-item>
          <text:p text:style-name="P687">v 1.1.0: Clarified the use of the license. Added specifications for inline definitions, filtered option sets and multi-line result blocks in section 4.3.</text:p>
        </text:list-item>
        <text:list-item>
          <text:p text:style-name="P687">v 1.0.0: Evolved from Solo TTRPG Notation v2.0 by Roberto Bisceglie</text:p>
        </text:list-item>
      </text:list>
      <text:p text:style-name="First_20_paragraph">This work is licensed under the <text:span text:style-name="T1">Creative Commons Attribution-ShareAlike 4.0 International License</text:span>.</text:p>
      <text:p text:style-name="Text_20_body"><text:span text:style-name="T1">You are free to:</text:span></text:p>
      <text:list text:style-name="L45">
        <text:list-item>
          <text:p text:style-name="P688">Share — copy and redistribute the material</text:p>
        </text:list-item>
        <text:list-item>
          <text:p text:style-name="P688">Adapt — remix, transform, and build upon the material</text:p>
        </text:list-item>
      </text:list>
      <text:p text:style-name="First_20_paragraph"><text:span text:style-name="T1">Under these terms:</text:span></text:p>
      <text:list text:style-name="L46">
        <text:list-item>
          <text:p text:style-name="P689">Attribution — Give appropriate credit</text:p>
        </text:list-item>
        <text:list-item>
          <text:p text:style-name="P689">ShareAlike — Distribute adaptations under the same license</text:p>
        </text:list-item>
      </text:list>
      <text:p text:style-name="First_20_paragraph"><text:span text:style-name="T2">Happy adventuring, solo players!</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dc:language>en</dc:language>
    <meta:initial-creator>Roberto Bisceglie</meta:initial-creator>
    <dc:creator>Roberto Bisceglie</dc:creator>
    <meta:creation-date>2026-05-13T08:26:23Z</meta:creation-date>
    <dc:date>2026-05-13T08:26:23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assets/by-sa.png</meta:user-defined>
    <meta:user-defined meta:name="logo-image" meta:value-type="string">assets/logo.png</meta:user-defined>
    <meta:user-defined meta:name="subtitle" meta:value-type="string">A Standard Notation for Solo RPG Session Logging</meta:user-defined>
    <meta:user-defined meta:name="toc-title" meta:value-type="string">Table of contents</meta:user-defined>
    <meta:user-defined meta:name="version" meta:value-type="string">1.5.0</meta:user-defined>
  </office:meta>
</office:document-meta>
</file>